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ffdaa2"/>
    </style:style>
    <style:style style:name="ce3" style:family="table-cell" style:parent-style-name="Default">
      <style:table-cell-properties fo:background-color="#fdc57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 63&gt;90;ROW([.A1])+COLUMN([.A1])+ 63-26;ROW([.A1])+COLUMN([.A1])+ 63))" office:value-type="string" office:string-value="A" calcext:value-type="string">
            <text:p>A</text:p>
          </table:table-cell>
          <table:table-cell table:formula="of:=CHAR(IF(ROW([.B1])+COLUMN([.B1])+ 63&gt;90;ROW([.B1])+COLUMN([.B1])+ 63-26;ROW([.B1])+COLUMN([.B1])+ 63))" office:value-type="string" office:string-value="B" calcext:value-type="string">
            <text:p>B</text:p>
          </table:table-cell>
          <table:table-cell table:formula="of:=CHAR(IF(ROW([.C1])+COLUMN([.C1])+ 63&gt;90;ROW([.C1])+COLUMN([.C1])+ 63-26;ROW([.C1])+COLUMN([.C1])+ 63))" office:value-type="string" office:string-value="C" calcext:value-type="string">
            <text:p>C</text:p>
          </table:table-cell>
          <table:table-cell table:formula="of:=CHAR(IF(ROW([.D1])+COLUMN([.D1])+ 63&gt;90;ROW([.D1])+COLUMN([.D1])+ 63-26;ROW([.D1])+COLUMN([.D1])+ 63))" office:value-type="string" office:string-value="D" calcext:value-type="string">
            <text:p>D</text:p>
          </table:table-cell>
          <table:table-cell table:formula="of:=CHAR(IF(ROW([.E1])+COLUMN([.E1])+ 63&gt;90;ROW([.E1])+COLUMN([.E1])+ 63-26;ROW([.E1])+COLUMN([.E1])+ 63))" office:value-type="string" office:string-value="E" calcext:value-type="string">
            <text:p>E</text:p>
          </table:table-cell>
          <table:table-cell table:formula="of:=CHAR(IF(ROW([.F1])+COLUMN([.F1])+ 63&gt;90;ROW([.F1])+COLUMN([.F1])+ 63-26;ROW([.F1])+COLUMN([.F1])+ 63))" office:value-type="string" office:string-value="F" calcext:value-type="string">
            <text:p>F</text:p>
          </table:table-cell>
          <table:table-cell table:formula="of:=CHAR(IF(ROW([.G1])+COLUMN([.G1])+ 63&gt;90;ROW([.G1])+COLUMN([.G1])+ 63-26;ROW([.G1])+COLUMN([.G1])+ 63))" office:value-type="string" office:string-value="G" calcext:value-type="string">
            <text:p>G</text:p>
          </table:table-cell>
          <table:table-cell table:formula="of:=CHAR(IF(ROW([.H1])+COLUMN([.H1])+ 63&gt;90;ROW([.H1])+COLUMN([.H1])+ 63-26;ROW([.H1])+COLUMN([.H1])+ 63))" office:value-type="string" office:string-value="H" calcext:value-type="string">
            <text:p>H</text:p>
          </table:table-cell>
          <table:table-cell table:formula="of:=CHAR(IF(ROW([.I1])+COLUMN([.I1])+ 63&gt;90;ROW([.I1])+COLUMN([.I1])+ 63-26;ROW([.I1])+COLUMN([.I1])+ 63))" office:value-type="string" office:string-value="I" calcext:value-type="string">
            <text:p>I</text:p>
          </table:table-cell>
          <table:table-cell table:formula="of:=CHAR(IF(ROW([.J1])+COLUMN([.J1])+ 63&gt;90;ROW([.J1])+COLUMN([.J1])+ 63-26;ROW([.J1])+COLUMN([.J1])+ 63))" office:value-type="string" office:string-value="J" calcext:value-type="string">
            <text:p>J</text:p>
          </table:table-cell>
          <table:table-cell table:formula="of:=CHAR(IF(ROW([.K1])+COLUMN([.K1])+ 63&gt;90;ROW([.K1])+COLUMN([.K1])+ 63-26;ROW([.K1])+COLUMN([.K1])+ 63))" office:value-type="string" office:string-value="K" calcext:value-type="string">
            <text:p>K</text:p>
          </table:table-cell>
          <table:table-cell table:formula="of:=CHAR(IF(ROW([.L1])+COLUMN([.L1])+ 63&gt;90;ROW([.L1])+COLUMN([.L1])+ 63-26;ROW([.L1])+COLUMN([.L1])+ 63))" office:value-type="string" office:string-value="L" calcext:value-type="string">
            <text:p>L</text:p>
          </table:table-cell>
          <table:table-cell table:formula="of:=CHAR(IF(ROW([.M1])+COLUMN([.M1])+ 63&gt;90;ROW([.M1])+COLUMN([.M1])+ 63-26;ROW([.M1])+COLUMN([.M1])+ 63))" office:value-type="string" office:string-value="M" calcext:value-type="string">
            <text:p>M</text:p>
          </table:table-cell>
          <table:table-cell table:formula="of:=CHAR(IF(ROW([.N1])+COLUMN([.N1])+ 63&gt;90;ROW([.N1])+COLUMN([.N1])+ 63-26;ROW([.N1])+COLUMN([.N1])+ 63))" office:value-type="string" office:string-value="N" calcext:value-type="string">
            <text:p>N</text:p>
          </table:table-cell>
          <table:table-cell table:formula="of:=CHAR(IF(ROW([.O1])+COLUMN([.O1])+ 63&gt;90;ROW([.O1])+COLUMN([.O1])+ 63-26;ROW([.O1])+COLUMN([.O1])+ 63))" office:value-type="string" office:string-value="O" calcext:value-type="string">
            <text:p>O</text:p>
          </table:table-cell>
          <table:table-cell table:formula="of:=CHAR(IF(ROW([.P1])+COLUMN([.P1])+ 63&gt;90;ROW([.P1])+COLUMN([.P1])+ 63-26;ROW([.P1])+COLUMN([.P1])+ 63))" office:value-type="string" office:string-value="P" calcext:value-type="string">
            <text:p>P</text:p>
          </table:table-cell>
          <table:table-cell table:formula="of:=CHAR(IF(ROW([.Q1])+COLUMN([.Q1])+ 63&gt;90;ROW([.Q1])+COLUMN([.Q1])+ 63-26;ROW([.Q1])+COLUMN([.Q1])+ 63))" office:value-type="string" office:string-value="Q" calcext:value-type="string">
            <text:p>Q</text:p>
          </table:table-cell>
          <table:table-cell table:formula="of:=CHAR(IF(ROW([.R1])+COLUMN([.R1])+ 63&gt;90;ROW([.R1])+COLUMN([.R1])+ 63-26;ROW([.R1])+COLUMN([.R1])+ 63))" office:value-type="string" office:string-value="R" calcext:value-type="string">
            <text:p>R</text:p>
          </table:table-cell>
          <table:table-cell table:formula="of:=CHAR(IF(ROW([.S1])+COLUMN([.S1])+ 63&gt;90;ROW([.S1])+COLUMN([.S1])+ 63-26;ROW([.S1])+COLUMN([.S1])+ 63))" office:value-type="string" office:string-value="S" calcext:value-type="string">
            <text:p>S</text:p>
          </table:table-cell>
          <table:table-cell table:formula="of:=CHAR(IF(ROW([.T1])+COLUMN([.T1])+ 63&gt;90;ROW([.T1])+COLUMN([.T1])+ 63-26;ROW([.T1])+COLUMN([.T1])+ 63))" office:value-type="string" office:string-value="T" calcext:value-type="string">
            <text:p>T</text:p>
          </table:table-cell>
          <table:table-cell table:formula="of:=CHAR(IF(ROW([.U1])+COLUMN([.U1])+ 63&gt;90;ROW([.U1])+COLUMN([.U1])+ 63-26;ROW([.U1])+COLUMN([.U1])+ 63))" office:value-type="string" office:string-value="U" calcext:value-type="string">
            <text:p>U</text:p>
          </table:table-cell>
          <table:table-cell table:formula="of:=CHAR(IF(ROW([.V1])+COLUMN([.V1])+ 63&gt;90;ROW([.V1])+COLUMN([.V1])+ 63-26;ROW([.V1])+COLUMN([.V1])+ 63))" office:value-type="string" office:string-value="V" calcext:value-type="string">
            <text:p>V</text:p>
          </table:table-cell>
          <table:table-cell table:formula="of:=CHAR(IF(ROW([.W1])+COLUMN([.W1])+ 63&gt;90;ROW([.W1])+COLUMN([.W1])+ 63-26;ROW([.W1])+COLUMN([.W1])+ 63))" office:value-type="string" office:string-value="W" calcext:value-type="string">
            <text:p>W</text:p>
          </table:table-cell>
          <table:table-cell table:formula="of:=CHAR(IF(ROW([.X1])+COLUMN([.X1])+ 63&gt;90;ROW([.X1])+COLUMN([.X1])+ 63-26;ROW([.X1])+COLUMN([.X1])+ 63))" office:value-type="string" office:string-value="X" calcext:value-type="string">
            <text:p>X</text:p>
          </table:table-cell>
          <table:table-cell table:formula="of:=CHAR(IF(ROW([.Y1])+COLUMN([.Y1])+ 63&gt;90;ROW([.Y1])+COLUMN([.Y1])+ 63-26;ROW([.Y1])+COLUMN([.Y1])+ 63))" office:value-type="string" office:string-value="Y" calcext:value-type="string">
            <text:p>Y</text:p>
          </table:table-cell>
          <table:table-cell table:formula="of:=CHAR(IF(ROW([.Z1])+COLUMN([.Z1])+ 63&gt;90;ROW([.Z1])+COLUMN([.Z1])+ 63-26;ROW([.Z1])+COLUMN([.Z1])+ 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table:number-columns-repeated="8"/>
          <table:table-cell table:number-columns-repeated="6"/>
        </table:table-row>
        <table:table-row table:style-name="ro1">
          <table:table-cell table:formula="of:=CHAR(IF(ROW([.A2])+COLUMN([.A2])+ 63&gt;90;ROW([.A2])+COLUMN([.A2])+ 63-26;ROW([.A2])+COLUMN([.A2])+ 63))" office:value-type="string" office:string-value="B" calcext:value-type="string">
            <text:p>B</text:p>
          </table:table-cell>
          <table:table-cell table:formula="of:=CHAR(IF(ROW([.B2])+COLUMN([.B2])+ 63&gt;90;ROW([.B2])+COLUMN([.B2])+ 63-26;ROW([.B2])+COLUMN([.B2])+ 63))" office:value-type="string" office:string-value="C" calcext:value-type="string">
            <text:p>C</text:p>
          </table:table-cell>
          <table:table-cell table:formula="of:=CHAR(IF(ROW([.C2])+COLUMN([.C2])+ 63&gt;90;ROW([.C2])+COLUMN([.C2])+ 63-26;ROW([.C2])+COLUMN([.C2])+ 63))" office:value-type="string" office:string-value="D" calcext:value-type="string">
            <text:p>D</text:p>
          </table:table-cell>
          <table:table-cell table:formula="of:=CHAR(IF(ROW([.D2])+COLUMN([.D2])+ 63&gt;90;ROW([.D2])+COLUMN([.D2])+ 63-26;ROW([.D2])+COLUMN([.D2])+ 63))" office:value-type="string" office:string-value="E" calcext:value-type="string">
            <text:p>E</text:p>
          </table:table-cell>
          <table:table-cell table:formula="of:=CHAR(IF(ROW([.E2])+COLUMN([.E2])+ 63&gt;90;ROW([.E2])+COLUMN([.E2])+ 63-26;ROW([.E2])+COLUMN([.E2])+ 63))" office:value-type="string" office:string-value="F" calcext:value-type="string">
            <text:p>F</text:p>
          </table:table-cell>
          <table:table-cell table:formula="of:=CHAR(IF(ROW([.F2])+COLUMN([.F2])+ 63&gt;90;ROW([.F2])+COLUMN([.F2])+ 63-26;ROW([.F2])+COLUMN([.F2])+ 63))" office:value-type="string" office:string-value="G" calcext:value-type="string">
            <text:p>G</text:p>
          </table:table-cell>
          <table:table-cell table:formula="of:=CHAR(IF(ROW([.G2])+COLUMN([.G2])+ 63&gt;90;ROW([.G2])+COLUMN([.G2])+ 63-26;ROW([.G2])+COLUMN([.G2])+ 63))" office:value-type="string" office:string-value="H" calcext:value-type="string">
            <text:p>H</text:p>
          </table:table-cell>
          <table:table-cell table:formula="of:=CHAR(IF(ROW([.H2])+COLUMN([.H2])+ 63&gt;90;ROW([.H2])+COLUMN([.H2])+ 63-26;ROW([.H2])+COLUMN([.H2])+ 63))" office:value-type="string" office:string-value="I" calcext:value-type="string">
            <text:p>I</text:p>
          </table:table-cell>
          <table:table-cell table:formula="of:=CHAR(IF(ROW([.I2])+COLUMN([.I2])+ 63&gt;90;ROW([.I2])+COLUMN([.I2])+ 63-26;ROW([.I2])+COLUMN([.I2])+ 63))" office:value-type="string" office:string-value="J" calcext:value-type="string">
            <text:p>J</text:p>
          </table:table-cell>
          <table:table-cell table:formula="of:=CHAR(IF(ROW([.J2])+COLUMN([.J2])+ 63&gt;90;ROW([.J2])+COLUMN([.J2])+ 63-26;ROW([.J2])+COLUMN([.J2])+ 63))" office:value-type="string" office:string-value="K" calcext:value-type="string">
            <text:p>K</text:p>
          </table:table-cell>
          <table:table-cell table:formula="of:=CHAR(IF(ROW([.K2])+COLUMN([.K2])+ 63&gt;90;ROW([.K2])+COLUMN([.K2])+ 63-26;ROW([.K2])+COLUMN([.K2])+ 63))" office:value-type="string" office:string-value="L" calcext:value-type="string">
            <text:p>L</text:p>
          </table:table-cell>
          <table:table-cell table:formula="of:=CHAR(IF(ROW([.L2])+COLUMN([.L2])+ 63&gt;90;ROW([.L2])+COLUMN([.L2])+ 63-26;ROW([.L2])+COLUMN([.L2])+ 63))" office:value-type="string" office:string-value="M" calcext:value-type="string">
            <text:p>M</text:p>
          </table:table-cell>
          <table:table-cell table:formula="of:=CHAR(IF(ROW([.M2])+COLUMN([.M2])+ 63&gt;90;ROW([.M2])+COLUMN([.M2])+ 63-26;ROW([.M2])+COLUMN([.M2])+ 63))" office:value-type="string" office:string-value="N" calcext:value-type="string">
            <text:p>N</text:p>
          </table:table-cell>
          <table:table-cell table:formula="of:=CHAR(IF(ROW([.N2])+COLUMN([.N2])+ 63&gt;90;ROW([.N2])+COLUMN([.N2])+ 63-26;ROW([.N2])+COLUMN([.N2])+ 63))" office:value-type="string" office:string-value="O" calcext:value-type="string">
            <text:p>O</text:p>
          </table:table-cell>
          <table:table-cell table:formula="of:=CHAR(IF(ROW([.O2])+COLUMN([.O2])+ 63&gt;90;ROW([.O2])+COLUMN([.O2])+ 63-26;ROW([.O2])+COLUMN([.O2])+ 63))" office:value-type="string" office:string-value="P" calcext:value-type="string">
            <text:p>P</text:p>
          </table:table-cell>
          <table:table-cell table:formula="of:=CHAR(IF(ROW([.P2])+COLUMN([.P2])+ 63&gt;90;ROW([.P2])+COLUMN([.P2])+ 63-26;ROW([.P2])+COLUMN([.P2])+ 63))" office:value-type="string" office:string-value="Q" calcext:value-type="string">
            <text:p>Q</text:p>
          </table:table-cell>
          <table:table-cell table:formula="of:=CHAR(IF(ROW([.Q2])+COLUMN([.Q2])+ 63&gt;90;ROW([.Q2])+COLUMN([.Q2])+ 63-26;ROW([.Q2])+COLUMN([.Q2])+ 63))" office:value-type="string" office:string-value="R" calcext:value-type="string">
            <text:p>R</text:p>
          </table:table-cell>
          <table:table-cell table:formula="of:=CHAR(IF(ROW([.R2])+COLUMN([.R2])+ 63&gt;90;ROW([.R2])+COLUMN([.R2])+ 63-26;ROW([.R2])+COLUMN([.R2])+ 63))" office:value-type="string" office:string-value="S" calcext:value-type="string">
            <text:p>S</text:p>
          </table:table-cell>
          <table:table-cell table:formula="of:=CHAR(IF(ROW([.S2])+COLUMN([.S2])+ 63&gt;90;ROW([.S2])+COLUMN([.S2])+ 63-26;ROW([.S2])+COLUMN([.S2])+ 63))" office:value-type="string" office:string-value="T" calcext:value-type="string">
            <text:p>T</text:p>
          </table:table-cell>
          <table:table-cell table:formula="of:=CHAR(IF(ROW([.T2])+COLUMN([.T2])+ 63&gt;90;ROW([.T2])+COLUMN([.T2])+ 63-26;ROW([.T2])+COLUMN([.T2])+ 63))" office:value-type="string" office:string-value="U" calcext:value-type="string">
            <text:p>U</text:p>
          </table:table-cell>
          <table:table-cell table:formula="of:=CHAR(IF(ROW([.U2])+COLUMN([.U2])+ 63&gt;90;ROW([.U2])+COLUMN([.U2])+ 63-26;ROW([.U2])+COLUMN([.U2])+ 63))" office:value-type="string" office:string-value="V" calcext:value-type="string">
            <text:p>V</text:p>
          </table:table-cell>
          <table:table-cell table:formula="of:=CHAR(IF(ROW([.V2])+COLUMN([.V2])+ 63&gt;90;ROW([.V2])+COLUMN([.V2])+ 63-26;ROW([.V2])+COLUMN([.V2])+ 63))" office:value-type="string" office:string-value="W" calcext:value-type="string">
            <text:p>W</text:p>
          </table:table-cell>
          <table:table-cell table:formula="of:=CHAR(IF(ROW([.W2])+COLUMN([.W2])+ 63&gt;90;ROW([.W2])+COLUMN([.W2])+ 63-26;ROW([.W2])+COLUMN([.W2])+ 63))" office:value-type="string" office:string-value="X" calcext:value-type="string">
            <text:p>X</text:p>
          </table:table-cell>
          <table:table-cell table:formula="of:=CHAR(IF(ROW([.X2])+COLUMN([.X2])+ 63&gt;90;ROW([.X2])+COLUMN([.X2])+ 63-26;ROW([.X2])+COLUMN([.X2])+ 63))" office:value-type="string" office:string-value="Y" calcext:value-type="string">
            <text:p>Y</text:p>
          </table:table-cell>
          <table:table-cell table:formula="of:=CHAR(IF(ROW([.Y2])+COLUMN([.Y2])+ 63&gt;90;ROW([.Y2])+COLUMN([.Y2])+ 63-26;ROW([.Y2])+COLUMN([.Y2])+ 63))" office:value-type="string" office:string-value="Z" calcext:value-type="string">
            <text:p>Z</text:p>
          </table:table-cell>
          <table:table-cell table:formula="of:=CHAR(IF(ROW([.Z2])+COLUMN([.Z2])+ 63&gt;90;ROW([.Z2])+COLUMN([.Z2])+ 63-26;ROW([.Z2])+COLUMN([.Z2])+ 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8"/>
          <table:table-cell table:number-columns-repeated="6"/>
        </table:table-row>
        <table:table-row table:style-name="ro1">
          <table:table-cell table:formula="of:=CHAR(IF(ROW([.A3])+COLUMN([.A3])+ 63&gt;90;ROW([.A3])+COLUMN([.A3])+ 63-26;ROW([.A3])+COLUMN([.A3])+ 63))" office:value-type="string" office:string-value="C" calcext:value-type="string">
            <text:p>C</text:p>
          </table:table-cell>
          <table:table-cell table:formula="of:=CHAR(IF(ROW([.B3])+COLUMN([.B3])+ 63&gt;90;ROW([.B3])+COLUMN([.B3])+ 63-26;ROW([.B3])+COLUMN([.B3])+ 63))" office:value-type="string" office:string-value="D" calcext:value-type="string">
            <text:p>D</text:p>
          </table:table-cell>
          <table:table-cell table:formula="of:=CHAR(IF(ROW([.C3])+COLUMN([.C3])+ 63&gt;90;ROW([.C3])+COLUMN([.C3])+ 63-26;ROW([.C3])+COLUMN([.C3])+ 63))" office:value-type="string" office:string-value="E" calcext:value-type="string">
            <text:p>E</text:p>
          </table:table-cell>
          <table:table-cell table:formula="of:=CHAR(IF(ROW([.D3])+COLUMN([.D3])+ 63&gt;90;ROW([.D3])+COLUMN([.D3])+ 63-26;ROW([.D3])+COLUMN([.D3])+ 63))" office:value-type="string" office:string-value="F" calcext:value-type="string">
            <text:p>F</text:p>
          </table:table-cell>
          <table:table-cell table:formula="of:=CHAR(IF(ROW([.E3])+COLUMN([.E3])+ 63&gt;90;ROW([.E3])+COLUMN([.E3])+ 63-26;ROW([.E3])+COLUMN([.E3])+ 63))" office:value-type="string" office:string-value="G" calcext:value-type="string">
            <text:p>G</text:p>
          </table:table-cell>
          <table:table-cell table:formula="of:=CHAR(IF(ROW([.F3])+COLUMN([.F3])+ 63&gt;90;ROW([.F3])+COLUMN([.F3])+ 63-26;ROW([.F3])+COLUMN([.F3])+ 63))" office:value-type="string" office:string-value="H" calcext:value-type="string">
            <text:p>H</text:p>
          </table:table-cell>
          <table:table-cell table:formula="of:=CHAR(IF(ROW([.G3])+COLUMN([.G3])+ 63&gt;90;ROW([.G3])+COLUMN([.G3])+ 63-26;ROW([.G3])+COLUMN([.G3])+ 63))" office:value-type="string" office:string-value="I" calcext:value-type="string">
            <text:p>I</text:p>
          </table:table-cell>
          <table:table-cell table:formula="of:=CHAR(IF(ROW([.H3])+COLUMN([.H3])+ 63&gt;90;ROW([.H3])+COLUMN([.H3])+ 63-26;ROW([.H3])+COLUMN([.H3])+ 63))" office:value-type="string" office:string-value="J" calcext:value-type="string">
            <text:p>J</text:p>
          </table:table-cell>
          <table:table-cell table:formula="of:=CHAR(IF(ROW([.I3])+COLUMN([.I3])+ 63&gt;90;ROW([.I3])+COLUMN([.I3])+ 63-26;ROW([.I3])+COLUMN([.I3])+ 63))" office:value-type="string" office:string-value="K" calcext:value-type="string">
            <text:p>K</text:p>
          </table:table-cell>
          <table:table-cell table:formula="of:=CHAR(IF(ROW([.J3])+COLUMN([.J3])+ 63&gt;90;ROW([.J3])+COLUMN([.J3])+ 63-26;ROW([.J3])+COLUMN([.J3])+ 63))" office:value-type="string" office:string-value="L" calcext:value-type="string">
            <text:p>L</text:p>
          </table:table-cell>
          <table:table-cell table:formula="of:=CHAR(IF(ROW([.K3])+COLUMN([.K3])+ 63&gt;90;ROW([.K3])+COLUMN([.K3])+ 63-26;ROW([.K3])+COLUMN([.K3])+ 63))" office:value-type="string" office:string-value="M" calcext:value-type="string">
            <text:p>M</text:p>
          </table:table-cell>
          <table:table-cell table:formula="of:=CHAR(IF(ROW([.L3])+COLUMN([.L3])+ 63&gt;90;ROW([.L3])+COLUMN([.L3])+ 63-26;ROW([.L3])+COLUMN([.L3])+ 63))" office:value-type="string" office:string-value="N" calcext:value-type="string">
            <text:p>N</text:p>
          </table:table-cell>
          <table:table-cell table:formula="of:=CHAR(IF(ROW([.M3])+COLUMN([.M3])+ 63&gt;90;ROW([.M3])+COLUMN([.M3])+ 63-26;ROW([.M3])+COLUMN([.M3])+ 63))" office:value-type="string" office:string-value="O" calcext:value-type="string">
            <text:p>O</text:p>
          </table:table-cell>
          <table:table-cell table:formula="of:=CHAR(IF(ROW([.N3])+COLUMN([.N3])+ 63&gt;90;ROW([.N3])+COLUMN([.N3])+ 63-26;ROW([.N3])+COLUMN([.N3])+ 63))" office:value-type="string" office:string-value="P" calcext:value-type="string">
            <text:p>P</text:p>
          </table:table-cell>
          <table:table-cell table:formula="of:=CHAR(IF(ROW([.O3])+COLUMN([.O3])+ 63&gt;90;ROW([.O3])+COLUMN([.O3])+ 63-26;ROW([.O3])+COLUMN([.O3])+ 63))" office:value-type="string" office:string-value="Q" calcext:value-type="string">
            <text:p>Q</text:p>
          </table:table-cell>
          <table:table-cell table:formula="of:=CHAR(IF(ROW([.P3])+COLUMN([.P3])+ 63&gt;90;ROW([.P3])+COLUMN([.P3])+ 63-26;ROW([.P3])+COLUMN([.P3])+ 63))" office:value-type="string" office:string-value="R" calcext:value-type="string">
            <text:p>R</text:p>
          </table:table-cell>
          <table:table-cell table:formula="of:=CHAR(IF(ROW([.Q3])+COLUMN([.Q3])+ 63&gt;90;ROW([.Q3])+COLUMN([.Q3])+ 63-26;ROW([.Q3])+COLUMN([.Q3])+ 63))" office:value-type="string" office:string-value="S" calcext:value-type="string">
            <text:p>S</text:p>
          </table:table-cell>
          <table:table-cell table:formula="of:=CHAR(IF(ROW([.R3])+COLUMN([.R3])+ 63&gt;90;ROW([.R3])+COLUMN([.R3])+ 63-26;ROW([.R3])+COLUMN([.R3])+ 63))" office:value-type="string" office:string-value="T" calcext:value-type="string">
            <text:p>T</text:p>
          </table:table-cell>
          <table:table-cell table:formula="of:=CHAR(IF(ROW([.S3])+COLUMN([.S3])+ 63&gt;90;ROW([.S3])+COLUMN([.S3])+ 63-26;ROW([.S3])+COLUMN([.S3])+ 63))" office:value-type="string" office:string-value="U" calcext:value-type="string">
            <text:p>U</text:p>
          </table:table-cell>
          <table:table-cell table:formula="of:=CHAR(IF(ROW([.T3])+COLUMN([.T3])+ 63&gt;90;ROW([.T3])+COLUMN([.T3])+ 63-26;ROW([.T3])+COLUMN([.T3])+ 63))" office:value-type="string" office:string-value="V" calcext:value-type="string">
            <text:p>V</text:p>
          </table:table-cell>
          <table:table-cell table:formula="of:=CHAR(IF(ROW([.U3])+COLUMN([.U3])+ 63&gt;90;ROW([.U3])+COLUMN([.U3])+ 63-26;ROW([.U3])+COLUMN([.U3])+ 63))" office:value-type="string" office:string-value="W" calcext:value-type="string">
            <text:p>W</text:p>
          </table:table-cell>
          <table:table-cell table:formula="of:=CHAR(IF(ROW([.V3])+COLUMN([.V3])+ 63&gt;90;ROW([.V3])+COLUMN([.V3])+ 63-26;ROW([.V3])+COLUMN([.V3])+ 63))" office:value-type="string" office:string-value="X" calcext:value-type="string">
            <text:p>X</text:p>
          </table:table-cell>
          <table:table-cell table:formula="of:=CHAR(IF(ROW([.W3])+COLUMN([.W3])+ 63&gt;90;ROW([.W3])+COLUMN([.W3])+ 63-26;ROW([.W3])+COLUMN([.W3])+ 63))" office:value-type="string" office:string-value="Y" calcext:value-type="string">
            <text:p>Y</text:p>
          </table:table-cell>
          <table:table-cell table:formula="of:=CHAR(IF(ROW([.X3])+COLUMN([.X3])+ 63&gt;90;ROW([.X3])+COLUMN([.X3])+ 63-26;ROW([.X3])+COLUMN([.X3])+ 63))" office:value-type="string" office:string-value="Z" calcext:value-type="string">
            <text:p>Z</text:p>
          </table:table-cell>
          <table:table-cell table:formula="of:=CHAR(IF(ROW([.Y3])+COLUMN([.Y3])+ 63&gt;90;ROW([.Y3])+COLUMN([.Y3])+ 63-26;ROW([.Y3])+COLUMN([.Y3])+ 63))" office:value-type="string" office:string-value="A" calcext:value-type="string">
            <text:p>A</text:p>
          </table:table-cell>
          <table:table-cell table:formula="of:=CHAR(IF(ROW([.Z3])+COLUMN([.Z3])+ 63&gt;90;ROW([.Z3])+COLUMN([.Z3])+ 63-26;ROW([.Z3])+COLUMN([.Z3])+ 63))" office:value-type="string" office:string-value="B" calcext:value-type="string">
            <text:p>B</text:p>
          </table:table-cell>
          <table:table-cell table:style-name="ce3" table:formula="of:=INDIRECT(CONCATENATE([.AA1];CODE([.AA2])- 64))" office:value-type="string" office:string-value="B" calcext:value-type="string">
            <text:p>B</text:p>
          </table:table-cell>
          <table:table-cell table:style-name="ce3" table:formula="of:=INDIRECT(CONCATENATE([.AB1];CODE([.AB2])- 64))" office:value-type="string" office:string-value="L" calcext:value-type="string">
            <text:p>L</text:p>
          </table:table-cell>
          <table:table-cell table:style-name="ce3" table:formula="of:=INDIRECT(CONCATENATE([.AC1];CODE([.AC2])- 64))" office:value-type="string" office:string-value="X" calcext:value-type="string">
            <text:p>X</text:p>
          </table:table-cell>
          <table:table-cell table:style-name="ce3" table:formula="of:=INDIRECT(CONCATENATE([.AD1];CODE([.AD2])- 64))" office:value-type="string" office:string-value="P" calcext:value-type="string">
            <text:p>P</text:p>
          </table:table-cell>
          <table:table-cell table:style-name="ce3" table:formula="of:=INDIRECT(CONCATENATE([.AE1];CODE([.AE2])- 64))" office:value-type="string" office:string-value="S" calcext:value-type="string">
            <text:p>S</text:p>
          </table:table-cell>
          <table:table-cell table:style-name="ce3" table:formula="of:=INDIRECT(CONCATENATE([.AF1];CODE([.AF2])- 64))" office:value-type="string" office:string-value="E" calcext:value-type="string">
            <text:p>E</text:p>
          </table:table-cell>
          <table:table-cell table:style-name="ce3" table:formula="of:=INDIRECT(CONCATENATE([.AG1];CODE([.AG2])- 64))" office:value-type="string" office:string-value="L" calcext:value-type="string">
            <text:p>L</text:p>
          </table:table-cell>
          <table:table-cell table:style-name="ce3" table:formula="of:=INDIRECT(CONCATENATE([.AH1];CODE([.AH2])- 64))" office:value-type="string" office:string-value="N" calcext:value-type="string">
            <text:p>N</text:p>
          </table:table-cell>
          <table:table-cell table:style-name="ce3" table:formula="of:=INDIRECT(CONCATENATE([.AI1];CODE([.AI2])- 64))" office:value-type="string" office:string-value="T" calcext:value-type="string">
            <text:p>T</text:p>
          </table:table-cell>
          <table:table-cell table:style-name="ce3" table:formula="of:=INDIRECT(CONCATENATE([.AJ1];CODE([.AJ2])- 64))" office:value-type="string" office:string-value="M" calcext:value-type="string">
            <text:p>M</text:p>
          </table:table-cell>
          <table:table-cell table:style-name="ce3" table:formula="of:=INDIRECT(CONCATENATE([.AK1];CODE([.AK2])- 64))" office:value-type="string" office:string-value="N" calcext:value-type="string">
            <text:p>N</text:p>
          </table:table-cell>
          <table:table-cell table:style-name="ce3" table:formula="of:=INDIRECT(CONCATENATE([.AL1];CODE([.AL2])- 64))" office:value-type="string" office:string-value="M" calcext:value-type="string">
            <text:p>M</text:p>
          </table:table-cell>
          <table:table-cell table:style-name="ce3" table:number-columns-repeated="8"/>
          <table:table-cell table:number-columns-repeated="6"/>
        </table:table-row>
        <table:table-row table:style-name="ro1">
          <table:table-cell table:formula="of:=CHAR(IF(ROW([.A4])+COLUMN([.A4])+ 63&gt;90;ROW([.A4])+COLUMN([.A4])+ 63-26;ROW([.A4])+COLUMN([.A4])+ 63))" office:value-type="string" office:string-value="D" calcext:value-type="string">
            <text:p>D</text:p>
          </table:table-cell>
          <table:table-cell table:formula="of:=CHAR(IF(ROW([.B4])+COLUMN([.B4])+ 63&gt;90;ROW([.B4])+COLUMN([.B4])+ 63-26;ROW([.B4])+COLUMN([.B4])+ 63))" office:value-type="string" office:string-value="E" calcext:value-type="string">
            <text:p>E</text:p>
          </table:table-cell>
          <table:table-cell table:formula="of:=CHAR(IF(ROW([.C4])+COLUMN([.C4])+ 63&gt;90;ROW([.C4])+COLUMN([.C4])+ 63-26;ROW([.C4])+COLUMN([.C4])+ 63))" office:value-type="string" office:string-value="F" calcext:value-type="string">
            <text:p>F</text:p>
          </table:table-cell>
          <table:table-cell table:formula="of:=CHAR(IF(ROW([.D4])+COLUMN([.D4])+ 63&gt;90;ROW([.D4])+COLUMN([.D4])+ 63-26;ROW([.D4])+COLUMN([.D4])+ 63))" office:value-type="string" office:string-value="G" calcext:value-type="string">
            <text:p>G</text:p>
          </table:table-cell>
          <table:table-cell table:formula="of:=CHAR(IF(ROW([.E4])+COLUMN([.E4])+ 63&gt;90;ROW([.E4])+COLUMN([.E4])+ 63-26;ROW([.E4])+COLUMN([.E4])+ 63))" office:value-type="string" office:string-value="H" calcext:value-type="string">
            <text:p>H</text:p>
          </table:table-cell>
          <table:table-cell table:formula="of:=CHAR(IF(ROW([.F4])+COLUMN([.F4])+ 63&gt;90;ROW([.F4])+COLUMN([.F4])+ 63-26;ROW([.F4])+COLUMN([.F4])+ 63))" office:value-type="string" office:string-value="I" calcext:value-type="string">
            <text:p>I</text:p>
          </table:table-cell>
          <table:table-cell table:formula="of:=CHAR(IF(ROW([.G4])+COLUMN([.G4])+ 63&gt;90;ROW([.G4])+COLUMN([.G4])+ 63-26;ROW([.G4])+COLUMN([.G4])+ 63))" office:value-type="string" office:string-value="J" calcext:value-type="string">
            <text:p>J</text:p>
          </table:table-cell>
          <table:table-cell table:formula="of:=CHAR(IF(ROW([.H4])+COLUMN([.H4])+ 63&gt;90;ROW([.H4])+COLUMN([.H4])+ 63-26;ROW([.H4])+COLUMN([.H4])+ 63))" office:value-type="string" office:string-value="K" calcext:value-type="string">
            <text:p>K</text:p>
          </table:table-cell>
          <table:table-cell table:formula="of:=CHAR(IF(ROW([.I4])+COLUMN([.I4])+ 63&gt;90;ROW([.I4])+COLUMN([.I4])+ 63-26;ROW([.I4])+COLUMN([.I4])+ 63))" office:value-type="string" office:string-value="L" calcext:value-type="string">
            <text:p>L</text:p>
          </table:table-cell>
          <table:table-cell table:formula="of:=CHAR(IF(ROW([.J4])+COLUMN([.J4])+ 63&gt;90;ROW([.J4])+COLUMN([.J4])+ 63-26;ROW([.J4])+COLUMN([.J4])+ 63))" office:value-type="string" office:string-value="M" calcext:value-type="string">
            <text:p>M</text:p>
          </table:table-cell>
          <table:table-cell table:formula="of:=CHAR(IF(ROW([.K4])+COLUMN([.K4])+ 63&gt;90;ROW([.K4])+COLUMN([.K4])+ 63-26;ROW([.K4])+COLUMN([.K4])+ 63))" office:value-type="string" office:string-value="N" calcext:value-type="string">
            <text:p>N</text:p>
          </table:table-cell>
          <table:table-cell table:formula="of:=CHAR(IF(ROW([.L4])+COLUMN([.L4])+ 63&gt;90;ROW([.L4])+COLUMN([.L4])+ 63-26;ROW([.L4])+COLUMN([.L4])+ 63))" office:value-type="string" office:string-value="O" calcext:value-type="string">
            <text:p>O</text:p>
          </table:table-cell>
          <table:table-cell table:formula="of:=CHAR(IF(ROW([.M4])+COLUMN([.M4])+ 63&gt;90;ROW([.M4])+COLUMN([.M4])+ 63-26;ROW([.M4])+COLUMN([.M4])+ 63))" office:value-type="string" office:string-value="P" calcext:value-type="string">
            <text:p>P</text:p>
          </table:table-cell>
          <table:table-cell table:formula="of:=CHAR(IF(ROW([.N4])+COLUMN([.N4])+ 63&gt;90;ROW([.N4])+COLUMN([.N4])+ 63-26;ROW([.N4])+COLUMN([.N4])+ 63))" office:value-type="string" office:string-value="Q" calcext:value-type="string">
            <text:p>Q</text:p>
          </table:table-cell>
          <table:table-cell table:formula="of:=CHAR(IF(ROW([.O4])+COLUMN([.O4])+ 63&gt;90;ROW([.O4])+COLUMN([.O4])+ 63-26;ROW([.O4])+COLUMN([.O4])+ 63))" office:value-type="string" office:string-value="R" calcext:value-type="string">
            <text:p>R</text:p>
          </table:table-cell>
          <table:table-cell table:formula="of:=CHAR(IF(ROW([.P4])+COLUMN([.P4])+ 63&gt;90;ROW([.P4])+COLUMN([.P4])+ 63-26;ROW([.P4])+COLUMN([.P4])+ 63))" office:value-type="string" office:string-value="S" calcext:value-type="string">
            <text:p>S</text:p>
          </table:table-cell>
          <table:table-cell table:formula="of:=CHAR(IF(ROW([.Q4])+COLUMN([.Q4])+ 63&gt;90;ROW([.Q4])+COLUMN([.Q4])+ 63-26;ROW([.Q4])+COLUMN([.Q4])+ 63))" office:value-type="string" office:string-value="T" calcext:value-type="string">
            <text:p>T</text:p>
          </table:table-cell>
          <table:table-cell table:formula="of:=CHAR(IF(ROW([.R4])+COLUMN([.R4])+ 63&gt;90;ROW([.R4])+COLUMN([.R4])+ 63-26;ROW([.R4])+COLUMN([.R4])+ 63))" office:value-type="string" office:string-value="U" calcext:value-type="string">
            <text:p>U</text:p>
          </table:table-cell>
          <table:table-cell table:formula="of:=CHAR(IF(ROW([.S4])+COLUMN([.S4])+ 63&gt;90;ROW([.S4])+COLUMN([.S4])+ 63-26;ROW([.S4])+COLUMN([.S4])+ 63))" office:value-type="string" office:string-value="V" calcext:value-type="string">
            <text:p>V</text:p>
          </table:table-cell>
          <table:table-cell table:formula="of:=CHAR(IF(ROW([.T4])+COLUMN([.T4])+ 63&gt;90;ROW([.T4])+COLUMN([.T4])+ 63-26;ROW([.T4])+COLUMN([.T4])+ 63))" office:value-type="string" office:string-value="W" calcext:value-type="string">
            <text:p>W</text:p>
          </table:table-cell>
          <table:table-cell table:formula="of:=CHAR(IF(ROW([.U4])+COLUMN([.U4])+ 63&gt;90;ROW([.U4])+COLUMN([.U4])+ 63-26;ROW([.U4])+COLUMN([.U4])+ 63))" office:value-type="string" office:string-value="X" calcext:value-type="string">
            <text:p>X</text:p>
          </table:table-cell>
          <table:table-cell table:formula="of:=CHAR(IF(ROW([.V4])+COLUMN([.V4])+ 63&gt;90;ROW([.V4])+COLUMN([.V4])+ 63-26;ROW([.V4])+COLUMN([.V4])+ 63))" office:value-type="string" office:string-value="Y" calcext:value-type="string">
            <text:p>Y</text:p>
          </table:table-cell>
          <table:table-cell table:formula="of:=CHAR(IF(ROW([.W4])+COLUMN([.W4])+ 63&gt;90;ROW([.W4])+COLUMN([.W4])+ 63-26;ROW([.W4])+COLUMN([.W4])+ 63))" office:value-type="string" office:string-value="Z" calcext:value-type="string">
            <text:p>Z</text:p>
          </table:table-cell>
          <table:table-cell table:formula="of:=CHAR(IF(ROW([.X4])+COLUMN([.X4])+ 63&gt;90;ROW([.X4])+COLUMN([.X4])+ 63-26;ROW([.X4])+COLUMN([.X4])+ 63))" office:value-type="string" office:string-value="A" calcext:value-type="string">
            <text:p>A</text:p>
          </table:table-cell>
          <table:table-cell table:formula="of:=CHAR(IF(ROW([.Y4])+COLUMN([.Y4])+ 63&gt;90;ROW([.Y4])+COLUMN([.Y4])+ 63-26;ROW([.Y4])+COLUMN([.Y4])+ 63))" office:value-type="string" office:string-value="B" calcext:value-type="string">
            <text:p>B</text:p>
          </table:table-cell>
          <table:table-cell table:formula="of:=CHAR(IF(ROW([.Z4])+COLUMN([.Z4])+ 63&gt;90;ROW([.Z4])+COLUMN([.Z4])+ 63-26;ROW([.Z4])+COLUMN([.Z4])+ 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 63&gt;90;ROW([.A5])+COLUMN([.A5])+ 63-26;ROW([.A5])+COLUMN([.A5])+ 63))" office:value-type="string" office:string-value="E" calcext:value-type="string">
            <text:p>E</text:p>
          </table:table-cell>
          <table:table-cell table:formula="of:=CHAR(IF(ROW([.B5])+COLUMN([.B5])+ 63&gt;90;ROW([.B5])+COLUMN([.B5])+ 63-26;ROW([.B5])+COLUMN([.B5])+ 63))" office:value-type="string" office:string-value="F" calcext:value-type="string">
            <text:p>F</text:p>
          </table:table-cell>
          <table:table-cell table:formula="of:=CHAR(IF(ROW([.C5])+COLUMN([.C5])+ 63&gt;90;ROW([.C5])+COLUMN([.C5])+ 63-26;ROW([.C5])+COLUMN([.C5])+ 63))" office:value-type="string" office:string-value="G" calcext:value-type="string">
            <text:p>G</text:p>
          </table:table-cell>
          <table:table-cell table:formula="of:=CHAR(IF(ROW([.D5])+COLUMN([.D5])+ 63&gt;90;ROW([.D5])+COLUMN([.D5])+ 63-26;ROW([.D5])+COLUMN([.D5])+ 63))" office:value-type="string" office:string-value="H" calcext:value-type="string">
            <text:p>H</text:p>
          </table:table-cell>
          <table:table-cell table:formula="of:=CHAR(IF(ROW([.E5])+COLUMN([.E5])+ 63&gt;90;ROW([.E5])+COLUMN([.E5])+ 63-26;ROW([.E5])+COLUMN([.E5])+ 63))" office:value-type="string" office:string-value="I" calcext:value-type="string">
            <text:p>I</text:p>
          </table:table-cell>
          <table:table-cell table:formula="of:=CHAR(IF(ROW([.F5])+COLUMN([.F5])+ 63&gt;90;ROW([.F5])+COLUMN([.F5])+ 63-26;ROW([.F5])+COLUMN([.F5])+ 63))" office:value-type="string" office:string-value="J" calcext:value-type="string">
            <text:p>J</text:p>
          </table:table-cell>
          <table:table-cell table:formula="of:=CHAR(IF(ROW([.G5])+COLUMN([.G5])+ 63&gt;90;ROW([.G5])+COLUMN([.G5])+ 63-26;ROW([.G5])+COLUMN([.G5])+ 63))" office:value-type="string" office:string-value="K" calcext:value-type="string">
            <text:p>K</text:p>
          </table:table-cell>
          <table:table-cell table:formula="of:=CHAR(IF(ROW([.H5])+COLUMN([.H5])+ 63&gt;90;ROW([.H5])+COLUMN([.H5])+ 63-26;ROW([.H5])+COLUMN([.H5])+ 63))" office:value-type="string" office:string-value="L" calcext:value-type="string">
            <text:p>L</text:p>
          </table:table-cell>
          <table:table-cell table:formula="of:=CHAR(IF(ROW([.I5])+COLUMN([.I5])+ 63&gt;90;ROW([.I5])+COLUMN([.I5])+ 63-26;ROW([.I5])+COLUMN([.I5])+ 63))" office:value-type="string" office:string-value="M" calcext:value-type="string">
            <text:p>M</text:p>
          </table:table-cell>
          <table:table-cell table:formula="of:=CHAR(IF(ROW([.J5])+COLUMN([.J5])+ 63&gt;90;ROW([.J5])+COLUMN([.J5])+ 63-26;ROW([.J5])+COLUMN([.J5])+ 63))" office:value-type="string" office:string-value="N" calcext:value-type="string">
            <text:p>N</text:p>
          </table:table-cell>
          <table:table-cell table:formula="of:=CHAR(IF(ROW([.K5])+COLUMN([.K5])+ 63&gt;90;ROW([.K5])+COLUMN([.K5])+ 63-26;ROW([.K5])+COLUMN([.K5])+ 63))" office:value-type="string" office:string-value="O" calcext:value-type="string">
            <text:p>O</text:p>
          </table:table-cell>
          <table:table-cell table:formula="of:=CHAR(IF(ROW([.L5])+COLUMN([.L5])+ 63&gt;90;ROW([.L5])+COLUMN([.L5])+ 63-26;ROW([.L5])+COLUMN([.L5])+ 63))" office:value-type="string" office:string-value="P" calcext:value-type="string">
            <text:p>P</text:p>
          </table:table-cell>
          <table:table-cell table:formula="of:=CHAR(IF(ROW([.M5])+COLUMN([.M5])+ 63&gt;90;ROW([.M5])+COLUMN([.M5])+ 63-26;ROW([.M5])+COLUMN([.M5])+ 63))" office:value-type="string" office:string-value="Q" calcext:value-type="string">
            <text:p>Q</text:p>
          </table:table-cell>
          <table:table-cell table:formula="of:=CHAR(IF(ROW([.N5])+COLUMN([.N5])+ 63&gt;90;ROW([.N5])+COLUMN([.N5])+ 63-26;ROW([.N5])+COLUMN([.N5])+ 63))" office:value-type="string" office:string-value="R" calcext:value-type="string">
            <text:p>R</text:p>
          </table:table-cell>
          <table:table-cell table:formula="of:=CHAR(IF(ROW([.O5])+COLUMN([.O5])+ 63&gt;90;ROW([.O5])+COLUMN([.O5])+ 63-26;ROW([.O5])+COLUMN([.O5])+ 63))" office:value-type="string" office:string-value="S" calcext:value-type="string">
            <text:p>S</text:p>
          </table:table-cell>
          <table:table-cell table:formula="of:=CHAR(IF(ROW([.P5])+COLUMN([.P5])+ 63&gt;90;ROW([.P5])+COLUMN([.P5])+ 63-26;ROW([.P5])+COLUMN([.P5])+ 63))" office:value-type="string" office:string-value="T" calcext:value-type="string">
            <text:p>T</text:p>
          </table:table-cell>
          <table:table-cell table:formula="of:=CHAR(IF(ROW([.Q5])+COLUMN([.Q5])+ 63&gt;90;ROW([.Q5])+COLUMN([.Q5])+ 63-26;ROW([.Q5])+COLUMN([.Q5])+ 63))" office:value-type="string" office:string-value="U" calcext:value-type="string">
            <text:p>U</text:p>
          </table:table-cell>
          <table:table-cell table:formula="of:=CHAR(IF(ROW([.R5])+COLUMN([.R5])+ 63&gt;90;ROW([.R5])+COLUMN([.R5])+ 63-26;ROW([.R5])+COLUMN([.R5])+ 63))" office:value-type="string" office:string-value="V" calcext:value-type="string">
            <text:p>V</text:p>
          </table:table-cell>
          <table:table-cell table:formula="of:=CHAR(IF(ROW([.S5])+COLUMN([.S5])+ 63&gt;90;ROW([.S5])+COLUMN([.S5])+ 63-26;ROW([.S5])+COLUMN([.S5])+ 63))" office:value-type="string" office:string-value="W" calcext:value-type="string">
            <text:p>W</text:p>
          </table:table-cell>
          <table:table-cell table:formula="of:=CHAR(IF(ROW([.T5])+COLUMN([.T5])+ 63&gt;90;ROW([.T5])+COLUMN([.T5])+ 63-26;ROW([.T5])+COLUMN([.T5])+ 63))" office:value-type="string" office:string-value="X" calcext:value-type="string">
            <text:p>X</text:p>
          </table:table-cell>
          <table:table-cell table:formula="of:=CHAR(IF(ROW([.U5])+COLUMN([.U5])+ 63&gt;90;ROW([.U5])+COLUMN([.U5])+ 63-26;ROW([.U5])+COLUMN([.U5])+ 63))" office:value-type="string" office:string-value="Y" calcext:value-type="string">
            <text:p>Y</text:p>
          </table:table-cell>
          <table:table-cell table:formula="of:=CHAR(IF(ROW([.V5])+COLUMN([.V5])+ 63&gt;90;ROW([.V5])+COLUMN([.V5])+ 63-26;ROW([.V5])+COLUMN([.V5])+ 63))" office:value-type="string" office:string-value="Z" calcext:value-type="string">
            <text:p>Z</text:p>
          </table:table-cell>
          <table:table-cell table:formula="of:=CHAR(IF(ROW([.W5])+COLUMN([.W5])+ 63&gt;90;ROW([.W5])+COLUMN([.W5])+ 63-26;ROW([.W5])+COLUMN([.W5])+ 63))" office:value-type="string" office:string-value="A" calcext:value-type="string">
            <text:p>A</text:p>
          </table:table-cell>
          <table:table-cell table:formula="of:=CHAR(IF(ROW([.X5])+COLUMN([.X5])+ 63&gt;90;ROW([.X5])+COLUMN([.X5])+ 63-26;ROW([.X5])+COLUMN([.X5])+ 63))" office:value-type="string" office:string-value="B" calcext:value-type="string">
            <text:p>B</text:p>
          </table:table-cell>
          <table:table-cell table:formula="of:=CHAR(IF(ROW([.Y5])+COLUMN([.Y5])+ 63&gt;90;ROW([.Y5])+COLUMN([.Y5])+ 63-26;ROW([.Y5])+COLUMN([.Y5])+ 63))" office:value-type="string" office:string-value="C" calcext:value-type="string">
            <text:p>C</text:p>
          </table:table-cell>
          <table:table-cell table:formula="of:=CHAR(IF(ROW([.Z5])+COLUMN([.Z5])+ 63&gt;90;ROW([.Z5])+COLUMN([.Z5])+ 63-26;ROW([.Z5])+COLUMN([.Z5])+ 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 63&gt;90;ROW([.A6])+COLUMN([.A6])+ 63-26;ROW([.A6])+COLUMN([.A6])+ 63))" office:value-type="string" office:string-value="F" calcext:value-type="string">
            <text:p>F</text:p>
          </table:table-cell>
          <table:table-cell table:formula="of:=CHAR(IF(ROW([.B6])+COLUMN([.B6])+ 63&gt;90;ROW([.B6])+COLUMN([.B6])+ 63-26;ROW([.B6])+COLUMN([.B6])+ 63))" office:value-type="string" office:string-value="G" calcext:value-type="string">
            <text:p>G</text:p>
          </table:table-cell>
          <table:table-cell table:formula="of:=CHAR(IF(ROW([.C6])+COLUMN([.C6])+ 63&gt;90;ROW([.C6])+COLUMN([.C6])+ 63-26;ROW([.C6])+COLUMN([.C6])+ 63))" office:value-type="string" office:string-value="H" calcext:value-type="string">
            <text:p>H</text:p>
          </table:table-cell>
          <table:table-cell table:formula="of:=CHAR(IF(ROW([.D6])+COLUMN([.D6])+ 63&gt;90;ROW([.D6])+COLUMN([.D6])+ 63-26;ROW([.D6])+COLUMN([.D6])+ 63))" office:value-type="string" office:string-value="I" calcext:value-type="string">
            <text:p>I</text:p>
          </table:table-cell>
          <table:table-cell table:formula="of:=CHAR(IF(ROW([.E6])+COLUMN([.E6])+ 63&gt;90;ROW([.E6])+COLUMN([.E6])+ 63-26;ROW([.E6])+COLUMN([.E6])+ 63))" office:value-type="string" office:string-value="J" calcext:value-type="string">
            <text:p>J</text:p>
          </table:table-cell>
          <table:table-cell table:formula="of:=CHAR(IF(ROW([.F6])+COLUMN([.F6])+ 63&gt;90;ROW([.F6])+COLUMN([.F6])+ 63-26;ROW([.F6])+COLUMN([.F6])+ 63))" office:value-type="string" office:string-value="K" calcext:value-type="string">
            <text:p>K</text:p>
          </table:table-cell>
          <table:table-cell table:formula="of:=CHAR(IF(ROW([.G6])+COLUMN([.G6])+ 63&gt;90;ROW([.G6])+COLUMN([.G6])+ 63-26;ROW([.G6])+COLUMN([.G6])+ 63))" office:value-type="string" office:string-value="L" calcext:value-type="string">
            <text:p>L</text:p>
          </table:table-cell>
          <table:table-cell table:formula="of:=CHAR(IF(ROW([.H6])+COLUMN([.H6])+ 63&gt;90;ROW([.H6])+COLUMN([.H6])+ 63-26;ROW([.H6])+COLUMN([.H6])+ 63))" office:value-type="string" office:string-value="M" calcext:value-type="string">
            <text:p>M</text:p>
          </table:table-cell>
          <table:table-cell table:formula="of:=CHAR(IF(ROW([.I6])+COLUMN([.I6])+ 63&gt;90;ROW([.I6])+COLUMN([.I6])+ 63-26;ROW([.I6])+COLUMN([.I6])+ 63))" office:value-type="string" office:string-value="N" calcext:value-type="string">
            <text:p>N</text:p>
          </table:table-cell>
          <table:table-cell table:formula="of:=CHAR(IF(ROW([.J6])+COLUMN([.J6])+ 63&gt;90;ROW([.J6])+COLUMN([.J6])+ 63-26;ROW([.J6])+COLUMN([.J6])+ 63))" office:value-type="string" office:string-value="O" calcext:value-type="string">
            <text:p>O</text:p>
          </table:table-cell>
          <table:table-cell table:formula="of:=CHAR(IF(ROW([.K6])+COLUMN([.K6])+ 63&gt;90;ROW([.K6])+COLUMN([.K6])+ 63-26;ROW([.K6])+COLUMN([.K6])+ 63))" office:value-type="string" office:string-value="P" calcext:value-type="string">
            <text:p>P</text:p>
          </table:table-cell>
          <table:table-cell table:formula="of:=CHAR(IF(ROW([.L6])+COLUMN([.L6])+ 63&gt;90;ROW([.L6])+COLUMN([.L6])+ 63-26;ROW([.L6])+COLUMN([.L6])+ 63))" office:value-type="string" office:string-value="Q" calcext:value-type="string">
            <text:p>Q</text:p>
          </table:table-cell>
          <table:table-cell table:formula="of:=CHAR(IF(ROW([.M6])+COLUMN([.M6])+ 63&gt;90;ROW([.M6])+COLUMN([.M6])+ 63-26;ROW([.M6])+COLUMN([.M6])+ 63))" office:value-type="string" office:string-value="R" calcext:value-type="string">
            <text:p>R</text:p>
          </table:table-cell>
          <table:table-cell table:formula="of:=CHAR(IF(ROW([.N6])+COLUMN([.N6])+ 63&gt;90;ROW([.N6])+COLUMN([.N6])+ 63-26;ROW([.N6])+COLUMN([.N6])+ 63))" office:value-type="string" office:string-value="S" calcext:value-type="string">
            <text:p>S</text:p>
          </table:table-cell>
          <table:table-cell table:formula="of:=CHAR(IF(ROW([.O6])+COLUMN([.O6])+ 63&gt;90;ROW([.O6])+COLUMN([.O6])+ 63-26;ROW([.O6])+COLUMN([.O6])+ 63))" office:value-type="string" office:string-value="T" calcext:value-type="string">
            <text:p>T</text:p>
          </table:table-cell>
          <table:table-cell table:formula="of:=CHAR(IF(ROW([.P6])+COLUMN([.P6])+ 63&gt;90;ROW([.P6])+COLUMN([.P6])+ 63-26;ROW([.P6])+COLUMN([.P6])+ 63))" office:value-type="string" office:string-value="U" calcext:value-type="string">
            <text:p>U</text:p>
          </table:table-cell>
          <table:table-cell table:formula="of:=CHAR(IF(ROW([.Q6])+COLUMN([.Q6])+ 63&gt;90;ROW([.Q6])+COLUMN([.Q6])+ 63-26;ROW([.Q6])+COLUMN([.Q6])+ 63))" office:value-type="string" office:string-value="V" calcext:value-type="string">
            <text:p>V</text:p>
          </table:table-cell>
          <table:table-cell table:formula="of:=CHAR(IF(ROW([.R6])+COLUMN([.R6])+ 63&gt;90;ROW([.R6])+COLUMN([.R6])+ 63-26;ROW([.R6])+COLUMN([.R6])+ 63))" office:value-type="string" office:string-value="W" calcext:value-type="string">
            <text:p>W</text:p>
          </table:table-cell>
          <table:table-cell table:formula="of:=CHAR(IF(ROW([.S6])+COLUMN([.S6])+ 63&gt;90;ROW([.S6])+COLUMN([.S6])+ 63-26;ROW([.S6])+COLUMN([.S6])+ 63))" office:value-type="string" office:string-value="X" calcext:value-type="string">
            <text:p>X</text:p>
          </table:table-cell>
          <table:table-cell table:formula="of:=CHAR(IF(ROW([.T6])+COLUMN([.T6])+ 63&gt;90;ROW([.T6])+COLUMN([.T6])+ 63-26;ROW([.T6])+COLUMN([.T6])+ 63))" office:value-type="string" office:string-value="Y" calcext:value-type="string">
            <text:p>Y</text:p>
          </table:table-cell>
          <table:table-cell table:formula="of:=CHAR(IF(ROW([.U6])+COLUMN([.U6])+ 63&gt;90;ROW([.U6])+COLUMN([.U6])+ 63-26;ROW([.U6])+COLUMN([.U6])+ 63))" office:value-type="string" office:string-value="Z" calcext:value-type="string">
            <text:p>Z</text:p>
          </table:table-cell>
          <table:table-cell table:formula="of:=CHAR(IF(ROW([.V6])+COLUMN([.V6])+ 63&gt;90;ROW([.V6])+COLUMN([.V6])+ 63-26;ROW([.V6])+COLUMN([.V6])+ 63))" office:value-type="string" office:string-value="A" calcext:value-type="string">
            <text:p>A</text:p>
          </table:table-cell>
          <table:table-cell table:formula="of:=CHAR(IF(ROW([.W6])+COLUMN([.W6])+ 63&gt;90;ROW([.W6])+COLUMN([.W6])+ 63-26;ROW([.W6])+COLUMN([.W6])+ 63))" office:value-type="string" office:string-value="B" calcext:value-type="string">
            <text:p>B</text:p>
          </table:table-cell>
          <table:table-cell table:formula="of:=CHAR(IF(ROW([.X6])+COLUMN([.X6])+ 63&gt;90;ROW([.X6])+COLUMN([.X6])+ 63-26;ROW([.X6])+COLUMN([.X6])+ 63))" office:value-type="string" office:string-value="C" calcext:value-type="string">
            <text:p>C</text:p>
          </table:table-cell>
          <table:table-cell table:formula="of:=CHAR(IF(ROW([.Y6])+COLUMN([.Y6])+ 63&gt;90;ROW([.Y6])+COLUMN([.Y6])+ 63-26;ROW([.Y6])+COLUMN([.Y6])+ 63))" office:value-type="string" office:string-value="D" calcext:value-type="string">
            <text:p>D</text:p>
          </table:table-cell>
          <table:table-cell table:formula="of:=CHAR(IF(ROW([.Z6])+COLUMN([.Z6])+ 63&gt;90;ROW([.Z6])+COLUMN([.Z6])+ 63-26;ROW([.Z6])+COLUMN([.Z6])+ 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 63&gt;90;ROW([.A7])+COLUMN([.A7])+ 63-26;ROW([.A7])+COLUMN([.A7])+ 63))" office:value-type="string" office:string-value="G" calcext:value-type="string">
            <text:p>G</text:p>
          </table:table-cell>
          <table:table-cell table:formula="of:=CHAR(IF(ROW([.B7])+COLUMN([.B7])+ 63&gt;90;ROW([.B7])+COLUMN([.B7])+ 63-26;ROW([.B7])+COLUMN([.B7])+ 63))" office:value-type="string" office:string-value="H" calcext:value-type="string">
            <text:p>H</text:p>
          </table:table-cell>
          <table:table-cell table:formula="of:=CHAR(IF(ROW([.C7])+COLUMN([.C7])+ 63&gt;90;ROW([.C7])+COLUMN([.C7])+ 63-26;ROW([.C7])+COLUMN([.C7])+ 63))" office:value-type="string" office:string-value="I" calcext:value-type="string">
            <text:p>I</text:p>
          </table:table-cell>
          <table:table-cell table:formula="of:=CHAR(IF(ROW([.D7])+COLUMN([.D7])+ 63&gt;90;ROW([.D7])+COLUMN([.D7])+ 63-26;ROW([.D7])+COLUMN([.D7])+ 63))" office:value-type="string" office:string-value="J" calcext:value-type="string">
            <text:p>J</text:p>
          </table:table-cell>
          <table:table-cell table:formula="of:=CHAR(IF(ROW([.E7])+COLUMN([.E7])+ 63&gt;90;ROW([.E7])+COLUMN([.E7])+ 63-26;ROW([.E7])+COLUMN([.E7])+ 63))" office:value-type="string" office:string-value="K" calcext:value-type="string">
            <text:p>K</text:p>
          </table:table-cell>
          <table:table-cell table:formula="of:=CHAR(IF(ROW([.F7])+COLUMN([.F7])+ 63&gt;90;ROW([.F7])+COLUMN([.F7])+ 63-26;ROW([.F7])+COLUMN([.F7])+ 63))" office:value-type="string" office:string-value="L" calcext:value-type="string">
            <text:p>L</text:p>
          </table:table-cell>
          <table:table-cell table:formula="of:=CHAR(IF(ROW([.G7])+COLUMN([.G7])+ 63&gt;90;ROW([.G7])+COLUMN([.G7])+ 63-26;ROW([.G7])+COLUMN([.G7])+ 63))" office:value-type="string" office:string-value="M" calcext:value-type="string">
            <text:p>M</text:p>
          </table:table-cell>
          <table:table-cell table:formula="of:=CHAR(IF(ROW([.H7])+COLUMN([.H7])+ 63&gt;90;ROW([.H7])+COLUMN([.H7])+ 63-26;ROW([.H7])+COLUMN([.H7])+ 63))" office:value-type="string" office:string-value="N" calcext:value-type="string">
            <text:p>N</text:p>
          </table:table-cell>
          <table:table-cell table:formula="of:=CHAR(IF(ROW([.I7])+COLUMN([.I7])+ 63&gt;90;ROW([.I7])+COLUMN([.I7])+ 63-26;ROW([.I7])+COLUMN([.I7])+ 63))" office:value-type="string" office:string-value="O" calcext:value-type="string">
            <text:p>O</text:p>
          </table:table-cell>
          <table:table-cell table:formula="of:=CHAR(IF(ROW([.J7])+COLUMN([.J7])+ 63&gt;90;ROW([.J7])+COLUMN([.J7])+ 63-26;ROW([.J7])+COLUMN([.J7])+ 63))" office:value-type="string" office:string-value="P" calcext:value-type="string">
            <text:p>P</text:p>
          </table:table-cell>
          <table:table-cell table:formula="of:=CHAR(IF(ROW([.K7])+COLUMN([.K7])+ 63&gt;90;ROW([.K7])+COLUMN([.K7])+ 63-26;ROW([.K7])+COLUMN([.K7])+ 63))" office:value-type="string" office:string-value="Q" calcext:value-type="string">
            <text:p>Q</text:p>
          </table:table-cell>
          <table:table-cell table:formula="of:=CHAR(IF(ROW([.L7])+COLUMN([.L7])+ 63&gt;90;ROW([.L7])+COLUMN([.L7])+ 63-26;ROW([.L7])+COLUMN([.L7])+ 63))" office:value-type="string" office:string-value="R" calcext:value-type="string">
            <text:p>R</text:p>
          </table:table-cell>
          <table:table-cell table:formula="of:=CHAR(IF(ROW([.M7])+COLUMN([.M7])+ 63&gt;90;ROW([.M7])+COLUMN([.M7])+ 63-26;ROW([.M7])+COLUMN([.M7])+ 63))" office:value-type="string" office:string-value="S" calcext:value-type="string">
            <text:p>S</text:p>
          </table:table-cell>
          <table:table-cell table:formula="of:=CHAR(IF(ROW([.N7])+COLUMN([.N7])+ 63&gt;90;ROW([.N7])+COLUMN([.N7])+ 63-26;ROW([.N7])+COLUMN([.N7])+ 63))" office:value-type="string" office:string-value="T" calcext:value-type="string">
            <text:p>T</text:p>
          </table:table-cell>
          <table:table-cell table:formula="of:=CHAR(IF(ROW([.O7])+COLUMN([.O7])+ 63&gt;90;ROW([.O7])+COLUMN([.O7])+ 63-26;ROW([.O7])+COLUMN([.O7])+ 63))" office:value-type="string" office:string-value="U" calcext:value-type="string">
            <text:p>U</text:p>
          </table:table-cell>
          <table:table-cell table:formula="of:=CHAR(IF(ROW([.P7])+COLUMN([.P7])+ 63&gt;90;ROW([.P7])+COLUMN([.P7])+ 63-26;ROW([.P7])+COLUMN([.P7])+ 63))" office:value-type="string" office:string-value="V" calcext:value-type="string">
            <text:p>V</text:p>
          </table:table-cell>
          <table:table-cell table:formula="of:=CHAR(IF(ROW([.Q7])+COLUMN([.Q7])+ 63&gt;90;ROW([.Q7])+COLUMN([.Q7])+ 63-26;ROW([.Q7])+COLUMN([.Q7])+ 63))" office:value-type="string" office:string-value="W" calcext:value-type="string">
            <text:p>W</text:p>
          </table:table-cell>
          <table:table-cell table:formula="of:=CHAR(IF(ROW([.R7])+COLUMN([.R7])+ 63&gt;90;ROW([.R7])+COLUMN([.R7])+ 63-26;ROW([.R7])+COLUMN([.R7])+ 63))" office:value-type="string" office:string-value="X" calcext:value-type="string">
            <text:p>X</text:p>
          </table:table-cell>
          <table:table-cell table:formula="of:=CHAR(IF(ROW([.S7])+COLUMN([.S7])+ 63&gt;90;ROW([.S7])+COLUMN([.S7])+ 63-26;ROW([.S7])+COLUMN([.S7])+ 63))" office:value-type="string" office:string-value="Y" calcext:value-type="string">
            <text:p>Y</text:p>
          </table:table-cell>
          <table:table-cell table:formula="of:=CHAR(IF(ROW([.T7])+COLUMN([.T7])+ 63&gt;90;ROW([.T7])+COLUMN([.T7])+ 63-26;ROW([.T7])+COLUMN([.T7])+ 63))" office:value-type="string" office:string-value="Z" calcext:value-type="string">
            <text:p>Z</text:p>
          </table:table-cell>
          <table:table-cell table:formula="of:=CHAR(IF(ROW([.U7])+COLUMN([.U7])+ 63&gt;90;ROW([.U7])+COLUMN([.U7])+ 63-26;ROW([.U7])+COLUMN([.U7])+ 63))" office:value-type="string" office:string-value="A" calcext:value-type="string">
            <text:p>A</text:p>
          </table:table-cell>
          <table:table-cell table:formula="of:=CHAR(IF(ROW([.V7])+COLUMN([.V7])+ 63&gt;90;ROW([.V7])+COLUMN([.V7])+ 63-26;ROW([.V7])+COLUMN([.V7])+ 63))" office:value-type="string" office:string-value="B" calcext:value-type="string">
            <text:p>B</text:p>
          </table:table-cell>
          <table:table-cell table:formula="of:=CHAR(IF(ROW([.W7])+COLUMN([.W7])+ 63&gt;90;ROW([.W7])+COLUMN([.W7])+ 63-26;ROW([.W7])+COLUMN([.W7])+ 63))" office:value-type="string" office:string-value="C" calcext:value-type="string">
            <text:p>C</text:p>
          </table:table-cell>
          <table:table-cell table:formula="of:=CHAR(IF(ROW([.X7])+COLUMN([.X7])+ 63&gt;90;ROW([.X7])+COLUMN([.X7])+ 63-26;ROW([.X7])+COLUMN([.X7])+ 63))" office:value-type="string" office:string-value="D" calcext:value-type="string">
            <text:p>D</text:p>
          </table:table-cell>
          <table:table-cell table:formula="of:=CHAR(IF(ROW([.Y7])+COLUMN([.Y7])+ 63&gt;90;ROW([.Y7])+COLUMN([.Y7])+ 63-26;ROW([.Y7])+COLUMN([.Y7])+ 63))" office:value-type="string" office:string-value="E" calcext:value-type="string">
            <text:p>E</text:p>
          </table:table-cell>
          <table:table-cell table:formula="of:=CHAR(IF(ROW([.Z7])+COLUMN([.Z7])+ 63&gt;90;ROW([.Z7])+COLUMN([.Z7])+ 63-26;ROW([.Z7])+COLUMN([.Z7])+ 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 63&gt;90;ROW([.A8])+COLUMN([.A8])+ 63-26;ROW([.A8])+COLUMN([.A8])+ 63))" office:value-type="string" office:string-value="H" calcext:value-type="string">
            <text:p>H</text:p>
          </table:table-cell>
          <table:table-cell table:formula="of:=CHAR(IF(ROW([.B8])+COLUMN([.B8])+ 63&gt;90;ROW([.B8])+COLUMN([.B8])+ 63-26;ROW([.B8])+COLUMN([.B8])+ 63))" office:value-type="string" office:string-value="I" calcext:value-type="string">
            <text:p>I</text:p>
          </table:table-cell>
          <table:table-cell table:formula="of:=CHAR(IF(ROW([.C8])+COLUMN([.C8])+ 63&gt;90;ROW([.C8])+COLUMN([.C8])+ 63-26;ROW([.C8])+COLUMN([.C8])+ 63))" office:value-type="string" office:string-value="J" calcext:value-type="string">
            <text:p>J</text:p>
          </table:table-cell>
          <table:table-cell table:formula="of:=CHAR(IF(ROW([.D8])+COLUMN([.D8])+ 63&gt;90;ROW([.D8])+COLUMN([.D8])+ 63-26;ROW([.D8])+COLUMN([.D8])+ 63))" office:value-type="string" office:string-value="K" calcext:value-type="string">
            <text:p>K</text:p>
          </table:table-cell>
          <table:table-cell table:formula="of:=CHAR(IF(ROW([.E8])+COLUMN([.E8])+ 63&gt;90;ROW([.E8])+COLUMN([.E8])+ 63-26;ROW([.E8])+COLUMN([.E8])+ 63))" office:value-type="string" office:string-value="L" calcext:value-type="string">
            <text:p>L</text:p>
          </table:table-cell>
          <table:table-cell table:formula="of:=CHAR(IF(ROW([.F8])+COLUMN([.F8])+ 63&gt;90;ROW([.F8])+COLUMN([.F8])+ 63-26;ROW([.F8])+COLUMN([.F8])+ 63))" office:value-type="string" office:string-value="M" calcext:value-type="string">
            <text:p>M</text:p>
          </table:table-cell>
          <table:table-cell table:formula="of:=CHAR(IF(ROW([.G8])+COLUMN([.G8])+ 63&gt;90;ROW([.G8])+COLUMN([.G8])+ 63-26;ROW([.G8])+COLUMN([.G8])+ 63))" office:value-type="string" office:string-value="N" calcext:value-type="string">
            <text:p>N</text:p>
          </table:table-cell>
          <table:table-cell table:formula="of:=CHAR(IF(ROW([.H8])+COLUMN([.H8])+ 63&gt;90;ROW([.H8])+COLUMN([.H8])+ 63-26;ROW([.H8])+COLUMN([.H8])+ 63))" office:value-type="string" office:string-value="O" calcext:value-type="string">
            <text:p>O</text:p>
          </table:table-cell>
          <table:table-cell table:formula="of:=CHAR(IF(ROW([.I8])+COLUMN([.I8])+ 63&gt;90;ROW([.I8])+COLUMN([.I8])+ 63-26;ROW([.I8])+COLUMN([.I8])+ 63))" office:value-type="string" office:string-value="P" calcext:value-type="string">
            <text:p>P</text:p>
          </table:table-cell>
          <table:table-cell table:formula="of:=CHAR(IF(ROW([.J8])+COLUMN([.J8])+ 63&gt;90;ROW([.J8])+COLUMN([.J8])+ 63-26;ROW([.J8])+COLUMN([.J8])+ 63))" office:value-type="string" office:string-value="Q" calcext:value-type="string">
            <text:p>Q</text:p>
          </table:table-cell>
          <table:table-cell table:formula="of:=CHAR(IF(ROW([.K8])+COLUMN([.K8])+ 63&gt;90;ROW([.K8])+COLUMN([.K8])+ 63-26;ROW([.K8])+COLUMN([.K8])+ 63))" office:value-type="string" office:string-value="R" calcext:value-type="string">
            <text:p>R</text:p>
          </table:table-cell>
          <table:table-cell table:formula="of:=CHAR(IF(ROW([.L8])+COLUMN([.L8])+ 63&gt;90;ROW([.L8])+COLUMN([.L8])+ 63-26;ROW([.L8])+COLUMN([.L8])+ 63))" office:value-type="string" office:string-value="S" calcext:value-type="string">
            <text:p>S</text:p>
          </table:table-cell>
          <table:table-cell table:formula="of:=CHAR(IF(ROW([.M8])+COLUMN([.M8])+ 63&gt;90;ROW([.M8])+COLUMN([.M8])+ 63-26;ROW([.M8])+COLUMN([.M8])+ 63))" office:value-type="string" office:string-value="T" calcext:value-type="string">
            <text:p>T</text:p>
          </table:table-cell>
          <table:table-cell table:formula="of:=CHAR(IF(ROW([.N8])+COLUMN([.N8])+ 63&gt;90;ROW([.N8])+COLUMN([.N8])+ 63-26;ROW([.N8])+COLUMN([.N8])+ 63))" office:value-type="string" office:string-value="U" calcext:value-type="string">
            <text:p>U</text:p>
          </table:table-cell>
          <table:table-cell table:formula="of:=CHAR(IF(ROW([.O8])+COLUMN([.O8])+ 63&gt;90;ROW([.O8])+COLUMN([.O8])+ 63-26;ROW([.O8])+COLUMN([.O8])+ 63))" office:value-type="string" office:string-value="V" calcext:value-type="string">
            <text:p>V</text:p>
          </table:table-cell>
          <table:table-cell table:formula="of:=CHAR(IF(ROW([.P8])+COLUMN([.P8])+ 63&gt;90;ROW([.P8])+COLUMN([.P8])+ 63-26;ROW([.P8])+COLUMN([.P8])+ 63))" office:value-type="string" office:string-value="W" calcext:value-type="string">
            <text:p>W</text:p>
          </table:table-cell>
          <table:table-cell table:formula="of:=CHAR(IF(ROW([.Q8])+COLUMN([.Q8])+ 63&gt;90;ROW([.Q8])+COLUMN([.Q8])+ 63-26;ROW([.Q8])+COLUMN([.Q8])+ 63))" office:value-type="string" office:string-value="X" calcext:value-type="string">
            <text:p>X</text:p>
          </table:table-cell>
          <table:table-cell table:formula="of:=CHAR(IF(ROW([.R8])+COLUMN([.R8])+ 63&gt;90;ROW([.R8])+COLUMN([.R8])+ 63-26;ROW([.R8])+COLUMN([.R8])+ 63))" office:value-type="string" office:string-value="Y" calcext:value-type="string">
            <text:p>Y</text:p>
          </table:table-cell>
          <table:table-cell table:formula="of:=CHAR(IF(ROW([.S8])+COLUMN([.S8])+ 63&gt;90;ROW([.S8])+COLUMN([.S8])+ 63-26;ROW([.S8])+COLUMN([.S8])+ 63))" office:value-type="string" office:string-value="Z" calcext:value-type="string">
            <text:p>Z</text:p>
          </table:table-cell>
          <table:table-cell table:formula="of:=CHAR(IF(ROW([.T8])+COLUMN([.T8])+ 63&gt;90;ROW([.T8])+COLUMN([.T8])+ 63-26;ROW([.T8])+COLUMN([.T8])+ 63))" office:value-type="string" office:string-value="A" calcext:value-type="string">
            <text:p>A</text:p>
          </table:table-cell>
          <table:table-cell table:formula="of:=CHAR(IF(ROW([.U8])+COLUMN([.U8])+ 63&gt;90;ROW([.U8])+COLUMN([.U8])+ 63-26;ROW([.U8])+COLUMN([.U8])+ 63))" office:value-type="string" office:string-value="B" calcext:value-type="string">
            <text:p>B</text:p>
          </table:table-cell>
          <table:table-cell table:formula="of:=CHAR(IF(ROW([.V8])+COLUMN([.V8])+ 63&gt;90;ROW([.V8])+COLUMN([.V8])+ 63-26;ROW([.V8])+COLUMN([.V8])+ 63))" office:value-type="string" office:string-value="C" calcext:value-type="string">
            <text:p>C</text:p>
          </table:table-cell>
          <table:table-cell table:formula="of:=CHAR(IF(ROW([.W8])+COLUMN([.W8])+ 63&gt;90;ROW([.W8])+COLUMN([.W8])+ 63-26;ROW([.W8])+COLUMN([.W8])+ 63))" office:value-type="string" office:string-value="D" calcext:value-type="string">
            <text:p>D</text:p>
          </table:table-cell>
          <table:table-cell table:formula="of:=CHAR(IF(ROW([.X8])+COLUMN([.X8])+ 63&gt;90;ROW([.X8])+COLUMN([.X8])+ 63-26;ROW([.X8])+COLUMN([.X8])+ 63))" office:value-type="string" office:string-value="E" calcext:value-type="string">
            <text:p>E</text:p>
          </table:table-cell>
          <table:table-cell table:formula="of:=CHAR(IF(ROW([.Y8])+COLUMN([.Y8])+ 63&gt;90;ROW([.Y8])+COLUMN([.Y8])+ 63-26;ROW([.Y8])+COLUMN([.Y8])+ 63))" office:value-type="string" office:string-value="F" calcext:value-type="string">
            <text:p>F</text:p>
          </table:table-cell>
          <table:table-cell table:formula="of:=CHAR(IF(ROW([.Z8])+COLUMN([.Z8])+ 63&gt;90;ROW([.Z8])+COLUMN([.Z8])+ 63-26;ROW([.Z8])+COLUMN([.Z8])+ 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 63&gt;90;ROW([.A9])+COLUMN([.A9])+ 63-26;ROW([.A9])+COLUMN([.A9])+ 63))" office:value-type="string" office:string-value="I" calcext:value-type="string">
            <text:p>I</text:p>
          </table:table-cell>
          <table:table-cell table:formula="of:=CHAR(IF(ROW([.B9])+COLUMN([.B9])+ 63&gt;90;ROW([.B9])+COLUMN([.B9])+ 63-26;ROW([.B9])+COLUMN([.B9])+ 63))" office:value-type="string" office:string-value="J" calcext:value-type="string">
            <text:p>J</text:p>
          </table:table-cell>
          <table:table-cell table:formula="of:=CHAR(IF(ROW([.C9])+COLUMN([.C9])+ 63&gt;90;ROW([.C9])+COLUMN([.C9])+ 63-26;ROW([.C9])+COLUMN([.C9])+ 63))" office:value-type="string" office:string-value="K" calcext:value-type="string">
            <text:p>K</text:p>
          </table:table-cell>
          <table:table-cell table:formula="of:=CHAR(IF(ROW([.D9])+COLUMN([.D9])+ 63&gt;90;ROW([.D9])+COLUMN([.D9])+ 63-26;ROW([.D9])+COLUMN([.D9])+ 63))" office:value-type="string" office:string-value="L" calcext:value-type="string">
            <text:p>L</text:p>
          </table:table-cell>
          <table:table-cell table:formula="of:=CHAR(IF(ROW([.E9])+COLUMN([.E9])+ 63&gt;90;ROW([.E9])+COLUMN([.E9])+ 63-26;ROW([.E9])+COLUMN([.E9])+ 63))" office:value-type="string" office:string-value="M" calcext:value-type="string">
            <text:p>M</text:p>
          </table:table-cell>
          <table:table-cell table:formula="of:=CHAR(IF(ROW([.F9])+COLUMN([.F9])+ 63&gt;90;ROW([.F9])+COLUMN([.F9])+ 63-26;ROW([.F9])+COLUMN([.F9])+ 63))" office:value-type="string" office:string-value="N" calcext:value-type="string">
            <text:p>N</text:p>
          </table:table-cell>
          <table:table-cell table:formula="of:=CHAR(IF(ROW([.G9])+COLUMN([.G9])+ 63&gt;90;ROW([.G9])+COLUMN([.G9])+ 63-26;ROW([.G9])+COLUMN([.G9])+ 63))" office:value-type="string" office:string-value="O" calcext:value-type="string">
            <text:p>O</text:p>
          </table:table-cell>
          <table:table-cell table:formula="of:=CHAR(IF(ROW([.H9])+COLUMN([.H9])+ 63&gt;90;ROW([.H9])+COLUMN([.H9])+ 63-26;ROW([.H9])+COLUMN([.H9])+ 63))" office:value-type="string" office:string-value="P" calcext:value-type="string">
            <text:p>P</text:p>
          </table:table-cell>
          <table:table-cell table:formula="of:=CHAR(IF(ROW([.I9])+COLUMN([.I9])+ 63&gt;90;ROW([.I9])+COLUMN([.I9])+ 63-26;ROW([.I9])+COLUMN([.I9])+ 63))" office:value-type="string" office:string-value="Q" calcext:value-type="string">
            <text:p>Q</text:p>
          </table:table-cell>
          <table:table-cell table:formula="of:=CHAR(IF(ROW([.J9])+COLUMN([.J9])+ 63&gt;90;ROW([.J9])+COLUMN([.J9])+ 63-26;ROW([.J9])+COLUMN([.J9])+ 63))" office:value-type="string" office:string-value="R" calcext:value-type="string">
            <text:p>R</text:p>
          </table:table-cell>
          <table:table-cell table:formula="of:=CHAR(IF(ROW([.K9])+COLUMN([.K9])+ 63&gt;90;ROW([.K9])+COLUMN([.K9])+ 63-26;ROW([.K9])+COLUMN([.K9])+ 63))" office:value-type="string" office:string-value="S" calcext:value-type="string">
            <text:p>S</text:p>
          </table:table-cell>
          <table:table-cell table:formula="of:=CHAR(IF(ROW([.L9])+COLUMN([.L9])+ 63&gt;90;ROW([.L9])+COLUMN([.L9])+ 63-26;ROW([.L9])+COLUMN([.L9])+ 63))" office:value-type="string" office:string-value="T" calcext:value-type="string">
            <text:p>T</text:p>
          </table:table-cell>
          <table:table-cell table:formula="of:=CHAR(IF(ROW([.M9])+COLUMN([.M9])+ 63&gt;90;ROW([.M9])+COLUMN([.M9])+ 63-26;ROW([.M9])+COLUMN([.M9])+ 63))" office:value-type="string" office:string-value="U" calcext:value-type="string">
            <text:p>U</text:p>
          </table:table-cell>
          <table:table-cell table:formula="of:=CHAR(IF(ROW([.N9])+COLUMN([.N9])+ 63&gt;90;ROW([.N9])+COLUMN([.N9])+ 63-26;ROW([.N9])+COLUMN([.N9])+ 63))" office:value-type="string" office:string-value="V" calcext:value-type="string">
            <text:p>V</text:p>
          </table:table-cell>
          <table:table-cell table:formula="of:=CHAR(IF(ROW([.O9])+COLUMN([.O9])+ 63&gt;90;ROW([.O9])+COLUMN([.O9])+ 63-26;ROW([.O9])+COLUMN([.O9])+ 63))" office:value-type="string" office:string-value="W" calcext:value-type="string">
            <text:p>W</text:p>
          </table:table-cell>
          <table:table-cell table:formula="of:=CHAR(IF(ROW([.P9])+COLUMN([.P9])+ 63&gt;90;ROW([.P9])+COLUMN([.P9])+ 63-26;ROW([.P9])+COLUMN([.P9])+ 63))" office:value-type="string" office:string-value="X" calcext:value-type="string">
            <text:p>X</text:p>
          </table:table-cell>
          <table:table-cell table:formula="of:=CHAR(IF(ROW([.Q9])+COLUMN([.Q9])+ 63&gt;90;ROW([.Q9])+COLUMN([.Q9])+ 63-26;ROW([.Q9])+COLUMN([.Q9])+ 63))" office:value-type="string" office:string-value="Y" calcext:value-type="string">
            <text:p>Y</text:p>
          </table:table-cell>
          <table:table-cell table:formula="of:=CHAR(IF(ROW([.R9])+COLUMN([.R9])+ 63&gt;90;ROW([.R9])+COLUMN([.R9])+ 63-26;ROW([.R9])+COLUMN([.R9])+ 63))" office:value-type="string" office:string-value="Z" calcext:value-type="string">
            <text:p>Z</text:p>
          </table:table-cell>
          <table:table-cell table:formula="of:=CHAR(IF(ROW([.S9])+COLUMN([.S9])+ 63&gt;90;ROW([.S9])+COLUMN([.S9])+ 63-26;ROW([.S9])+COLUMN([.S9])+ 63))" office:value-type="string" office:string-value="A" calcext:value-type="string">
            <text:p>A</text:p>
          </table:table-cell>
          <table:table-cell table:formula="of:=CHAR(IF(ROW([.T9])+COLUMN([.T9])+ 63&gt;90;ROW([.T9])+COLUMN([.T9])+ 63-26;ROW([.T9])+COLUMN([.T9])+ 63))" office:value-type="string" office:string-value="B" calcext:value-type="string">
            <text:p>B</text:p>
          </table:table-cell>
          <table:table-cell table:formula="of:=CHAR(IF(ROW([.U9])+COLUMN([.U9])+ 63&gt;90;ROW([.U9])+COLUMN([.U9])+ 63-26;ROW([.U9])+COLUMN([.U9])+ 63))" office:value-type="string" office:string-value="C" calcext:value-type="string">
            <text:p>C</text:p>
          </table:table-cell>
          <table:table-cell table:formula="of:=CHAR(IF(ROW([.V9])+COLUMN([.V9])+ 63&gt;90;ROW([.V9])+COLUMN([.V9])+ 63-26;ROW([.V9])+COLUMN([.V9])+ 63))" office:value-type="string" office:string-value="D" calcext:value-type="string">
            <text:p>D</text:p>
          </table:table-cell>
          <table:table-cell table:formula="of:=CHAR(IF(ROW([.W9])+COLUMN([.W9])+ 63&gt;90;ROW([.W9])+COLUMN([.W9])+ 63-26;ROW([.W9])+COLUMN([.W9])+ 63))" office:value-type="string" office:string-value="E" calcext:value-type="string">
            <text:p>E</text:p>
          </table:table-cell>
          <table:table-cell table:formula="of:=CHAR(IF(ROW([.X9])+COLUMN([.X9])+ 63&gt;90;ROW([.X9])+COLUMN([.X9])+ 63-26;ROW([.X9])+COLUMN([.X9])+ 63))" office:value-type="string" office:string-value="F" calcext:value-type="string">
            <text:p>F</text:p>
          </table:table-cell>
          <table:table-cell table:formula="of:=CHAR(IF(ROW([.Y9])+COLUMN([.Y9])+ 63&gt;90;ROW([.Y9])+COLUMN([.Y9])+ 63-26;ROW([.Y9])+COLUMN([.Y9])+ 63))" office:value-type="string" office:string-value="G" calcext:value-type="string">
            <text:p>G</text:p>
          </table:table-cell>
          <table:table-cell table:formula="of:=CHAR(IF(ROW([.Z9])+COLUMN([.Z9])+ 63&gt;90;ROW([.Z9])+COLUMN([.Z9])+ 63-26;ROW([.Z9])+COLUMN([.Z9])+ 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 63&gt;90;ROW([.A10])+COLUMN([.A10])+ 63-26;ROW([.A10])+COLUMN([.A10])+ 63))" office:value-type="string" office:string-value="J" calcext:value-type="string">
            <text:p>J</text:p>
          </table:table-cell>
          <table:table-cell table:formula="of:=CHAR(IF(ROW([.B10])+COLUMN([.B10])+ 63&gt;90;ROW([.B10])+COLUMN([.B10])+ 63-26;ROW([.B10])+COLUMN([.B10])+ 63))" office:value-type="string" office:string-value="K" calcext:value-type="string">
            <text:p>K</text:p>
          </table:table-cell>
          <table:table-cell table:formula="of:=CHAR(IF(ROW([.C10])+COLUMN([.C10])+ 63&gt;90;ROW([.C10])+COLUMN([.C10])+ 63-26;ROW([.C10])+COLUMN([.C10])+ 63))" office:value-type="string" office:string-value="L" calcext:value-type="string">
            <text:p>L</text:p>
          </table:table-cell>
          <table:table-cell table:formula="of:=CHAR(IF(ROW([.D10])+COLUMN([.D10])+ 63&gt;90;ROW([.D10])+COLUMN([.D10])+ 63-26;ROW([.D10])+COLUMN([.D10])+ 63))" office:value-type="string" office:string-value="M" calcext:value-type="string">
            <text:p>M</text:p>
          </table:table-cell>
          <table:table-cell table:formula="of:=CHAR(IF(ROW([.E10])+COLUMN([.E10])+ 63&gt;90;ROW([.E10])+COLUMN([.E10])+ 63-26;ROW([.E10])+COLUMN([.E10])+ 63))" office:value-type="string" office:string-value="N" calcext:value-type="string">
            <text:p>N</text:p>
          </table:table-cell>
          <table:table-cell table:formula="of:=CHAR(IF(ROW([.F10])+COLUMN([.F10])+ 63&gt;90;ROW([.F10])+COLUMN([.F10])+ 63-26;ROW([.F10])+COLUMN([.F10])+ 63))" office:value-type="string" office:string-value="O" calcext:value-type="string">
            <text:p>O</text:p>
          </table:table-cell>
          <table:table-cell table:formula="of:=CHAR(IF(ROW([.G10])+COLUMN([.G10])+ 63&gt;90;ROW([.G10])+COLUMN([.G10])+ 63-26;ROW([.G10])+COLUMN([.G10])+ 63))" office:value-type="string" office:string-value="P" calcext:value-type="string">
            <text:p>P</text:p>
          </table:table-cell>
          <table:table-cell table:formula="of:=CHAR(IF(ROW([.H10])+COLUMN([.H10])+ 63&gt;90;ROW([.H10])+COLUMN([.H10])+ 63-26;ROW([.H10])+COLUMN([.H10])+ 63))" office:value-type="string" office:string-value="Q" calcext:value-type="string">
            <text:p>Q</text:p>
          </table:table-cell>
          <table:table-cell table:formula="of:=CHAR(IF(ROW([.I10])+COLUMN([.I10])+ 63&gt;90;ROW([.I10])+COLUMN([.I10])+ 63-26;ROW([.I10])+COLUMN([.I10])+ 63))" office:value-type="string" office:string-value="R" calcext:value-type="string">
            <text:p>R</text:p>
          </table:table-cell>
          <table:table-cell table:formula="of:=CHAR(IF(ROW([.J10])+COLUMN([.J10])+ 63&gt;90;ROW([.J10])+COLUMN([.J10])+ 63-26;ROW([.J10])+COLUMN([.J10])+ 63))" office:value-type="string" office:string-value="S" calcext:value-type="string">
            <text:p>S</text:p>
          </table:table-cell>
          <table:table-cell table:formula="of:=CHAR(IF(ROW([.K10])+COLUMN([.K10])+ 63&gt;90;ROW([.K10])+COLUMN([.K10])+ 63-26;ROW([.K10])+COLUMN([.K10])+ 63))" office:value-type="string" office:string-value="T" calcext:value-type="string">
            <text:p>T</text:p>
          </table:table-cell>
          <table:table-cell table:formula="of:=CHAR(IF(ROW([.L10])+COLUMN([.L10])+ 63&gt;90;ROW([.L10])+COLUMN([.L10])+ 63-26;ROW([.L10])+COLUMN([.L10])+ 63))" office:value-type="string" office:string-value="U" calcext:value-type="string">
            <text:p>U</text:p>
          </table:table-cell>
          <table:table-cell table:formula="of:=CHAR(IF(ROW([.M10])+COLUMN([.M10])+ 63&gt;90;ROW([.M10])+COLUMN([.M10])+ 63-26;ROW([.M10])+COLUMN([.M10])+ 63))" office:value-type="string" office:string-value="V" calcext:value-type="string">
            <text:p>V</text:p>
          </table:table-cell>
          <table:table-cell table:formula="of:=CHAR(IF(ROW([.N10])+COLUMN([.N10])+ 63&gt;90;ROW([.N10])+COLUMN([.N10])+ 63-26;ROW([.N10])+COLUMN([.N10])+ 63))" office:value-type="string" office:string-value="W" calcext:value-type="string">
            <text:p>W</text:p>
          </table:table-cell>
          <table:table-cell table:formula="of:=CHAR(IF(ROW([.O10])+COLUMN([.O10])+ 63&gt;90;ROW([.O10])+COLUMN([.O10])+ 63-26;ROW([.O10])+COLUMN([.O10])+ 63))" office:value-type="string" office:string-value="X" calcext:value-type="string">
            <text:p>X</text:p>
          </table:table-cell>
          <table:table-cell table:formula="of:=CHAR(IF(ROW([.P10])+COLUMN([.P10])+ 63&gt;90;ROW([.P10])+COLUMN([.P10])+ 63-26;ROW([.P10])+COLUMN([.P10])+ 63))" office:value-type="string" office:string-value="Y" calcext:value-type="string">
            <text:p>Y</text:p>
          </table:table-cell>
          <table:table-cell table:formula="of:=CHAR(IF(ROW([.Q10])+COLUMN([.Q10])+ 63&gt;90;ROW([.Q10])+COLUMN([.Q10])+ 63-26;ROW([.Q10])+COLUMN([.Q10])+ 63))" office:value-type="string" office:string-value="Z" calcext:value-type="string">
            <text:p>Z</text:p>
          </table:table-cell>
          <table:table-cell table:formula="of:=CHAR(IF(ROW([.R10])+COLUMN([.R10])+ 63&gt;90;ROW([.R10])+COLUMN([.R10])+ 63-26;ROW([.R10])+COLUMN([.R10])+ 63))" office:value-type="string" office:string-value="A" calcext:value-type="string">
            <text:p>A</text:p>
          </table:table-cell>
          <table:table-cell table:formula="of:=CHAR(IF(ROW([.S10])+COLUMN([.S10])+ 63&gt;90;ROW([.S10])+COLUMN([.S10])+ 63-26;ROW([.S10])+COLUMN([.S10])+ 63))" office:value-type="string" office:string-value="B" calcext:value-type="string">
            <text:p>B</text:p>
          </table:table-cell>
          <table:table-cell table:formula="of:=CHAR(IF(ROW([.T10])+COLUMN([.T10])+ 63&gt;90;ROW([.T10])+COLUMN([.T10])+ 63-26;ROW([.T10])+COLUMN([.T10])+ 63))" office:value-type="string" office:string-value="C" calcext:value-type="string">
            <text:p>C</text:p>
          </table:table-cell>
          <table:table-cell table:formula="of:=CHAR(IF(ROW([.U10])+COLUMN([.U10])+ 63&gt;90;ROW([.U10])+COLUMN([.U10])+ 63-26;ROW([.U10])+COLUMN([.U10])+ 63))" office:value-type="string" office:string-value="D" calcext:value-type="string">
            <text:p>D</text:p>
          </table:table-cell>
          <table:table-cell table:formula="of:=CHAR(IF(ROW([.V10])+COLUMN([.V10])+ 63&gt;90;ROW([.V10])+COLUMN([.V10])+ 63-26;ROW([.V10])+COLUMN([.V10])+ 63))" office:value-type="string" office:string-value="E" calcext:value-type="string">
            <text:p>E</text:p>
          </table:table-cell>
          <table:table-cell table:formula="of:=CHAR(IF(ROW([.W10])+COLUMN([.W10])+ 63&gt;90;ROW([.W10])+COLUMN([.W10])+ 63-26;ROW([.W10])+COLUMN([.W10])+ 63))" office:value-type="string" office:string-value="F" calcext:value-type="string">
            <text:p>F</text:p>
          </table:table-cell>
          <table:table-cell table:formula="of:=CHAR(IF(ROW([.X10])+COLUMN([.X10])+ 63&gt;90;ROW([.X10])+COLUMN([.X10])+ 63-26;ROW([.X10])+COLUMN([.X10])+ 63))" office:value-type="string" office:string-value="G" calcext:value-type="string">
            <text:p>G</text:p>
          </table:table-cell>
          <table:table-cell table:formula="of:=CHAR(IF(ROW([.Y10])+COLUMN([.Y10])+ 63&gt;90;ROW([.Y10])+COLUMN([.Y10])+ 63-26;ROW([.Y10])+COLUMN([.Y10])+ 63))" office:value-type="string" office:string-value="H" calcext:value-type="string">
            <text:p>H</text:p>
          </table:table-cell>
          <table:table-cell table:formula="of:=CHAR(IF(ROW([.Z10])+COLUMN([.Z10])+ 63&gt;90;ROW([.Z10])+COLUMN([.Z10])+ 63-26;ROW([.Z10])+COLUMN([.Z10])+ 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 63&gt;90;ROW([.A11])+COLUMN([.A11])+ 63-26;ROW([.A11])+COLUMN([.A11])+ 63))" office:value-type="string" office:string-value="K" calcext:value-type="string">
            <text:p>K</text:p>
          </table:table-cell>
          <table:table-cell table:formula="of:=CHAR(IF(ROW([.B11])+COLUMN([.B11])+ 63&gt;90;ROW([.B11])+COLUMN([.B11])+ 63-26;ROW([.B11])+COLUMN([.B11])+ 63))" office:value-type="string" office:string-value="L" calcext:value-type="string">
            <text:p>L</text:p>
          </table:table-cell>
          <table:table-cell table:formula="of:=CHAR(IF(ROW([.C11])+COLUMN([.C11])+ 63&gt;90;ROW([.C11])+COLUMN([.C11])+ 63-26;ROW([.C11])+COLUMN([.C11])+ 63))" office:value-type="string" office:string-value="M" calcext:value-type="string">
            <text:p>M</text:p>
          </table:table-cell>
          <table:table-cell table:formula="of:=CHAR(IF(ROW([.D11])+COLUMN([.D11])+ 63&gt;90;ROW([.D11])+COLUMN([.D11])+ 63-26;ROW([.D11])+COLUMN([.D11])+ 63))" office:value-type="string" office:string-value="N" calcext:value-type="string">
            <text:p>N</text:p>
          </table:table-cell>
          <table:table-cell table:formula="of:=CHAR(IF(ROW([.E11])+COLUMN([.E11])+ 63&gt;90;ROW([.E11])+COLUMN([.E11])+ 63-26;ROW([.E11])+COLUMN([.E11])+ 63))" office:value-type="string" office:string-value="O" calcext:value-type="string">
            <text:p>O</text:p>
          </table:table-cell>
          <table:table-cell table:formula="of:=CHAR(IF(ROW([.F11])+COLUMN([.F11])+ 63&gt;90;ROW([.F11])+COLUMN([.F11])+ 63-26;ROW([.F11])+COLUMN([.F11])+ 63))" office:value-type="string" office:string-value="P" calcext:value-type="string">
            <text:p>P</text:p>
          </table:table-cell>
          <table:table-cell table:formula="of:=CHAR(IF(ROW([.G11])+COLUMN([.G11])+ 63&gt;90;ROW([.G11])+COLUMN([.G11])+ 63-26;ROW([.G11])+COLUMN([.G11])+ 63))" office:value-type="string" office:string-value="Q" calcext:value-type="string">
            <text:p>Q</text:p>
          </table:table-cell>
          <table:table-cell table:formula="of:=CHAR(IF(ROW([.H11])+COLUMN([.H11])+ 63&gt;90;ROW([.H11])+COLUMN([.H11])+ 63-26;ROW([.H11])+COLUMN([.H11])+ 63))" office:value-type="string" office:string-value="R" calcext:value-type="string">
            <text:p>R</text:p>
          </table:table-cell>
          <table:table-cell table:formula="of:=CHAR(IF(ROW([.I11])+COLUMN([.I11])+ 63&gt;90;ROW([.I11])+COLUMN([.I11])+ 63-26;ROW([.I11])+COLUMN([.I11])+ 63))" office:value-type="string" office:string-value="S" calcext:value-type="string">
            <text:p>S</text:p>
          </table:table-cell>
          <table:table-cell table:formula="of:=CHAR(IF(ROW([.J11])+COLUMN([.J11])+ 63&gt;90;ROW([.J11])+COLUMN([.J11])+ 63-26;ROW([.J11])+COLUMN([.J11])+ 63))" office:value-type="string" office:string-value="T" calcext:value-type="string">
            <text:p>T</text:p>
          </table:table-cell>
          <table:table-cell table:formula="of:=CHAR(IF(ROW([.K11])+COLUMN([.K11])+ 63&gt;90;ROW([.K11])+COLUMN([.K11])+ 63-26;ROW([.K11])+COLUMN([.K11])+ 63))" office:value-type="string" office:string-value="U" calcext:value-type="string">
            <text:p>U</text:p>
          </table:table-cell>
          <table:table-cell table:formula="of:=CHAR(IF(ROW([.L11])+COLUMN([.L11])+ 63&gt;90;ROW([.L11])+COLUMN([.L11])+ 63-26;ROW([.L11])+COLUMN([.L11])+ 63))" office:value-type="string" office:string-value="V" calcext:value-type="string">
            <text:p>V</text:p>
          </table:table-cell>
          <table:table-cell table:formula="of:=CHAR(IF(ROW([.M11])+COLUMN([.M11])+ 63&gt;90;ROW([.M11])+COLUMN([.M11])+ 63-26;ROW([.M11])+COLUMN([.M11])+ 63))" office:value-type="string" office:string-value="W" calcext:value-type="string">
            <text:p>W</text:p>
          </table:table-cell>
          <table:table-cell table:formula="of:=CHAR(IF(ROW([.N11])+COLUMN([.N11])+ 63&gt;90;ROW([.N11])+COLUMN([.N11])+ 63-26;ROW([.N11])+COLUMN([.N11])+ 63))" office:value-type="string" office:string-value="X" calcext:value-type="string">
            <text:p>X</text:p>
          </table:table-cell>
          <table:table-cell table:formula="of:=CHAR(IF(ROW([.O11])+COLUMN([.O11])+ 63&gt;90;ROW([.O11])+COLUMN([.O11])+ 63-26;ROW([.O11])+COLUMN([.O11])+ 63))" office:value-type="string" office:string-value="Y" calcext:value-type="string">
            <text:p>Y</text:p>
          </table:table-cell>
          <table:table-cell table:formula="of:=CHAR(IF(ROW([.P11])+COLUMN([.P11])+ 63&gt;90;ROW([.P11])+COLUMN([.P11])+ 63-26;ROW([.P11])+COLUMN([.P11])+ 63))" office:value-type="string" office:string-value="Z" calcext:value-type="string">
            <text:p>Z</text:p>
          </table:table-cell>
          <table:table-cell table:formula="of:=CHAR(IF(ROW([.Q11])+COLUMN([.Q11])+ 63&gt;90;ROW([.Q11])+COLUMN([.Q11])+ 63-26;ROW([.Q11])+COLUMN([.Q11])+ 63))" office:value-type="string" office:string-value="A" calcext:value-type="string">
            <text:p>A</text:p>
          </table:table-cell>
          <table:table-cell table:formula="of:=CHAR(IF(ROW([.R11])+COLUMN([.R11])+ 63&gt;90;ROW([.R11])+COLUMN([.R11])+ 63-26;ROW([.R11])+COLUMN([.R11])+ 63))" office:value-type="string" office:string-value="B" calcext:value-type="string">
            <text:p>B</text:p>
          </table:table-cell>
          <table:table-cell table:formula="of:=CHAR(IF(ROW([.S11])+COLUMN([.S11])+ 63&gt;90;ROW([.S11])+COLUMN([.S11])+ 63-26;ROW([.S11])+COLUMN([.S11])+ 63))" office:value-type="string" office:string-value="C" calcext:value-type="string">
            <text:p>C</text:p>
          </table:table-cell>
          <table:table-cell table:formula="of:=CHAR(IF(ROW([.T11])+COLUMN([.T11])+ 63&gt;90;ROW([.T11])+COLUMN([.T11])+ 63-26;ROW([.T11])+COLUMN([.T11])+ 63))" office:value-type="string" office:string-value="D" calcext:value-type="string">
            <text:p>D</text:p>
          </table:table-cell>
          <table:table-cell table:formula="of:=CHAR(IF(ROW([.U11])+COLUMN([.U11])+ 63&gt;90;ROW([.U11])+COLUMN([.U11])+ 63-26;ROW([.U11])+COLUMN([.U11])+ 63))" office:value-type="string" office:string-value="E" calcext:value-type="string">
            <text:p>E</text:p>
          </table:table-cell>
          <table:table-cell table:formula="of:=CHAR(IF(ROW([.V11])+COLUMN([.V11])+ 63&gt;90;ROW([.V11])+COLUMN([.V11])+ 63-26;ROW([.V11])+COLUMN([.V11])+ 63))" office:value-type="string" office:string-value="F" calcext:value-type="string">
            <text:p>F</text:p>
          </table:table-cell>
          <table:table-cell table:formula="of:=CHAR(IF(ROW([.W11])+COLUMN([.W11])+ 63&gt;90;ROW([.W11])+COLUMN([.W11])+ 63-26;ROW([.W11])+COLUMN([.W11])+ 63))" office:value-type="string" office:string-value="G" calcext:value-type="string">
            <text:p>G</text:p>
          </table:table-cell>
          <table:table-cell table:formula="of:=CHAR(IF(ROW([.X11])+COLUMN([.X11])+ 63&gt;90;ROW([.X11])+COLUMN([.X11])+ 63-26;ROW([.X11])+COLUMN([.X11])+ 63))" office:value-type="string" office:string-value="H" calcext:value-type="string">
            <text:p>H</text:p>
          </table:table-cell>
          <table:table-cell table:formula="of:=CHAR(IF(ROW([.Y11])+COLUMN([.Y11])+ 63&gt;90;ROW([.Y11])+COLUMN([.Y11])+ 63-26;ROW([.Y11])+COLUMN([.Y11])+ 63))" office:value-type="string" office:string-value="I" calcext:value-type="string">
            <text:p>I</text:p>
          </table:table-cell>
          <table:table-cell table:formula="of:=CHAR(IF(ROW([.Z11])+COLUMN([.Z11])+ 63&gt;90;ROW([.Z11])+COLUMN([.Z11])+ 63-26;ROW([.Z11])+COLUMN([.Z11])+ 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 63&gt;90;ROW([.A12])+COLUMN([.A12])+ 63-26;ROW([.A12])+COLUMN([.A12])+ 63))" office:value-type="string" office:string-value="L" calcext:value-type="string">
            <text:p>L</text:p>
          </table:table-cell>
          <table:table-cell table:formula="of:=CHAR(IF(ROW([.B12])+COLUMN([.B12])+ 63&gt;90;ROW([.B12])+COLUMN([.B12])+ 63-26;ROW([.B12])+COLUMN([.B12])+ 63))" office:value-type="string" office:string-value="M" calcext:value-type="string">
            <text:p>M</text:p>
          </table:table-cell>
          <table:table-cell table:formula="of:=CHAR(IF(ROW([.C12])+COLUMN([.C12])+ 63&gt;90;ROW([.C12])+COLUMN([.C12])+ 63-26;ROW([.C12])+COLUMN([.C12])+ 63))" office:value-type="string" office:string-value="N" calcext:value-type="string">
            <text:p>N</text:p>
          </table:table-cell>
          <table:table-cell table:formula="of:=CHAR(IF(ROW([.D12])+COLUMN([.D12])+ 63&gt;90;ROW([.D12])+COLUMN([.D12])+ 63-26;ROW([.D12])+COLUMN([.D12])+ 63))" office:value-type="string" office:string-value="O" calcext:value-type="string">
            <text:p>O</text:p>
          </table:table-cell>
          <table:table-cell table:formula="of:=CHAR(IF(ROW([.E12])+COLUMN([.E12])+ 63&gt;90;ROW([.E12])+COLUMN([.E12])+ 63-26;ROW([.E12])+COLUMN([.E12])+ 63))" office:value-type="string" office:string-value="P" calcext:value-type="string">
            <text:p>P</text:p>
          </table:table-cell>
          <table:table-cell table:formula="of:=CHAR(IF(ROW([.F12])+COLUMN([.F12])+ 63&gt;90;ROW([.F12])+COLUMN([.F12])+ 63-26;ROW([.F12])+COLUMN([.F12])+ 63))" office:value-type="string" office:string-value="Q" calcext:value-type="string">
            <text:p>Q</text:p>
          </table:table-cell>
          <table:table-cell table:formula="of:=CHAR(IF(ROW([.G12])+COLUMN([.G12])+ 63&gt;90;ROW([.G12])+COLUMN([.G12])+ 63-26;ROW([.G12])+COLUMN([.G12])+ 63))" office:value-type="string" office:string-value="R" calcext:value-type="string">
            <text:p>R</text:p>
          </table:table-cell>
          <table:table-cell table:formula="of:=CHAR(IF(ROW([.H12])+COLUMN([.H12])+ 63&gt;90;ROW([.H12])+COLUMN([.H12])+ 63-26;ROW([.H12])+COLUMN([.H12])+ 63))" office:value-type="string" office:string-value="S" calcext:value-type="string">
            <text:p>S</text:p>
          </table:table-cell>
          <table:table-cell table:formula="of:=CHAR(IF(ROW([.I12])+COLUMN([.I12])+ 63&gt;90;ROW([.I12])+COLUMN([.I12])+ 63-26;ROW([.I12])+COLUMN([.I12])+ 63))" office:value-type="string" office:string-value="T" calcext:value-type="string">
            <text:p>T</text:p>
          </table:table-cell>
          <table:table-cell table:formula="of:=CHAR(IF(ROW([.J12])+COLUMN([.J12])+ 63&gt;90;ROW([.J12])+COLUMN([.J12])+ 63-26;ROW([.J12])+COLUMN([.J12])+ 63))" office:value-type="string" office:string-value="U" calcext:value-type="string">
            <text:p>U</text:p>
          </table:table-cell>
          <table:table-cell table:formula="of:=CHAR(IF(ROW([.K12])+COLUMN([.K12])+ 63&gt;90;ROW([.K12])+COLUMN([.K12])+ 63-26;ROW([.K12])+COLUMN([.K12])+ 63))" office:value-type="string" office:string-value="V" calcext:value-type="string">
            <text:p>V</text:p>
          </table:table-cell>
          <table:table-cell table:formula="of:=CHAR(IF(ROW([.L12])+COLUMN([.L12])+ 63&gt;90;ROW([.L12])+COLUMN([.L12])+ 63-26;ROW([.L12])+COLUMN([.L12])+ 63))" office:value-type="string" office:string-value="W" calcext:value-type="string">
            <text:p>W</text:p>
          </table:table-cell>
          <table:table-cell table:formula="of:=CHAR(IF(ROW([.M12])+COLUMN([.M12])+ 63&gt;90;ROW([.M12])+COLUMN([.M12])+ 63-26;ROW([.M12])+COLUMN([.M12])+ 63))" office:value-type="string" office:string-value="X" calcext:value-type="string">
            <text:p>X</text:p>
          </table:table-cell>
          <table:table-cell table:formula="of:=CHAR(IF(ROW([.N12])+COLUMN([.N12])+ 63&gt;90;ROW([.N12])+COLUMN([.N12])+ 63-26;ROW([.N12])+COLUMN([.N12])+ 63))" office:value-type="string" office:string-value="Y" calcext:value-type="string">
            <text:p>Y</text:p>
          </table:table-cell>
          <table:table-cell table:formula="of:=CHAR(IF(ROW([.O12])+COLUMN([.O12])+ 63&gt;90;ROW([.O12])+COLUMN([.O12])+ 63-26;ROW([.O12])+COLUMN([.O12])+ 63))" office:value-type="string" office:string-value="Z" calcext:value-type="string">
            <text:p>Z</text:p>
          </table:table-cell>
          <table:table-cell table:formula="of:=CHAR(IF(ROW([.P12])+COLUMN([.P12])+ 63&gt;90;ROW([.P12])+COLUMN([.P12])+ 63-26;ROW([.P12])+COLUMN([.P12])+ 63))" office:value-type="string" office:string-value="A" calcext:value-type="string">
            <text:p>A</text:p>
          </table:table-cell>
          <table:table-cell table:formula="of:=CHAR(IF(ROW([.Q12])+COLUMN([.Q12])+ 63&gt;90;ROW([.Q12])+COLUMN([.Q12])+ 63-26;ROW([.Q12])+COLUMN([.Q12])+ 63))" office:value-type="string" office:string-value="B" calcext:value-type="string">
            <text:p>B</text:p>
          </table:table-cell>
          <table:table-cell table:formula="of:=CHAR(IF(ROW([.R12])+COLUMN([.R12])+ 63&gt;90;ROW([.R12])+COLUMN([.R12])+ 63-26;ROW([.R12])+COLUMN([.R12])+ 63))" office:value-type="string" office:string-value="C" calcext:value-type="string">
            <text:p>C</text:p>
          </table:table-cell>
          <table:table-cell table:formula="of:=CHAR(IF(ROW([.S12])+COLUMN([.S12])+ 63&gt;90;ROW([.S12])+COLUMN([.S12])+ 63-26;ROW([.S12])+COLUMN([.S12])+ 63))" office:value-type="string" office:string-value="D" calcext:value-type="string">
            <text:p>D</text:p>
          </table:table-cell>
          <table:table-cell table:formula="of:=CHAR(IF(ROW([.T12])+COLUMN([.T12])+ 63&gt;90;ROW([.T12])+COLUMN([.T12])+ 63-26;ROW([.T12])+COLUMN([.T12])+ 63))" office:value-type="string" office:string-value="E" calcext:value-type="string">
            <text:p>E</text:p>
          </table:table-cell>
          <table:table-cell table:formula="of:=CHAR(IF(ROW([.U12])+COLUMN([.U12])+ 63&gt;90;ROW([.U12])+COLUMN([.U12])+ 63-26;ROW([.U12])+COLUMN([.U12])+ 63))" office:value-type="string" office:string-value="F" calcext:value-type="string">
            <text:p>F</text:p>
          </table:table-cell>
          <table:table-cell table:formula="of:=CHAR(IF(ROW([.V12])+COLUMN([.V12])+ 63&gt;90;ROW([.V12])+COLUMN([.V12])+ 63-26;ROW([.V12])+COLUMN([.V12])+ 63))" office:value-type="string" office:string-value="G" calcext:value-type="string">
            <text:p>G</text:p>
          </table:table-cell>
          <table:table-cell table:formula="of:=CHAR(IF(ROW([.W12])+COLUMN([.W12])+ 63&gt;90;ROW([.W12])+COLUMN([.W12])+ 63-26;ROW([.W12])+COLUMN([.W12])+ 63))" office:value-type="string" office:string-value="H" calcext:value-type="string">
            <text:p>H</text:p>
          </table:table-cell>
          <table:table-cell table:formula="of:=CHAR(IF(ROW([.X12])+COLUMN([.X12])+ 63&gt;90;ROW([.X12])+COLUMN([.X12])+ 63-26;ROW([.X12])+COLUMN([.X12])+ 63))" office:value-type="string" office:string-value="I" calcext:value-type="string">
            <text:p>I</text:p>
          </table:table-cell>
          <table:table-cell table:formula="of:=CHAR(IF(ROW([.Y12])+COLUMN([.Y12])+ 63&gt;90;ROW([.Y12])+COLUMN([.Y12])+ 63-26;ROW([.Y12])+COLUMN([.Y12])+ 63))" office:value-type="string" office:string-value="J" calcext:value-type="string">
            <text:p>J</text:p>
          </table:table-cell>
          <table:table-cell table:formula="of:=CHAR(IF(ROW([.Z12])+COLUMN([.Z12])+ 63&gt;90;ROW([.Z12])+COLUMN([.Z12])+ 63-26;ROW([.Z12])+COLUMN([.Z12])+ 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 63&gt;90;ROW([.A13])+COLUMN([.A13])+ 63-26;ROW([.A13])+COLUMN([.A13])+ 63))" office:value-type="string" office:string-value="M" calcext:value-type="string">
            <text:p>M</text:p>
          </table:table-cell>
          <table:table-cell table:formula="of:=CHAR(IF(ROW([.B13])+COLUMN([.B13])+ 63&gt;90;ROW([.B13])+COLUMN([.B13])+ 63-26;ROW([.B13])+COLUMN([.B13])+ 63))" office:value-type="string" office:string-value="N" calcext:value-type="string">
            <text:p>N</text:p>
          </table:table-cell>
          <table:table-cell table:formula="of:=CHAR(IF(ROW([.C13])+COLUMN([.C13])+ 63&gt;90;ROW([.C13])+COLUMN([.C13])+ 63-26;ROW([.C13])+COLUMN([.C13])+ 63))" office:value-type="string" office:string-value="O" calcext:value-type="string">
            <text:p>O</text:p>
          </table:table-cell>
          <table:table-cell table:formula="of:=CHAR(IF(ROW([.D13])+COLUMN([.D13])+ 63&gt;90;ROW([.D13])+COLUMN([.D13])+ 63-26;ROW([.D13])+COLUMN([.D13])+ 63))" office:value-type="string" office:string-value="P" calcext:value-type="string">
            <text:p>P</text:p>
          </table:table-cell>
          <table:table-cell table:formula="of:=CHAR(IF(ROW([.E13])+COLUMN([.E13])+ 63&gt;90;ROW([.E13])+COLUMN([.E13])+ 63-26;ROW([.E13])+COLUMN([.E13])+ 63))" office:value-type="string" office:string-value="Q" calcext:value-type="string">
            <text:p>Q</text:p>
          </table:table-cell>
          <table:table-cell table:formula="of:=CHAR(IF(ROW([.F13])+COLUMN([.F13])+ 63&gt;90;ROW([.F13])+COLUMN([.F13])+ 63-26;ROW([.F13])+COLUMN([.F13])+ 63))" office:value-type="string" office:string-value="R" calcext:value-type="string">
            <text:p>R</text:p>
          </table:table-cell>
          <table:table-cell table:formula="of:=CHAR(IF(ROW([.G13])+COLUMN([.G13])+ 63&gt;90;ROW([.G13])+COLUMN([.G13])+ 63-26;ROW([.G13])+COLUMN([.G13])+ 63))" office:value-type="string" office:string-value="S" calcext:value-type="string">
            <text:p>S</text:p>
          </table:table-cell>
          <table:table-cell table:formula="of:=CHAR(IF(ROW([.H13])+COLUMN([.H13])+ 63&gt;90;ROW([.H13])+COLUMN([.H13])+ 63-26;ROW([.H13])+COLUMN([.H13])+ 63))" office:value-type="string" office:string-value="T" calcext:value-type="string">
            <text:p>T</text:p>
          </table:table-cell>
          <table:table-cell table:formula="of:=CHAR(IF(ROW([.I13])+COLUMN([.I13])+ 63&gt;90;ROW([.I13])+COLUMN([.I13])+ 63-26;ROW([.I13])+COLUMN([.I13])+ 63))" office:value-type="string" office:string-value="U" calcext:value-type="string">
            <text:p>U</text:p>
          </table:table-cell>
          <table:table-cell table:formula="of:=CHAR(IF(ROW([.J13])+COLUMN([.J13])+ 63&gt;90;ROW([.J13])+COLUMN([.J13])+ 63-26;ROW([.J13])+COLUMN([.J13])+ 63))" office:value-type="string" office:string-value="V" calcext:value-type="string">
            <text:p>V</text:p>
          </table:table-cell>
          <table:table-cell table:formula="of:=CHAR(IF(ROW([.K13])+COLUMN([.K13])+ 63&gt;90;ROW([.K13])+COLUMN([.K13])+ 63-26;ROW([.K13])+COLUMN([.K13])+ 63))" office:value-type="string" office:string-value="W" calcext:value-type="string">
            <text:p>W</text:p>
          </table:table-cell>
          <table:table-cell table:formula="of:=CHAR(IF(ROW([.L13])+COLUMN([.L13])+ 63&gt;90;ROW([.L13])+COLUMN([.L13])+ 63-26;ROW([.L13])+COLUMN([.L13])+ 63))" office:value-type="string" office:string-value="X" calcext:value-type="string">
            <text:p>X</text:p>
          </table:table-cell>
          <table:table-cell table:formula="of:=CHAR(IF(ROW([.M13])+COLUMN([.M13])+ 63&gt;90;ROW([.M13])+COLUMN([.M13])+ 63-26;ROW([.M13])+COLUMN([.M13])+ 63))" office:value-type="string" office:string-value="Y" calcext:value-type="string">
            <text:p>Y</text:p>
          </table:table-cell>
          <table:table-cell table:formula="of:=CHAR(IF(ROW([.N13])+COLUMN([.N13])+ 63&gt;90;ROW([.N13])+COLUMN([.N13])+ 63-26;ROW([.N13])+COLUMN([.N13])+ 63))" office:value-type="string" office:string-value="Z" calcext:value-type="string">
            <text:p>Z</text:p>
          </table:table-cell>
          <table:table-cell table:formula="of:=CHAR(IF(ROW([.O13])+COLUMN([.O13])+ 63&gt;90;ROW([.O13])+COLUMN([.O13])+ 63-26;ROW([.O13])+COLUMN([.O13])+ 63))" office:value-type="string" office:string-value="A" calcext:value-type="string">
            <text:p>A</text:p>
          </table:table-cell>
          <table:table-cell table:formula="of:=CHAR(IF(ROW([.P13])+COLUMN([.P13])+ 63&gt;90;ROW([.P13])+COLUMN([.P13])+ 63-26;ROW([.P13])+COLUMN([.P13])+ 63))" office:value-type="string" office:string-value="B" calcext:value-type="string">
            <text:p>B</text:p>
          </table:table-cell>
          <table:table-cell table:formula="of:=CHAR(IF(ROW([.Q13])+COLUMN([.Q13])+ 63&gt;90;ROW([.Q13])+COLUMN([.Q13])+ 63-26;ROW([.Q13])+COLUMN([.Q13])+ 63))" office:value-type="string" office:string-value="C" calcext:value-type="string">
            <text:p>C</text:p>
          </table:table-cell>
          <table:table-cell table:formula="of:=CHAR(IF(ROW([.R13])+COLUMN([.R13])+ 63&gt;90;ROW([.R13])+COLUMN([.R13])+ 63-26;ROW([.R13])+COLUMN([.R13])+ 63))" office:value-type="string" office:string-value="D" calcext:value-type="string">
            <text:p>D</text:p>
          </table:table-cell>
          <table:table-cell table:formula="of:=CHAR(IF(ROW([.S13])+COLUMN([.S13])+ 63&gt;90;ROW([.S13])+COLUMN([.S13])+ 63-26;ROW([.S13])+COLUMN([.S13])+ 63))" office:value-type="string" office:string-value="E" calcext:value-type="string">
            <text:p>E</text:p>
          </table:table-cell>
          <table:table-cell table:formula="of:=CHAR(IF(ROW([.T13])+COLUMN([.T13])+ 63&gt;90;ROW([.T13])+COLUMN([.T13])+ 63-26;ROW([.T13])+COLUMN([.T13])+ 63))" office:value-type="string" office:string-value="F" calcext:value-type="string">
            <text:p>F</text:p>
          </table:table-cell>
          <table:table-cell table:formula="of:=CHAR(IF(ROW([.U13])+COLUMN([.U13])+ 63&gt;90;ROW([.U13])+COLUMN([.U13])+ 63-26;ROW([.U13])+COLUMN([.U13])+ 63))" office:value-type="string" office:string-value="G" calcext:value-type="string">
            <text:p>G</text:p>
          </table:table-cell>
          <table:table-cell table:formula="of:=CHAR(IF(ROW([.V13])+COLUMN([.V13])+ 63&gt;90;ROW([.V13])+COLUMN([.V13])+ 63-26;ROW([.V13])+COLUMN([.V13])+ 63))" office:value-type="string" office:string-value="H" calcext:value-type="string">
            <text:p>H</text:p>
          </table:table-cell>
          <table:table-cell table:formula="of:=CHAR(IF(ROW([.W13])+COLUMN([.W13])+ 63&gt;90;ROW([.W13])+COLUMN([.W13])+ 63-26;ROW([.W13])+COLUMN([.W13])+ 63))" office:value-type="string" office:string-value="I" calcext:value-type="string">
            <text:p>I</text:p>
          </table:table-cell>
          <table:table-cell table:formula="of:=CHAR(IF(ROW([.X13])+COLUMN([.X13])+ 63&gt;90;ROW([.X13])+COLUMN([.X13])+ 63-26;ROW([.X13])+COLUMN([.X13])+ 63))" office:value-type="string" office:string-value="J" calcext:value-type="string">
            <text:p>J</text:p>
          </table:table-cell>
          <table:table-cell table:formula="of:=CHAR(IF(ROW([.Y13])+COLUMN([.Y13])+ 63&gt;90;ROW([.Y13])+COLUMN([.Y13])+ 63-26;ROW([.Y13])+COLUMN([.Y13])+ 63))" office:value-type="string" office:string-value="K" calcext:value-type="string">
            <text:p>K</text:p>
          </table:table-cell>
          <table:table-cell table:formula="of:=CHAR(IF(ROW([.Z13])+COLUMN([.Z13])+ 63&gt;90;ROW([.Z13])+COLUMN([.Z13])+ 63-26;ROW([.Z13])+COLUMN([.Z13])+ 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 63&gt;90;ROW([.A14])+COLUMN([.A14])+ 63-26;ROW([.A14])+COLUMN([.A14])+ 63))" office:value-type="string" office:string-value="N" calcext:value-type="string">
            <text:p>N</text:p>
          </table:table-cell>
          <table:table-cell table:formula="of:=CHAR(IF(ROW([.B14])+COLUMN([.B14])+ 63&gt;90;ROW([.B14])+COLUMN([.B14])+ 63-26;ROW([.B14])+COLUMN([.B14])+ 63))" office:value-type="string" office:string-value="O" calcext:value-type="string">
            <text:p>O</text:p>
          </table:table-cell>
          <table:table-cell table:formula="of:=CHAR(IF(ROW([.C14])+COLUMN([.C14])+ 63&gt;90;ROW([.C14])+COLUMN([.C14])+ 63-26;ROW([.C14])+COLUMN([.C14])+ 63))" office:value-type="string" office:string-value="P" calcext:value-type="string">
            <text:p>P</text:p>
          </table:table-cell>
          <table:table-cell table:formula="of:=CHAR(IF(ROW([.D14])+COLUMN([.D14])+ 63&gt;90;ROW([.D14])+COLUMN([.D14])+ 63-26;ROW([.D14])+COLUMN([.D14])+ 63))" office:value-type="string" office:string-value="Q" calcext:value-type="string">
            <text:p>Q</text:p>
          </table:table-cell>
          <table:table-cell table:formula="of:=CHAR(IF(ROW([.E14])+COLUMN([.E14])+ 63&gt;90;ROW([.E14])+COLUMN([.E14])+ 63-26;ROW([.E14])+COLUMN([.E14])+ 63))" office:value-type="string" office:string-value="R" calcext:value-type="string">
            <text:p>R</text:p>
          </table:table-cell>
          <table:table-cell table:formula="of:=CHAR(IF(ROW([.F14])+COLUMN([.F14])+ 63&gt;90;ROW([.F14])+COLUMN([.F14])+ 63-26;ROW([.F14])+COLUMN([.F14])+ 63))" office:value-type="string" office:string-value="S" calcext:value-type="string">
            <text:p>S</text:p>
          </table:table-cell>
          <table:table-cell table:formula="of:=CHAR(IF(ROW([.G14])+COLUMN([.G14])+ 63&gt;90;ROW([.G14])+COLUMN([.G14])+ 63-26;ROW([.G14])+COLUMN([.G14])+ 63))" office:value-type="string" office:string-value="T" calcext:value-type="string">
            <text:p>T</text:p>
          </table:table-cell>
          <table:table-cell table:formula="of:=CHAR(IF(ROW([.H14])+COLUMN([.H14])+ 63&gt;90;ROW([.H14])+COLUMN([.H14])+ 63-26;ROW([.H14])+COLUMN([.H14])+ 63))" office:value-type="string" office:string-value="U" calcext:value-type="string">
            <text:p>U</text:p>
          </table:table-cell>
          <table:table-cell table:formula="of:=CHAR(IF(ROW([.I14])+COLUMN([.I14])+ 63&gt;90;ROW([.I14])+COLUMN([.I14])+ 63-26;ROW([.I14])+COLUMN([.I14])+ 63))" office:value-type="string" office:string-value="V" calcext:value-type="string">
            <text:p>V</text:p>
          </table:table-cell>
          <table:table-cell table:formula="of:=CHAR(IF(ROW([.J14])+COLUMN([.J14])+ 63&gt;90;ROW([.J14])+COLUMN([.J14])+ 63-26;ROW([.J14])+COLUMN([.J14])+ 63))" office:value-type="string" office:string-value="W" calcext:value-type="string">
            <text:p>W</text:p>
          </table:table-cell>
          <table:table-cell table:formula="of:=CHAR(IF(ROW([.K14])+COLUMN([.K14])+ 63&gt;90;ROW([.K14])+COLUMN([.K14])+ 63-26;ROW([.K14])+COLUMN([.K14])+ 63))" office:value-type="string" office:string-value="X" calcext:value-type="string">
            <text:p>X</text:p>
          </table:table-cell>
          <table:table-cell table:formula="of:=CHAR(IF(ROW([.L14])+COLUMN([.L14])+ 63&gt;90;ROW([.L14])+COLUMN([.L14])+ 63-26;ROW([.L14])+COLUMN([.L14])+ 63))" office:value-type="string" office:string-value="Y" calcext:value-type="string">
            <text:p>Y</text:p>
          </table:table-cell>
          <table:table-cell table:formula="of:=CHAR(IF(ROW([.M14])+COLUMN([.M14])+ 63&gt;90;ROW([.M14])+COLUMN([.M14])+ 63-26;ROW([.M14])+COLUMN([.M14])+ 63))" office:value-type="string" office:string-value="Z" calcext:value-type="string">
            <text:p>Z</text:p>
          </table:table-cell>
          <table:table-cell table:formula="of:=CHAR(IF(ROW([.N14])+COLUMN([.N14])+ 63&gt;90;ROW([.N14])+COLUMN([.N14])+ 63-26;ROW([.N14])+COLUMN([.N14])+ 63))" office:value-type="string" office:string-value="A" calcext:value-type="string">
            <text:p>A</text:p>
          </table:table-cell>
          <table:table-cell table:formula="of:=CHAR(IF(ROW([.O14])+COLUMN([.O14])+ 63&gt;90;ROW([.O14])+COLUMN([.O14])+ 63-26;ROW([.O14])+COLUMN([.O14])+ 63))" office:value-type="string" office:string-value="B" calcext:value-type="string">
            <text:p>B</text:p>
          </table:table-cell>
          <table:table-cell table:formula="of:=CHAR(IF(ROW([.P14])+COLUMN([.P14])+ 63&gt;90;ROW([.P14])+COLUMN([.P14])+ 63-26;ROW([.P14])+COLUMN([.P14])+ 63))" office:value-type="string" office:string-value="C" calcext:value-type="string">
            <text:p>C</text:p>
          </table:table-cell>
          <table:table-cell table:formula="of:=CHAR(IF(ROW([.Q14])+COLUMN([.Q14])+ 63&gt;90;ROW([.Q14])+COLUMN([.Q14])+ 63-26;ROW([.Q14])+COLUMN([.Q14])+ 63))" office:value-type="string" office:string-value="D" calcext:value-type="string">
            <text:p>D</text:p>
          </table:table-cell>
          <table:table-cell table:formula="of:=CHAR(IF(ROW([.R14])+COLUMN([.R14])+ 63&gt;90;ROW([.R14])+COLUMN([.R14])+ 63-26;ROW([.R14])+COLUMN([.R14])+ 63))" office:value-type="string" office:string-value="E" calcext:value-type="string">
            <text:p>E</text:p>
          </table:table-cell>
          <table:table-cell table:formula="of:=CHAR(IF(ROW([.S14])+COLUMN([.S14])+ 63&gt;90;ROW([.S14])+COLUMN([.S14])+ 63-26;ROW([.S14])+COLUMN([.S14])+ 63))" office:value-type="string" office:string-value="F" calcext:value-type="string">
            <text:p>F</text:p>
          </table:table-cell>
          <table:table-cell table:formula="of:=CHAR(IF(ROW([.T14])+COLUMN([.T14])+ 63&gt;90;ROW([.T14])+COLUMN([.T14])+ 63-26;ROW([.T14])+COLUMN([.T14])+ 63))" office:value-type="string" office:string-value="G" calcext:value-type="string">
            <text:p>G</text:p>
          </table:table-cell>
          <table:table-cell table:formula="of:=CHAR(IF(ROW([.U14])+COLUMN([.U14])+ 63&gt;90;ROW([.U14])+COLUMN([.U14])+ 63-26;ROW([.U14])+COLUMN([.U14])+ 63))" office:value-type="string" office:string-value="H" calcext:value-type="string">
            <text:p>H</text:p>
          </table:table-cell>
          <table:table-cell table:formula="of:=CHAR(IF(ROW([.V14])+COLUMN([.V14])+ 63&gt;90;ROW([.V14])+COLUMN([.V14])+ 63-26;ROW([.V14])+COLUMN([.V14])+ 63))" office:value-type="string" office:string-value="I" calcext:value-type="string">
            <text:p>I</text:p>
          </table:table-cell>
          <table:table-cell table:formula="of:=CHAR(IF(ROW([.W14])+COLUMN([.W14])+ 63&gt;90;ROW([.W14])+COLUMN([.W14])+ 63-26;ROW([.W14])+COLUMN([.W14])+ 63))" office:value-type="string" office:string-value="J" calcext:value-type="string">
            <text:p>J</text:p>
          </table:table-cell>
          <table:table-cell table:formula="of:=CHAR(IF(ROW([.X14])+COLUMN([.X14])+ 63&gt;90;ROW([.X14])+COLUMN([.X14])+ 63-26;ROW([.X14])+COLUMN([.X14])+ 63))" office:value-type="string" office:string-value="K" calcext:value-type="string">
            <text:p>K</text:p>
          </table:table-cell>
          <table:table-cell table:formula="of:=CHAR(IF(ROW([.Y14])+COLUMN([.Y14])+ 63&gt;90;ROW([.Y14])+COLUMN([.Y14])+ 63-26;ROW([.Y14])+COLUMN([.Y14])+ 63))" office:value-type="string" office:string-value="L" calcext:value-type="string">
            <text:p>L</text:p>
          </table:table-cell>
          <table:table-cell table:formula="of:=CHAR(IF(ROW([.Z14])+COLUMN([.Z14])+ 63&gt;90;ROW([.Z14])+COLUMN([.Z14])+ 63-26;ROW([.Z14])+COLUMN([.Z14])+ 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 63&gt;90;ROW([.A15])+COLUMN([.A15])+ 63-26;ROW([.A15])+COLUMN([.A15])+ 63))" office:value-type="string" office:string-value="O" calcext:value-type="string">
            <text:p>O</text:p>
          </table:table-cell>
          <table:table-cell table:formula="of:=CHAR(IF(ROW([.B15])+COLUMN([.B15])+ 63&gt;90;ROW([.B15])+COLUMN([.B15])+ 63-26;ROW([.B15])+COLUMN([.B15])+ 63))" office:value-type="string" office:string-value="P" calcext:value-type="string">
            <text:p>P</text:p>
          </table:table-cell>
          <table:table-cell table:formula="of:=CHAR(IF(ROW([.C15])+COLUMN([.C15])+ 63&gt;90;ROW([.C15])+COLUMN([.C15])+ 63-26;ROW([.C15])+COLUMN([.C15])+ 63))" office:value-type="string" office:string-value="Q" calcext:value-type="string">
            <text:p>Q</text:p>
          </table:table-cell>
          <table:table-cell table:formula="of:=CHAR(IF(ROW([.D15])+COLUMN([.D15])+ 63&gt;90;ROW([.D15])+COLUMN([.D15])+ 63-26;ROW([.D15])+COLUMN([.D15])+ 63))" office:value-type="string" office:string-value="R" calcext:value-type="string">
            <text:p>R</text:p>
          </table:table-cell>
          <table:table-cell table:formula="of:=CHAR(IF(ROW([.E15])+COLUMN([.E15])+ 63&gt;90;ROW([.E15])+COLUMN([.E15])+ 63-26;ROW([.E15])+COLUMN([.E15])+ 63))" office:value-type="string" office:string-value="S" calcext:value-type="string">
            <text:p>S</text:p>
          </table:table-cell>
          <table:table-cell table:formula="of:=CHAR(IF(ROW([.F15])+COLUMN([.F15])+ 63&gt;90;ROW([.F15])+COLUMN([.F15])+ 63-26;ROW([.F15])+COLUMN([.F15])+ 63))" office:value-type="string" office:string-value="T" calcext:value-type="string">
            <text:p>T</text:p>
          </table:table-cell>
          <table:table-cell table:formula="of:=CHAR(IF(ROW([.G15])+COLUMN([.G15])+ 63&gt;90;ROW([.G15])+COLUMN([.G15])+ 63-26;ROW([.G15])+COLUMN([.G15])+ 63))" office:value-type="string" office:string-value="U" calcext:value-type="string">
            <text:p>U</text:p>
          </table:table-cell>
          <table:table-cell table:formula="of:=CHAR(IF(ROW([.H15])+COLUMN([.H15])+ 63&gt;90;ROW([.H15])+COLUMN([.H15])+ 63-26;ROW([.H15])+COLUMN([.H15])+ 63))" office:value-type="string" office:string-value="V" calcext:value-type="string">
            <text:p>V</text:p>
          </table:table-cell>
          <table:table-cell table:formula="of:=CHAR(IF(ROW([.I15])+COLUMN([.I15])+ 63&gt;90;ROW([.I15])+COLUMN([.I15])+ 63-26;ROW([.I15])+COLUMN([.I15])+ 63))" office:value-type="string" office:string-value="W" calcext:value-type="string">
            <text:p>W</text:p>
          </table:table-cell>
          <table:table-cell table:formula="of:=CHAR(IF(ROW([.J15])+COLUMN([.J15])+ 63&gt;90;ROW([.J15])+COLUMN([.J15])+ 63-26;ROW([.J15])+COLUMN([.J15])+ 63))" office:value-type="string" office:string-value="X" calcext:value-type="string">
            <text:p>X</text:p>
          </table:table-cell>
          <table:table-cell table:formula="of:=CHAR(IF(ROW([.K15])+COLUMN([.K15])+ 63&gt;90;ROW([.K15])+COLUMN([.K15])+ 63-26;ROW([.K15])+COLUMN([.K15])+ 63))" office:value-type="string" office:string-value="Y" calcext:value-type="string">
            <text:p>Y</text:p>
          </table:table-cell>
          <table:table-cell table:formula="of:=CHAR(IF(ROW([.L15])+COLUMN([.L15])+ 63&gt;90;ROW([.L15])+COLUMN([.L15])+ 63-26;ROW([.L15])+COLUMN([.L15])+ 63))" office:value-type="string" office:string-value="Z" calcext:value-type="string">
            <text:p>Z</text:p>
          </table:table-cell>
          <table:table-cell table:formula="of:=CHAR(IF(ROW([.M15])+COLUMN([.M15])+ 63&gt;90;ROW([.M15])+COLUMN([.M15])+ 63-26;ROW([.M15])+COLUMN([.M15])+ 63))" office:value-type="string" office:string-value="A" calcext:value-type="string">
            <text:p>A</text:p>
          </table:table-cell>
          <table:table-cell table:formula="of:=CHAR(IF(ROW([.N15])+COLUMN([.N15])+ 63&gt;90;ROW([.N15])+COLUMN([.N15])+ 63-26;ROW([.N15])+COLUMN([.N15])+ 63))" office:value-type="string" office:string-value="B" calcext:value-type="string">
            <text:p>B</text:p>
          </table:table-cell>
          <table:table-cell table:formula="of:=CHAR(IF(ROW([.O15])+COLUMN([.O15])+ 63&gt;90;ROW([.O15])+COLUMN([.O15])+ 63-26;ROW([.O15])+COLUMN([.O15])+ 63))" office:value-type="string" office:string-value="C" calcext:value-type="string">
            <text:p>C</text:p>
          </table:table-cell>
          <table:table-cell table:formula="of:=CHAR(IF(ROW([.P15])+COLUMN([.P15])+ 63&gt;90;ROW([.P15])+COLUMN([.P15])+ 63-26;ROW([.P15])+COLUMN([.P15])+ 63))" office:value-type="string" office:string-value="D" calcext:value-type="string">
            <text:p>D</text:p>
          </table:table-cell>
          <table:table-cell table:formula="of:=CHAR(IF(ROW([.Q15])+COLUMN([.Q15])+ 63&gt;90;ROW([.Q15])+COLUMN([.Q15])+ 63-26;ROW([.Q15])+COLUMN([.Q15])+ 63))" office:value-type="string" office:string-value="E" calcext:value-type="string">
            <text:p>E</text:p>
          </table:table-cell>
          <table:table-cell table:formula="of:=CHAR(IF(ROW([.R15])+COLUMN([.R15])+ 63&gt;90;ROW([.R15])+COLUMN([.R15])+ 63-26;ROW([.R15])+COLUMN([.R15])+ 63))" office:value-type="string" office:string-value="F" calcext:value-type="string">
            <text:p>F</text:p>
          </table:table-cell>
          <table:table-cell table:formula="of:=CHAR(IF(ROW([.S15])+COLUMN([.S15])+ 63&gt;90;ROW([.S15])+COLUMN([.S15])+ 63-26;ROW([.S15])+COLUMN([.S15])+ 63))" office:value-type="string" office:string-value="G" calcext:value-type="string">
            <text:p>G</text:p>
          </table:table-cell>
          <table:table-cell table:formula="of:=CHAR(IF(ROW([.T15])+COLUMN([.T15])+ 63&gt;90;ROW([.T15])+COLUMN([.T15])+ 63-26;ROW([.T15])+COLUMN([.T15])+ 63))" office:value-type="string" office:string-value="H" calcext:value-type="string">
            <text:p>H</text:p>
          </table:table-cell>
          <table:table-cell table:formula="of:=CHAR(IF(ROW([.U15])+COLUMN([.U15])+ 63&gt;90;ROW([.U15])+COLUMN([.U15])+ 63-26;ROW([.U15])+COLUMN([.U15])+ 63))" office:value-type="string" office:string-value="I" calcext:value-type="string">
            <text:p>I</text:p>
          </table:table-cell>
          <table:table-cell table:formula="of:=CHAR(IF(ROW([.V15])+COLUMN([.V15])+ 63&gt;90;ROW([.V15])+COLUMN([.V15])+ 63-26;ROW([.V15])+COLUMN([.V15])+ 63))" office:value-type="string" office:string-value="J" calcext:value-type="string">
            <text:p>J</text:p>
          </table:table-cell>
          <table:table-cell table:formula="of:=CHAR(IF(ROW([.W15])+COLUMN([.W15])+ 63&gt;90;ROW([.W15])+COLUMN([.W15])+ 63-26;ROW([.W15])+COLUMN([.W15])+ 63))" office:value-type="string" office:string-value="K" calcext:value-type="string">
            <text:p>K</text:p>
          </table:table-cell>
          <table:table-cell table:formula="of:=CHAR(IF(ROW([.X15])+COLUMN([.X15])+ 63&gt;90;ROW([.X15])+COLUMN([.X15])+ 63-26;ROW([.X15])+COLUMN([.X15])+ 63))" office:value-type="string" office:string-value="L" calcext:value-type="string">
            <text:p>L</text:p>
          </table:table-cell>
          <table:table-cell table:formula="of:=CHAR(IF(ROW([.Y15])+COLUMN([.Y15])+ 63&gt;90;ROW([.Y15])+COLUMN([.Y15])+ 63-26;ROW([.Y15])+COLUMN([.Y15])+ 63))" office:value-type="string" office:string-value="M" calcext:value-type="string">
            <text:p>M</text:p>
          </table:table-cell>
          <table:table-cell table:formula="of:=CHAR(IF(ROW([.Z15])+COLUMN([.Z15])+ 63&gt;90;ROW([.Z15])+COLUMN([.Z15])+ 63-26;ROW([.Z15])+COLUMN([.Z15])+ 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 63&gt;90;ROW([.A16])+COLUMN([.A16])+ 63-26;ROW([.A16])+COLUMN([.A16])+ 63))" office:value-type="string" office:string-value="P" calcext:value-type="string">
            <text:p>P</text:p>
          </table:table-cell>
          <table:table-cell table:formula="of:=CHAR(IF(ROW([.B16])+COLUMN([.B16])+ 63&gt;90;ROW([.B16])+COLUMN([.B16])+ 63-26;ROW([.B16])+COLUMN([.B16])+ 63))" office:value-type="string" office:string-value="Q" calcext:value-type="string">
            <text:p>Q</text:p>
          </table:table-cell>
          <table:table-cell table:formula="of:=CHAR(IF(ROW([.C16])+COLUMN([.C16])+ 63&gt;90;ROW([.C16])+COLUMN([.C16])+ 63-26;ROW([.C16])+COLUMN([.C16])+ 63))" office:value-type="string" office:string-value="R" calcext:value-type="string">
            <text:p>R</text:p>
          </table:table-cell>
          <table:table-cell table:formula="of:=CHAR(IF(ROW([.D16])+COLUMN([.D16])+ 63&gt;90;ROW([.D16])+COLUMN([.D16])+ 63-26;ROW([.D16])+COLUMN([.D16])+ 63))" office:value-type="string" office:string-value="S" calcext:value-type="string">
            <text:p>S</text:p>
          </table:table-cell>
          <table:table-cell table:formula="of:=CHAR(IF(ROW([.E16])+COLUMN([.E16])+ 63&gt;90;ROW([.E16])+COLUMN([.E16])+ 63-26;ROW([.E16])+COLUMN([.E16])+ 63))" office:value-type="string" office:string-value="T" calcext:value-type="string">
            <text:p>T</text:p>
          </table:table-cell>
          <table:table-cell table:formula="of:=CHAR(IF(ROW([.F16])+COLUMN([.F16])+ 63&gt;90;ROW([.F16])+COLUMN([.F16])+ 63-26;ROW([.F16])+COLUMN([.F16])+ 63))" office:value-type="string" office:string-value="U" calcext:value-type="string">
            <text:p>U</text:p>
          </table:table-cell>
          <table:table-cell table:formula="of:=CHAR(IF(ROW([.G16])+COLUMN([.G16])+ 63&gt;90;ROW([.G16])+COLUMN([.G16])+ 63-26;ROW([.G16])+COLUMN([.G16])+ 63))" office:value-type="string" office:string-value="V" calcext:value-type="string">
            <text:p>V</text:p>
          </table:table-cell>
          <table:table-cell table:formula="of:=CHAR(IF(ROW([.H16])+COLUMN([.H16])+ 63&gt;90;ROW([.H16])+COLUMN([.H16])+ 63-26;ROW([.H16])+COLUMN([.H16])+ 63))" office:value-type="string" office:string-value="W" calcext:value-type="string">
            <text:p>W</text:p>
          </table:table-cell>
          <table:table-cell table:formula="of:=CHAR(IF(ROW([.I16])+COLUMN([.I16])+ 63&gt;90;ROW([.I16])+COLUMN([.I16])+ 63-26;ROW([.I16])+COLUMN([.I16])+ 63))" office:value-type="string" office:string-value="X" calcext:value-type="string">
            <text:p>X</text:p>
          </table:table-cell>
          <table:table-cell table:formula="of:=CHAR(IF(ROW([.J16])+COLUMN([.J16])+ 63&gt;90;ROW([.J16])+COLUMN([.J16])+ 63-26;ROW([.J16])+COLUMN([.J16])+ 63))" office:value-type="string" office:string-value="Y" calcext:value-type="string">
            <text:p>Y</text:p>
          </table:table-cell>
          <table:table-cell table:formula="of:=CHAR(IF(ROW([.K16])+COLUMN([.K16])+ 63&gt;90;ROW([.K16])+COLUMN([.K16])+ 63-26;ROW([.K16])+COLUMN([.K16])+ 63))" office:value-type="string" office:string-value="Z" calcext:value-type="string">
            <text:p>Z</text:p>
          </table:table-cell>
          <table:table-cell table:formula="of:=CHAR(IF(ROW([.L16])+COLUMN([.L16])+ 63&gt;90;ROW([.L16])+COLUMN([.L16])+ 63-26;ROW([.L16])+COLUMN([.L16])+ 63))" office:value-type="string" office:string-value="A" calcext:value-type="string">
            <text:p>A</text:p>
          </table:table-cell>
          <table:table-cell table:formula="of:=CHAR(IF(ROW([.M16])+COLUMN([.M16])+ 63&gt;90;ROW([.M16])+COLUMN([.M16])+ 63-26;ROW([.M16])+COLUMN([.M16])+ 63))" office:value-type="string" office:string-value="B" calcext:value-type="string">
            <text:p>B</text:p>
          </table:table-cell>
          <table:table-cell table:formula="of:=CHAR(IF(ROW([.N16])+COLUMN([.N16])+ 63&gt;90;ROW([.N16])+COLUMN([.N16])+ 63-26;ROW([.N16])+COLUMN([.N16])+ 63))" office:value-type="string" office:string-value="C" calcext:value-type="string">
            <text:p>C</text:p>
          </table:table-cell>
          <table:table-cell table:formula="of:=CHAR(IF(ROW([.O16])+COLUMN([.O16])+ 63&gt;90;ROW([.O16])+COLUMN([.O16])+ 63-26;ROW([.O16])+COLUMN([.O16])+ 63))" office:value-type="string" office:string-value="D" calcext:value-type="string">
            <text:p>D</text:p>
          </table:table-cell>
          <table:table-cell table:formula="of:=CHAR(IF(ROW([.P16])+COLUMN([.P16])+ 63&gt;90;ROW([.P16])+COLUMN([.P16])+ 63-26;ROW([.P16])+COLUMN([.P16])+ 63))" office:value-type="string" office:string-value="E" calcext:value-type="string">
            <text:p>E</text:p>
          </table:table-cell>
          <table:table-cell table:formula="of:=CHAR(IF(ROW([.Q16])+COLUMN([.Q16])+ 63&gt;90;ROW([.Q16])+COLUMN([.Q16])+ 63-26;ROW([.Q16])+COLUMN([.Q16])+ 63))" office:value-type="string" office:string-value="F" calcext:value-type="string">
            <text:p>F</text:p>
          </table:table-cell>
          <table:table-cell table:formula="of:=CHAR(IF(ROW([.R16])+COLUMN([.R16])+ 63&gt;90;ROW([.R16])+COLUMN([.R16])+ 63-26;ROW([.R16])+COLUMN([.R16])+ 63))" office:value-type="string" office:string-value="G" calcext:value-type="string">
            <text:p>G</text:p>
          </table:table-cell>
          <table:table-cell table:formula="of:=CHAR(IF(ROW([.S16])+COLUMN([.S16])+ 63&gt;90;ROW([.S16])+COLUMN([.S16])+ 63-26;ROW([.S16])+COLUMN([.S16])+ 63))" office:value-type="string" office:string-value="H" calcext:value-type="string">
            <text:p>H</text:p>
          </table:table-cell>
          <table:table-cell table:formula="of:=CHAR(IF(ROW([.T16])+COLUMN([.T16])+ 63&gt;90;ROW([.T16])+COLUMN([.T16])+ 63-26;ROW([.T16])+COLUMN([.T16])+ 63))" office:value-type="string" office:string-value="I" calcext:value-type="string">
            <text:p>I</text:p>
          </table:table-cell>
          <table:table-cell table:formula="of:=CHAR(IF(ROW([.U16])+COLUMN([.U16])+ 63&gt;90;ROW([.U16])+COLUMN([.U16])+ 63-26;ROW([.U16])+COLUMN([.U16])+ 63))" office:value-type="string" office:string-value="J" calcext:value-type="string">
            <text:p>J</text:p>
          </table:table-cell>
          <table:table-cell table:formula="of:=CHAR(IF(ROW([.V16])+COLUMN([.V16])+ 63&gt;90;ROW([.V16])+COLUMN([.V16])+ 63-26;ROW([.V16])+COLUMN([.V16])+ 63))" office:value-type="string" office:string-value="K" calcext:value-type="string">
            <text:p>K</text:p>
          </table:table-cell>
          <table:table-cell table:formula="of:=CHAR(IF(ROW([.W16])+COLUMN([.W16])+ 63&gt;90;ROW([.W16])+COLUMN([.W16])+ 63-26;ROW([.W16])+COLUMN([.W16])+ 63))" office:value-type="string" office:string-value="L" calcext:value-type="string">
            <text:p>L</text:p>
          </table:table-cell>
          <table:table-cell table:formula="of:=CHAR(IF(ROW([.X16])+COLUMN([.X16])+ 63&gt;90;ROW([.X16])+COLUMN([.X16])+ 63-26;ROW([.X16])+COLUMN([.X16])+ 63))" office:value-type="string" office:string-value="M" calcext:value-type="string">
            <text:p>M</text:p>
          </table:table-cell>
          <table:table-cell table:formula="of:=CHAR(IF(ROW([.Y16])+COLUMN([.Y16])+ 63&gt;90;ROW([.Y16])+COLUMN([.Y16])+ 63-26;ROW([.Y16])+COLUMN([.Y16])+ 63))" office:value-type="string" office:string-value="N" calcext:value-type="string">
            <text:p>N</text:p>
          </table:table-cell>
          <table:table-cell table:formula="of:=CHAR(IF(ROW([.Z16])+COLUMN([.Z16])+ 63&gt;90;ROW([.Z16])+COLUMN([.Z16])+ 63-26;ROW([.Z16])+COLUMN([.Z16])+ 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 63&gt;90;ROW([.A17])+COLUMN([.A17])+ 63-26;ROW([.A17])+COLUMN([.A17])+ 63))" office:value-type="string" office:string-value="Q" calcext:value-type="string">
            <text:p>Q</text:p>
          </table:table-cell>
          <table:table-cell table:formula="of:=CHAR(IF(ROW([.B17])+COLUMN([.B17])+ 63&gt;90;ROW([.B17])+COLUMN([.B17])+ 63-26;ROW([.B17])+COLUMN([.B17])+ 63))" office:value-type="string" office:string-value="R" calcext:value-type="string">
            <text:p>R</text:p>
          </table:table-cell>
          <table:table-cell table:formula="of:=CHAR(IF(ROW([.C17])+COLUMN([.C17])+ 63&gt;90;ROW([.C17])+COLUMN([.C17])+ 63-26;ROW([.C17])+COLUMN([.C17])+ 63))" office:value-type="string" office:string-value="S" calcext:value-type="string">
            <text:p>S</text:p>
          </table:table-cell>
          <table:table-cell table:formula="of:=CHAR(IF(ROW([.D17])+COLUMN([.D17])+ 63&gt;90;ROW([.D17])+COLUMN([.D17])+ 63-26;ROW([.D17])+COLUMN([.D17])+ 63))" office:value-type="string" office:string-value="T" calcext:value-type="string">
            <text:p>T</text:p>
          </table:table-cell>
          <table:table-cell table:formula="of:=CHAR(IF(ROW([.E17])+COLUMN([.E17])+ 63&gt;90;ROW([.E17])+COLUMN([.E17])+ 63-26;ROW([.E17])+COLUMN([.E17])+ 63))" office:value-type="string" office:string-value="U" calcext:value-type="string">
            <text:p>U</text:p>
          </table:table-cell>
          <table:table-cell table:formula="of:=CHAR(IF(ROW([.F17])+COLUMN([.F17])+ 63&gt;90;ROW([.F17])+COLUMN([.F17])+ 63-26;ROW([.F17])+COLUMN([.F17])+ 63))" office:value-type="string" office:string-value="V" calcext:value-type="string">
            <text:p>V</text:p>
          </table:table-cell>
          <table:table-cell table:formula="of:=CHAR(IF(ROW([.G17])+COLUMN([.G17])+ 63&gt;90;ROW([.G17])+COLUMN([.G17])+ 63-26;ROW([.G17])+COLUMN([.G17])+ 63))" office:value-type="string" office:string-value="W" calcext:value-type="string">
            <text:p>W</text:p>
          </table:table-cell>
          <table:table-cell table:formula="of:=CHAR(IF(ROW([.H17])+COLUMN([.H17])+ 63&gt;90;ROW([.H17])+COLUMN([.H17])+ 63-26;ROW([.H17])+COLUMN([.H17])+ 63))" office:value-type="string" office:string-value="X" calcext:value-type="string">
            <text:p>X</text:p>
          </table:table-cell>
          <table:table-cell table:formula="of:=CHAR(IF(ROW([.I17])+COLUMN([.I17])+ 63&gt;90;ROW([.I17])+COLUMN([.I17])+ 63-26;ROW([.I17])+COLUMN([.I17])+ 63))" office:value-type="string" office:string-value="Y" calcext:value-type="string">
            <text:p>Y</text:p>
          </table:table-cell>
          <table:table-cell table:formula="of:=CHAR(IF(ROW([.J17])+COLUMN([.J17])+ 63&gt;90;ROW([.J17])+COLUMN([.J17])+ 63-26;ROW([.J17])+COLUMN([.J17])+ 63))" office:value-type="string" office:string-value="Z" calcext:value-type="string">
            <text:p>Z</text:p>
          </table:table-cell>
          <table:table-cell table:formula="of:=CHAR(IF(ROW([.K17])+COLUMN([.K17])+ 63&gt;90;ROW([.K17])+COLUMN([.K17])+ 63-26;ROW([.K17])+COLUMN([.K17])+ 63))" office:value-type="string" office:string-value="A" calcext:value-type="string">
            <text:p>A</text:p>
          </table:table-cell>
          <table:table-cell table:formula="of:=CHAR(IF(ROW([.L17])+COLUMN([.L17])+ 63&gt;90;ROW([.L17])+COLUMN([.L17])+ 63-26;ROW([.L17])+COLUMN([.L17])+ 63))" office:value-type="string" office:string-value="B" calcext:value-type="string">
            <text:p>B</text:p>
          </table:table-cell>
          <table:table-cell table:formula="of:=CHAR(IF(ROW([.M17])+COLUMN([.M17])+ 63&gt;90;ROW([.M17])+COLUMN([.M17])+ 63-26;ROW([.M17])+COLUMN([.M17])+ 63))" office:value-type="string" office:string-value="C" calcext:value-type="string">
            <text:p>C</text:p>
          </table:table-cell>
          <table:table-cell table:formula="of:=CHAR(IF(ROW([.N17])+COLUMN([.N17])+ 63&gt;90;ROW([.N17])+COLUMN([.N17])+ 63-26;ROW([.N17])+COLUMN([.N17])+ 63))" office:value-type="string" office:string-value="D" calcext:value-type="string">
            <text:p>D</text:p>
          </table:table-cell>
          <table:table-cell table:formula="of:=CHAR(IF(ROW([.O17])+COLUMN([.O17])+ 63&gt;90;ROW([.O17])+COLUMN([.O17])+ 63-26;ROW([.O17])+COLUMN([.O17])+ 63))" office:value-type="string" office:string-value="E" calcext:value-type="string">
            <text:p>E</text:p>
          </table:table-cell>
          <table:table-cell table:formula="of:=CHAR(IF(ROW([.P17])+COLUMN([.P17])+ 63&gt;90;ROW([.P17])+COLUMN([.P17])+ 63-26;ROW([.P17])+COLUMN([.P17])+ 63))" office:value-type="string" office:string-value="F" calcext:value-type="string">
            <text:p>F</text:p>
          </table:table-cell>
          <table:table-cell table:formula="of:=CHAR(IF(ROW([.Q17])+COLUMN([.Q17])+ 63&gt;90;ROW([.Q17])+COLUMN([.Q17])+ 63-26;ROW([.Q17])+COLUMN([.Q17])+ 63))" office:value-type="string" office:string-value="G" calcext:value-type="string">
            <text:p>G</text:p>
          </table:table-cell>
          <table:table-cell table:formula="of:=CHAR(IF(ROW([.R17])+COLUMN([.R17])+ 63&gt;90;ROW([.R17])+COLUMN([.R17])+ 63-26;ROW([.R17])+COLUMN([.R17])+ 63))" office:value-type="string" office:string-value="H" calcext:value-type="string">
            <text:p>H</text:p>
          </table:table-cell>
          <table:table-cell table:formula="of:=CHAR(IF(ROW([.S17])+COLUMN([.S17])+ 63&gt;90;ROW([.S17])+COLUMN([.S17])+ 63-26;ROW([.S17])+COLUMN([.S17])+ 63))" office:value-type="string" office:string-value="I" calcext:value-type="string">
            <text:p>I</text:p>
          </table:table-cell>
          <table:table-cell table:formula="of:=CHAR(IF(ROW([.T17])+COLUMN([.T17])+ 63&gt;90;ROW([.T17])+COLUMN([.T17])+ 63-26;ROW([.T17])+COLUMN([.T17])+ 63))" office:value-type="string" office:string-value="J" calcext:value-type="string">
            <text:p>J</text:p>
          </table:table-cell>
          <table:table-cell table:formula="of:=CHAR(IF(ROW([.U17])+COLUMN([.U17])+ 63&gt;90;ROW([.U17])+COLUMN([.U17])+ 63-26;ROW([.U17])+COLUMN([.U17])+ 63))" office:value-type="string" office:string-value="K" calcext:value-type="string">
            <text:p>K</text:p>
          </table:table-cell>
          <table:table-cell table:formula="of:=CHAR(IF(ROW([.V17])+COLUMN([.V17])+ 63&gt;90;ROW([.V17])+COLUMN([.V17])+ 63-26;ROW([.V17])+COLUMN([.V17])+ 63))" office:value-type="string" office:string-value="L" calcext:value-type="string">
            <text:p>L</text:p>
          </table:table-cell>
          <table:table-cell table:formula="of:=CHAR(IF(ROW([.W17])+COLUMN([.W17])+ 63&gt;90;ROW([.W17])+COLUMN([.W17])+ 63-26;ROW([.W17])+COLUMN([.W17])+ 63))" office:value-type="string" office:string-value="M" calcext:value-type="string">
            <text:p>M</text:p>
          </table:table-cell>
          <table:table-cell table:formula="of:=CHAR(IF(ROW([.X17])+COLUMN([.X17])+ 63&gt;90;ROW([.X17])+COLUMN([.X17])+ 63-26;ROW([.X17])+COLUMN([.X17])+ 63))" office:value-type="string" office:string-value="N" calcext:value-type="string">
            <text:p>N</text:p>
          </table:table-cell>
          <table:table-cell table:formula="of:=CHAR(IF(ROW([.Y17])+COLUMN([.Y17])+ 63&gt;90;ROW([.Y17])+COLUMN([.Y17])+ 63-26;ROW([.Y17])+COLUMN([.Y17])+ 63))" office:value-type="string" office:string-value="O" calcext:value-type="string">
            <text:p>O</text:p>
          </table:table-cell>
          <table:table-cell table:formula="of:=CHAR(IF(ROW([.Z17])+COLUMN([.Z17])+ 63&gt;90;ROW([.Z17])+COLUMN([.Z17])+ 63-26;ROW([.Z17])+COLUMN([.Z17])+ 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 63&gt;90;ROW([.A18])+COLUMN([.A18])+ 63-26;ROW([.A18])+COLUMN([.A18])+ 63))" office:value-type="string" office:string-value="R" calcext:value-type="string">
            <text:p>R</text:p>
          </table:table-cell>
          <table:table-cell table:formula="of:=CHAR(IF(ROW([.B18])+COLUMN([.B18])+ 63&gt;90;ROW([.B18])+COLUMN([.B18])+ 63-26;ROW([.B18])+COLUMN([.B18])+ 63))" office:value-type="string" office:string-value="S" calcext:value-type="string">
            <text:p>S</text:p>
          </table:table-cell>
          <table:table-cell table:formula="of:=CHAR(IF(ROW([.C18])+COLUMN([.C18])+ 63&gt;90;ROW([.C18])+COLUMN([.C18])+ 63-26;ROW([.C18])+COLUMN([.C18])+ 63))" office:value-type="string" office:string-value="T" calcext:value-type="string">
            <text:p>T</text:p>
          </table:table-cell>
          <table:table-cell table:formula="of:=CHAR(IF(ROW([.D18])+COLUMN([.D18])+ 63&gt;90;ROW([.D18])+COLUMN([.D18])+ 63-26;ROW([.D18])+COLUMN([.D18])+ 63))" office:value-type="string" office:string-value="U" calcext:value-type="string">
            <text:p>U</text:p>
          </table:table-cell>
          <table:table-cell table:formula="of:=CHAR(IF(ROW([.E18])+COLUMN([.E18])+ 63&gt;90;ROW([.E18])+COLUMN([.E18])+ 63-26;ROW([.E18])+COLUMN([.E18])+ 63))" office:value-type="string" office:string-value="V" calcext:value-type="string">
            <text:p>V</text:p>
          </table:table-cell>
          <table:table-cell table:formula="of:=CHAR(IF(ROW([.F18])+COLUMN([.F18])+ 63&gt;90;ROW([.F18])+COLUMN([.F18])+ 63-26;ROW([.F18])+COLUMN([.F18])+ 63))" office:value-type="string" office:string-value="W" calcext:value-type="string">
            <text:p>W</text:p>
          </table:table-cell>
          <table:table-cell table:formula="of:=CHAR(IF(ROW([.G18])+COLUMN([.G18])+ 63&gt;90;ROW([.G18])+COLUMN([.G18])+ 63-26;ROW([.G18])+COLUMN([.G18])+ 63))" office:value-type="string" office:string-value="X" calcext:value-type="string">
            <text:p>X</text:p>
          </table:table-cell>
          <table:table-cell table:formula="of:=CHAR(IF(ROW([.H18])+COLUMN([.H18])+ 63&gt;90;ROW([.H18])+COLUMN([.H18])+ 63-26;ROW([.H18])+COLUMN([.H18])+ 63))" office:value-type="string" office:string-value="Y" calcext:value-type="string">
            <text:p>Y</text:p>
          </table:table-cell>
          <table:table-cell table:formula="of:=CHAR(IF(ROW([.I18])+COLUMN([.I18])+ 63&gt;90;ROW([.I18])+COLUMN([.I18])+ 63-26;ROW([.I18])+COLUMN([.I18])+ 63))" office:value-type="string" office:string-value="Z" calcext:value-type="string">
            <text:p>Z</text:p>
          </table:table-cell>
          <table:table-cell table:formula="of:=CHAR(IF(ROW([.J18])+COLUMN([.J18])+ 63&gt;90;ROW([.J18])+COLUMN([.J18])+ 63-26;ROW([.J18])+COLUMN([.J18])+ 63))" office:value-type="string" office:string-value="A" calcext:value-type="string">
            <text:p>A</text:p>
          </table:table-cell>
          <table:table-cell table:formula="of:=CHAR(IF(ROW([.K18])+COLUMN([.K18])+ 63&gt;90;ROW([.K18])+COLUMN([.K18])+ 63-26;ROW([.K18])+COLUMN([.K18])+ 63))" office:value-type="string" office:string-value="B" calcext:value-type="string">
            <text:p>B</text:p>
          </table:table-cell>
          <table:table-cell table:formula="of:=CHAR(IF(ROW([.L18])+COLUMN([.L18])+ 63&gt;90;ROW([.L18])+COLUMN([.L18])+ 63-26;ROW([.L18])+COLUMN([.L18])+ 63))" office:value-type="string" office:string-value="C" calcext:value-type="string">
            <text:p>C</text:p>
          </table:table-cell>
          <table:table-cell table:formula="of:=CHAR(IF(ROW([.M18])+COLUMN([.M18])+ 63&gt;90;ROW([.M18])+COLUMN([.M18])+ 63-26;ROW([.M18])+COLUMN([.M18])+ 63))" office:value-type="string" office:string-value="D" calcext:value-type="string">
            <text:p>D</text:p>
          </table:table-cell>
          <table:table-cell table:formula="of:=CHAR(IF(ROW([.N18])+COLUMN([.N18])+ 63&gt;90;ROW([.N18])+COLUMN([.N18])+ 63-26;ROW([.N18])+COLUMN([.N18])+ 63))" office:value-type="string" office:string-value="E" calcext:value-type="string">
            <text:p>E</text:p>
          </table:table-cell>
          <table:table-cell table:formula="of:=CHAR(IF(ROW([.O18])+COLUMN([.O18])+ 63&gt;90;ROW([.O18])+COLUMN([.O18])+ 63-26;ROW([.O18])+COLUMN([.O18])+ 63))" office:value-type="string" office:string-value="F" calcext:value-type="string">
            <text:p>F</text:p>
          </table:table-cell>
          <table:table-cell table:formula="of:=CHAR(IF(ROW([.P18])+COLUMN([.P18])+ 63&gt;90;ROW([.P18])+COLUMN([.P18])+ 63-26;ROW([.P18])+COLUMN([.P18])+ 63))" office:value-type="string" office:string-value="G" calcext:value-type="string">
            <text:p>G</text:p>
          </table:table-cell>
          <table:table-cell table:formula="of:=CHAR(IF(ROW([.Q18])+COLUMN([.Q18])+ 63&gt;90;ROW([.Q18])+COLUMN([.Q18])+ 63-26;ROW([.Q18])+COLUMN([.Q18])+ 63))" office:value-type="string" office:string-value="H" calcext:value-type="string">
            <text:p>H</text:p>
          </table:table-cell>
          <table:table-cell table:formula="of:=CHAR(IF(ROW([.R18])+COLUMN([.R18])+ 63&gt;90;ROW([.R18])+COLUMN([.R18])+ 63-26;ROW([.R18])+COLUMN([.R18])+ 63))" office:value-type="string" office:string-value="I" calcext:value-type="string">
            <text:p>I</text:p>
          </table:table-cell>
          <table:table-cell table:formula="of:=CHAR(IF(ROW([.S18])+COLUMN([.S18])+ 63&gt;90;ROW([.S18])+COLUMN([.S18])+ 63-26;ROW([.S18])+COLUMN([.S18])+ 63))" office:value-type="string" office:string-value="J" calcext:value-type="string">
            <text:p>J</text:p>
          </table:table-cell>
          <table:table-cell table:formula="of:=CHAR(IF(ROW([.T18])+COLUMN([.T18])+ 63&gt;90;ROW([.T18])+COLUMN([.T18])+ 63-26;ROW([.T18])+COLUMN([.T18])+ 63))" office:value-type="string" office:string-value="K" calcext:value-type="string">
            <text:p>K</text:p>
          </table:table-cell>
          <table:table-cell table:formula="of:=CHAR(IF(ROW([.U18])+COLUMN([.U18])+ 63&gt;90;ROW([.U18])+COLUMN([.U18])+ 63-26;ROW([.U18])+COLUMN([.U18])+ 63))" office:value-type="string" office:string-value="L" calcext:value-type="string">
            <text:p>L</text:p>
          </table:table-cell>
          <table:table-cell table:formula="of:=CHAR(IF(ROW([.V18])+COLUMN([.V18])+ 63&gt;90;ROW([.V18])+COLUMN([.V18])+ 63-26;ROW([.V18])+COLUMN([.V18])+ 63))" office:value-type="string" office:string-value="M" calcext:value-type="string">
            <text:p>M</text:p>
          </table:table-cell>
          <table:table-cell table:formula="of:=CHAR(IF(ROW([.W18])+COLUMN([.W18])+ 63&gt;90;ROW([.W18])+COLUMN([.W18])+ 63-26;ROW([.W18])+COLUMN([.W18])+ 63))" office:value-type="string" office:string-value="N" calcext:value-type="string">
            <text:p>N</text:p>
          </table:table-cell>
          <table:table-cell table:formula="of:=CHAR(IF(ROW([.X18])+COLUMN([.X18])+ 63&gt;90;ROW([.X18])+COLUMN([.X18])+ 63-26;ROW([.X18])+COLUMN([.X18])+ 63))" office:value-type="string" office:string-value="O" calcext:value-type="string">
            <text:p>O</text:p>
          </table:table-cell>
          <table:table-cell table:formula="of:=CHAR(IF(ROW([.Y18])+COLUMN([.Y18])+ 63&gt;90;ROW([.Y18])+COLUMN([.Y18])+ 63-26;ROW([.Y18])+COLUMN([.Y18])+ 63))" office:value-type="string" office:string-value="P" calcext:value-type="string">
            <text:p>P</text:p>
          </table:table-cell>
          <table:table-cell table:formula="of:=CHAR(IF(ROW([.Z18])+COLUMN([.Z18])+ 63&gt;90;ROW([.Z18])+COLUMN([.Z18])+ 63-26;ROW([.Z18])+COLUMN([.Z18])+ 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 63&gt;90;ROW([.A19])+COLUMN([.A19])+ 63-26;ROW([.A19])+COLUMN([.A19])+ 63))" office:value-type="string" office:string-value="S" calcext:value-type="string">
            <text:p>S</text:p>
          </table:table-cell>
          <table:table-cell table:formula="of:=CHAR(IF(ROW([.B19])+COLUMN([.B19])+ 63&gt;90;ROW([.B19])+COLUMN([.B19])+ 63-26;ROW([.B19])+COLUMN([.B19])+ 63))" office:value-type="string" office:string-value="T" calcext:value-type="string">
            <text:p>T</text:p>
          </table:table-cell>
          <table:table-cell table:formula="of:=CHAR(IF(ROW([.C19])+COLUMN([.C19])+ 63&gt;90;ROW([.C19])+COLUMN([.C19])+ 63-26;ROW([.C19])+COLUMN([.C19])+ 63))" office:value-type="string" office:string-value="U" calcext:value-type="string">
            <text:p>U</text:p>
          </table:table-cell>
          <table:table-cell table:formula="of:=CHAR(IF(ROW([.D19])+COLUMN([.D19])+ 63&gt;90;ROW([.D19])+COLUMN([.D19])+ 63-26;ROW([.D19])+COLUMN([.D19])+ 63))" office:value-type="string" office:string-value="V" calcext:value-type="string">
            <text:p>V</text:p>
          </table:table-cell>
          <table:table-cell table:formula="of:=CHAR(IF(ROW([.E19])+COLUMN([.E19])+ 63&gt;90;ROW([.E19])+COLUMN([.E19])+ 63-26;ROW([.E19])+COLUMN([.E19])+ 63))" office:value-type="string" office:string-value="W" calcext:value-type="string">
            <text:p>W</text:p>
          </table:table-cell>
          <table:table-cell table:formula="of:=CHAR(IF(ROW([.F19])+COLUMN([.F19])+ 63&gt;90;ROW([.F19])+COLUMN([.F19])+ 63-26;ROW([.F19])+COLUMN([.F19])+ 63))" office:value-type="string" office:string-value="X" calcext:value-type="string">
            <text:p>X</text:p>
          </table:table-cell>
          <table:table-cell table:formula="of:=CHAR(IF(ROW([.G19])+COLUMN([.G19])+ 63&gt;90;ROW([.G19])+COLUMN([.G19])+ 63-26;ROW([.G19])+COLUMN([.G19])+ 63))" office:value-type="string" office:string-value="Y" calcext:value-type="string">
            <text:p>Y</text:p>
          </table:table-cell>
          <table:table-cell table:formula="of:=CHAR(IF(ROW([.H19])+COLUMN([.H19])+ 63&gt;90;ROW([.H19])+COLUMN([.H19])+ 63-26;ROW([.H19])+COLUMN([.H19])+ 63))" office:value-type="string" office:string-value="Z" calcext:value-type="string">
            <text:p>Z</text:p>
          </table:table-cell>
          <table:table-cell table:formula="of:=CHAR(IF(ROW([.I19])+COLUMN([.I19])+ 63&gt;90;ROW([.I19])+COLUMN([.I19])+ 63-26;ROW([.I19])+COLUMN([.I19])+ 63))" office:value-type="string" office:string-value="A" calcext:value-type="string">
            <text:p>A</text:p>
          </table:table-cell>
          <table:table-cell table:formula="of:=CHAR(IF(ROW([.J19])+COLUMN([.J19])+ 63&gt;90;ROW([.J19])+COLUMN([.J19])+ 63-26;ROW([.J19])+COLUMN([.J19])+ 63))" office:value-type="string" office:string-value="B" calcext:value-type="string">
            <text:p>B</text:p>
          </table:table-cell>
          <table:table-cell table:formula="of:=CHAR(IF(ROW([.K19])+COLUMN([.K19])+ 63&gt;90;ROW([.K19])+COLUMN([.K19])+ 63-26;ROW([.K19])+COLUMN([.K19])+ 63))" office:value-type="string" office:string-value="C" calcext:value-type="string">
            <text:p>C</text:p>
          </table:table-cell>
          <table:table-cell table:formula="of:=CHAR(IF(ROW([.L19])+COLUMN([.L19])+ 63&gt;90;ROW([.L19])+COLUMN([.L19])+ 63-26;ROW([.L19])+COLUMN([.L19])+ 63))" office:value-type="string" office:string-value="D" calcext:value-type="string">
            <text:p>D</text:p>
          </table:table-cell>
          <table:table-cell table:formula="of:=CHAR(IF(ROW([.M19])+COLUMN([.M19])+ 63&gt;90;ROW([.M19])+COLUMN([.M19])+ 63-26;ROW([.M19])+COLUMN([.M19])+ 63))" office:value-type="string" office:string-value="E" calcext:value-type="string">
            <text:p>E</text:p>
          </table:table-cell>
          <table:table-cell table:formula="of:=CHAR(IF(ROW([.N19])+COLUMN([.N19])+ 63&gt;90;ROW([.N19])+COLUMN([.N19])+ 63-26;ROW([.N19])+COLUMN([.N19])+ 63))" office:value-type="string" office:string-value="F" calcext:value-type="string">
            <text:p>F</text:p>
          </table:table-cell>
          <table:table-cell table:formula="of:=CHAR(IF(ROW([.O19])+COLUMN([.O19])+ 63&gt;90;ROW([.O19])+COLUMN([.O19])+ 63-26;ROW([.O19])+COLUMN([.O19])+ 63))" office:value-type="string" office:string-value="G" calcext:value-type="string">
            <text:p>G</text:p>
          </table:table-cell>
          <table:table-cell table:formula="of:=CHAR(IF(ROW([.P19])+COLUMN([.P19])+ 63&gt;90;ROW([.P19])+COLUMN([.P19])+ 63-26;ROW([.P19])+COLUMN([.P19])+ 63))" office:value-type="string" office:string-value="H" calcext:value-type="string">
            <text:p>H</text:p>
          </table:table-cell>
          <table:table-cell table:formula="of:=CHAR(IF(ROW([.Q19])+COLUMN([.Q19])+ 63&gt;90;ROW([.Q19])+COLUMN([.Q19])+ 63-26;ROW([.Q19])+COLUMN([.Q19])+ 63))" office:value-type="string" office:string-value="I" calcext:value-type="string">
            <text:p>I</text:p>
          </table:table-cell>
          <table:table-cell table:formula="of:=CHAR(IF(ROW([.R19])+COLUMN([.R19])+ 63&gt;90;ROW([.R19])+COLUMN([.R19])+ 63-26;ROW([.R19])+COLUMN([.R19])+ 63))" office:value-type="string" office:string-value="J" calcext:value-type="string">
            <text:p>J</text:p>
          </table:table-cell>
          <table:table-cell table:formula="of:=CHAR(IF(ROW([.S19])+COLUMN([.S19])+ 63&gt;90;ROW([.S19])+COLUMN([.S19])+ 63-26;ROW([.S19])+COLUMN([.S19])+ 63))" office:value-type="string" office:string-value="K" calcext:value-type="string">
            <text:p>K</text:p>
          </table:table-cell>
          <table:table-cell table:formula="of:=CHAR(IF(ROW([.T19])+COLUMN([.T19])+ 63&gt;90;ROW([.T19])+COLUMN([.T19])+ 63-26;ROW([.T19])+COLUMN([.T19])+ 63))" office:value-type="string" office:string-value="L" calcext:value-type="string">
            <text:p>L</text:p>
          </table:table-cell>
          <table:table-cell table:formula="of:=CHAR(IF(ROW([.U19])+COLUMN([.U19])+ 63&gt;90;ROW([.U19])+COLUMN([.U19])+ 63-26;ROW([.U19])+COLUMN([.U19])+ 63))" office:value-type="string" office:string-value="M" calcext:value-type="string">
            <text:p>M</text:p>
          </table:table-cell>
          <table:table-cell table:formula="of:=CHAR(IF(ROW([.V19])+COLUMN([.V19])+ 63&gt;90;ROW([.V19])+COLUMN([.V19])+ 63-26;ROW([.V19])+COLUMN([.V19])+ 63))" office:value-type="string" office:string-value="N" calcext:value-type="string">
            <text:p>N</text:p>
          </table:table-cell>
          <table:table-cell table:formula="of:=CHAR(IF(ROW([.W19])+COLUMN([.W19])+ 63&gt;90;ROW([.W19])+COLUMN([.W19])+ 63-26;ROW([.W19])+COLUMN([.W19])+ 63))" office:value-type="string" office:string-value="O" calcext:value-type="string">
            <text:p>O</text:p>
          </table:table-cell>
          <table:table-cell table:formula="of:=CHAR(IF(ROW([.X19])+COLUMN([.X19])+ 63&gt;90;ROW([.X19])+COLUMN([.X19])+ 63-26;ROW([.X19])+COLUMN([.X19])+ 63))" office:value-type="string" office:string-value="P" calcext:value-type="string">
            <text:p>P</text:p>
          </table:table-cell>
          <table:table-cell table:formula="of:=CHAR(IF(ROW([.Y19])+COLUMN([.Y19])+ 63&gt;90;ROW([.Y19])+COLUMN([.Y19])+ 63-26;ROW([.Y19])+COLUMN([.Y19])+ 63))" office:value-type="string" office:string-value="Q" calcext:value-type="string">
            <text:p>Q</text:p>
          </table:table-cell>
          <table:table-cell table:formula="of:=CHAR(IF(ROW([.Z19])+COLUMN([.Z19])+ 63&gt;90;ROW([.Z19])+COLUMN([.Z19])+ 63-26;ROW([.Z19])+COLUMN([.Z19])+ 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 63&gt;90;ROW([.A20])+COLUMN([.A20])+ 63-26;ROW([.A20])+COLUMN([.A20])+ 63))" office:value-type="string" office:string-value="T" calcext:value-type="string">
            <text:p>T</text:p>
          </table:table-cell>
          <table:table-cell table:formula="of:=CHAR(IF(ROW([.B20])+COLUMN([.B20])+ 63&gt;90;ROW([.B20])+COLUMN([.B20])+ 63-26;ROW([.B20])+COLUMN([.B20])+ 63))" office:value-type="string" office:string-value="U" calcext:value-type="string">
            <text:p>U</text:p>
          </table:table-cell>
          <table:table-cell table:formula="of:=CHAR(IF(ROW([.C20])+COLUMN([.C20])+ 63&gt;90;ROW([.C20])+COLUMN([.C20])+ 63-26;ROW([.C20])+COLUMN([.C20])+ 63))" office:value-type="string" office:string-value="V" calcext:value-type="string">
            <text:p>V</text:p>
          </table:table-cell>
          <table:table-cell table:formula="of:=CHAR(IF(ROW([.D20])+COLUMN([.D20])+ 63&gt;90;ROW([.D20])+COLUMN([.D20])+ 63-26;ROW([.D20])+COLUMN([.D20])+ 63))" office:value-type="string" office:string-value="W" calcext:value-type="string">
            <text:p>W</text:p>
          </table:table-cell>
          <table:table-cell table:formula="of:=CHAR(IF(ROW([.E20])+COLUMN([.E20])+ 63&gt;90;ROW([.E20])+COLUMN([.E20])+ 63-26;ROW([.E20])+COLUMN([.E20])+ 63))" office:value-type="string" office:string-value="X" calcext:value-type="string">
            <text:p>X</text:p>
          </table:table-cell>
          <table:table-cell table:formula="of:=CHAR(IF(ROW([.F20])+COLUMN([.F20])+ 63&gt;90;ROW([.F20])+COLUMN([.F20])+ 63-26;ROW([.F20])+COLUMN([.F20])+ 63))" office:value-type="string" office:string-value="Y" calcext:value-type="string">
            <text:p>Y</text:p>
          </table:table-cell>
          <table:table-cell table:formula="of:=CHAR(IF(ROW([.G20])+COLUMN([.G20])+ 63&gt;90;ROW([.G20])+COLUMN([.G20])+ 63-26;ROW([.G20])+COLUMN([.G20])+ 63))" office:value-type="string" office:string-value="Z" calcext:value-type="string">
            <text:p>Z</text:p>
          </table:table-cell>
          <table:table-cell table:formula="of:=CHAR(IF(ROW([.H20])+COLUMN([.H20])+ 63&gt;90;ROW([.H20])+COLUMN([.H20])+ 63-26;ROW([.H20])+COLUMN([.H20])+ 63))" office:value-type="string" office:string-value="A" calcext:value-type="string">
            <text:p>A</text:p>
          </table:table-cell>
          <table:table-cell table:formula="of:=CHAR(IF(ROW([.I20])+COLUMN([.I20])+ 63&gt;90;ROW([.I20])+COLUMN([.I20])+ 63-26;ROW([.I20])+COLUMN([.I20])+ 63))" office:value-type="string" office:string-value="B" calcext:value-type="string">
            <text:p>B</text:p>
          </table:table-cell>
          <table:table-cell table:formula="of:=CHAR(IF(ROW([.J20])+COLUMN([.J20])+ 63&gt;90;ROW([.J20])+COLUMN([.J20])+ 63-26;ROW([.J20])+COLUMN([.J20])+ 63))" office:value-type="string" office:string-value="C" calcext:value-type="string">
            <text:p>C</text:p>
          </table:table-cell>
          <table:table-cell table:formula="of:=CHAR(IF(ROW([.K20])+COLUMN([.K20])+ 63&gt;90;ROW([.K20])+COLUMN([.K20])+ 63-26;ROW([.K20])+COLUMN([.K20])+ 63))" office:value-type="string" office:string-value="D" calcext:value-type="string">
            <text:p>D</text:p>
          </table:table-cell>
          <table:table-cell table:formula="of:=CHAR(IF(ROW([.L20])+COLUMN([.L20])+ 63&gt;90;ROW([.L20])+COLUMN([.L20])+ 63-26;ROW([.L20])+COLUMN([.L20])+ 63))" office:value-type="string" office:string-value="E" calcext:value-type="string">
            <text:p>E</text:p>
          </table:table-cell>
          <table:table-cell table:formula="of:=CHAR(IF(ROW([.M20])+COLUMN([.M20])+ 63&gt;90;ROW([.M20])+COLUMN([.M20])+ 63-26;ROW([.M20])+COLUMN([.M20])+ 63))" office:value-type="string" office:string-value="F" calcext:value-type="string">
            <text:p>F</text:p>
          </table:table-cell>
          <table:table-cell table:formula="of:=CHAR(IF(ROW([.N20])+COLUMN([.N20])+ 63&gt;90;ROW([.N20])+COLUMN([.N20])+ 63-26;ROW([.N20])+COLUMN([.N20])+ 63))" office:value-type="string" office:string-value="G" calcext:value-type="string">
            <text:p>G</text:p>
          </table:table-cell>
          <table:table-cell table:formula="of:=CHAR(IF(ROW([.O20])+COLUMN([.O20])+ 63&gt;90;ROW([.O20])+COLUMN([.O20])+ 63-26;ROW([.O20])+COLUMN([.O20])+ 63))" office:value-type="string" office:string-value="H" calcext:value-type="string">
            <text:p>H</text:p>
          </table:table-cell>
          <table:table-cell table:formula="of:=CHAR(IF(ROW([.P20])+COLUMN([.P20])+ 63&gt;90;ROW([.P20])+COLUMN([.P20])+ 63-26;ROW([.P20])+COLUMN([.P20])+ 63))" office:value-type="string" office:string-value="I" calcext:value-type="string">
            <text:p>I</text:p>
          </table:table-cell>
          <table:table-cell table:formula="of:=CHAR(IF(ROW([.Q20])+COLUMN([.Q20])+ 63&gt;90;ROW([.Q20])+COLUMN([.Q20])+ 63-26;ROW([.Q20])+COLUMN([.Q20])+ 63))" office:value-type="string" office:string-value="J" calcext:value-type="string">
            <text:p>J</text:p>
          </table:table-cell>
          <table:table-cell table:formula="of:=CHAR(IF(ROW([.R20])+COLUMN([.R20])+ 63&gt;90;ROW([.R20])+COLUMN([.R20])+ 63-26;ROW([.R20])+COLUMN([.R20])+ 63))" office:value-type="string" office:string-value="K" calcext:value-type="string">
            <text:p>K</text:p>
          </table:table-cell>
          <table:table-cell table:formula="of:=CHAR(IF(ROW([.S20])+COLUMN([.S20])+ 63&gt;90;ROW([.S20])+COLUMN([.S20])+ 63-26;ROW([.S20])+COLUMN([.S20])+ 63))" office:value-type="string" office:string-value="L" calcext:value-type="string">
            <text:p>L</text:p>
          </table:table-cell>
          <table:table-cell table:formula="of:=CHAR(IF(ROW([.T20])+COLUMN([.T20])+ 63&gt;90;ROW([.T20])+COLUMN([.T20])+ 63-26;ROW([.T20])+COLUMN([.T20])+ 63))" office:value-type="string" office:string-value="M" calcext:value-type="string">
            <text:p>M</text:p>
          </table:table-cell>
          <table:table-cell table:formula="of:=CHAR(IF(ROW([.U20])+COLUMN([.U20])+ 63&gt;90;ROW([.U20])+COLUMN([.U20])+ 63-26;ROW([.U20])+COLUMN([.U20])+ 63))" office:value-type="string" office:string-value="N" calcext:value-type="string">
            <text:p>N</text:p>
          </table:table-cell>
          <table:table-cell table:formula="of:=CHAR(IF(ROW([.V20])+COLUMN([.V20])+ 63&gt;90;ROW([.V20])+COLUMN([.V20])+ 63-26;ROW([.V20])+COLUMN([.V20])+ 63))" office:value-type="string" office:string-value="O" calcext:value-type="string">
            <text:p>O</text:p>
          </table:table-cell>
          <table:table-cell table:formula="of:=CHAR(IF(ROW([.W20])+COLUMN([.W20])+ 63&gt;90;ROW([.W20])+COLUMN([.W20])+ 63-26;ROW([.W20])+COLUMN([.W20])+ 63))" office:value-type="string" office:string-value="P" calcext:value-type="string">
            <text:p>P</text:p>
          </table:table-cell>
          <table:table-cell table:formula="of:=CHAR(IF(ROW([.X20])+COLUMN([.X20])+ 63&gt;90;ROW([.X20])+COLUMN([.X20])+ 63-26;ROW([.X20])+COLUMN([.X20])+ 63))" office:value-type="string" office:string-value="Q" calcext:value-type="string">
            <text:p>Q</text:p>
          </table:table-cell>
          <table:table-cell table:formula="of:=CHAR(IF(ROW([.Y20])+COLUMN([.Y20])+ 63&gt;90;ROW([.Y20])+COLUMN([.Y20])+ 63-26;ROW([.Y20])+COLUMN([.Y20])+ 63))" office:value-type="string" office:string-value="R" calcext:value-type="string">
            <text:p>R</text:p>
          </table:table-cell>
          <table:table-cell table:formula="of:=CHAR(IF(ROW([.Z20])+COLUMN([.Z20])+ 63&gt;90;ROW([.Z20])+COLUMN([.Z20])+ 63-26;ROW([.Z20])+COLUMN([.Z20])+ 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 63&gt;90;ROW([.A21])+COLUMN([.A21])+ 63-26;ROW([.A21])+COLUMN([.A21])+ 63))" office:value-type="string" office:string-value="U" calcext:value-type="string">
            <text:p>U</text:p>
          </table:table-cell>
          <table:table-cell table:formula="of:=CHAR(IF(ROW([.B21])+COLUMN([.B21])+ 63&gt;90;ROW([.B21])+COLUMN([.B21])+ 63-26;ROW([.B21])+COLUMN([.B21])+ 63))" office:value-type="string" office:string-value="V" calcext:value-type="string">
            <text:p>V</text:p>
          </table:table-cell>
          <table:table-cell table:formula="of:=CHAR(IF(ROW([.C21])+COLUMN([.C21])+ 63&gt;90;ROW([.C21])+COLUMN([.C21])+ 63-26;ROW([.C21])+COLUMN([.C21])+ 63))" office:value-type="string" office:string-value="W" calcext:value-type="string">
            <text:p>W</text:p>
          </table:table-cell>
          <table:table-cell table:formula="of:=CHAR(IF(ROW([.D21])+COLUMN([.D21])+ 63&gt;90;ROW([.D21])+COLUMN([.D21])+ 63-26;ROW([.D21])+COLUMN([.D21])+ 63))" office:value-type="string" office:string-value="X" calcext:value-type="string">
            <text:p>X</text:p>
          </table:table-cell>
          <table:table-cell table:formula="of:=CHAR(IF(ROW([.E21])+COLUMN([.E21])+ 63&gt;90;ROW([.E21])+COLUMN([.E21])+ 63-26;ROW([.E21])+COLUMN([.E21])+ 63))" office:value-type="string" office:string-value="Y" calcext:value-type="string">
            <text:p>Y</text:p>
          </table:table-cell>
          <table:table-cell table:formula="of:=CHAR(IF(ROW([.F21])+COLUMN([.F21])+ 63&gt;90;ROW([.F21])+COLUMN([.F21])+ 63-26;ROW([.F21])+COLUMN([.F21])+ 63))" office:value-type="string" office:string-value="Z" calcext:value-type="string">
            <text:p>Z</text:p>
          </table:table-cell>
          <table:table-cell table:formula="of:=CHAR(IF(ROW([.G21])+COLUMN([.G21])+ 63&gt;90;ROW([.G21])+COLUMN([.G21])+ 63-26;ROW([.G21])+COLUMN([.G21])+ 63))" office:value-type="string" office:string-value="A" calcext:value-type="string">
            <text:p>A</text:p>
          </table:table-cell>
          <table:table-cell table:formula="of:=CHAR(IF(ROW([.H21])+COLUMN([.H21])+ 63&gt;90;ROW([.H21])+COLUMN([.H21])+ 63-26;ROW([.H21])+COLUMN([.H21])+ 63))" office:value-type="string" office:string-value="B" calcext:value-type="string">
            <text:p>B</text:p>
          </table:table-cell>
          <table:table-cell table:formula="of:=CHAR(IF(ROW([.I21])+COLUMN([.I21])+ 63&gt;90;ROW([.I21])+COLUMN([.I21])+ 63-26;ROW([.I21])+COLUMN([.I21])+ 63))" office:value-type="string" office:string-value="C" calcext:value-type="string">
            <text:p>C</text:p>
          </table:table-cell>
          <table:table-cell table:formula="of:=CHAR(IF(ROW([.J21])+COLUMN([.J21])+ 63&gt;90;ROW([.J21])+COLUMN([.J21])+ 63-26;ROW([.J21])+COLUMN([.J21])+ 63))" office:value-type="string" office:string-value="D" calcext:value-type="string">
            <text:p>D</text:p>
          </table:table-cell>
          <table:table-cell table:formula="of:=CHAR(IF(ROW([.K21])+COLUMN([.K21])+ 63&gt;90;ROW([.K21])+COLUMN([.K21])+ 63-26;ROW([.K21])+COLUMN([.K21])+ 63))" office:value-type="string" office:string-value="E" calcext:value-type="string">
            <text:p>E</text:p>
          </table:table-cell>
          <table:table-cell table:formula="of:=CHAR(IF(ROW([.L21])+COLUMN([.L21])+ 63&gt;90;ROW([.L21])+COLUMN([.L21])+ 63-26;ROW([.L21])+COLUMN([.L21])+ 63))" office:value-type="string" office:string-value="F" calcext:value-type="string">
            <text:p>F</text:p>
          </table:table-cell>
          <table:table-cell table:formula="of:=CHAR(IF(ROW([.M21])+COLUMN([.M21])+ 63&gt;90;ROW([.M21])+COLUMN([.M21])+ 63-26;ROW([.M21])+COLUMN([.M21])+ 63))" office:value-type="string" office:string-value="G" calcext:value-type="string">
            <text:p>G</text:p>
          </table:table-cell>
          <table:table-cell table:formula="of:=CHAR(IF(ROW([.N21])+COLUMN([.N21])+ 63&gt;90;ROW([.N21])+COLUMN([.N21])+ 63-26;ROW([.N21])+COLUMN([.N21])+ 63))" office:value-type="string" office:string-value="H" calcext:value-type="string">
            <text:p>H</text:p>
          </table:table-cell>
          <table:table-cell table:formula="of:=CHAR(IF(ROW([.O21])+COLUMN([.O21])+ 63&gt;90;ROW([.O21])+COLUMN([.O21])+ 63-26;ROW([.O21])+COLUMN([.O21])+ 63))" office:value-type="string" office:string-value="I" calcext:value-type="string">
            <text:p>I</text:p>
          </table:table-cell>
          <table:table-cell table:formula="of:=CHAR(IF(ROW([.P21])+COLUMN([.P21])+ 63&gt;90;ROW([.P21])+COLUMN([.P21])+ 63-26;ROW([.P21])+COLUMN([.P21])+ 63))" office:value-type="string" office:string-value="J" calcext:value-type="string">
            <text:p>J</text:p>
          </table:table-cell>
          <table:table-cell table:formula="of:=CHAR(IF(ROW([.Q21])+COLUMN([.Q21])+ 63&gt;90;ROW([.Q21])+COLUMN([.Q21])+ 63-26;ROW([.Q21])+COLUMN([.Q21])+ 63))" office:value-type="string" office:string-value="K" calcext:value-type="string">
            <text:p>K</text:p>
          </table:table-cell>
          <table:table-cell table:formula="of:=CHAR(IF(ROW([.R21])+COLUMN([.R21])+ 63&gt;90;ROW([.R21])+COLUMN([.R21])+ 63-26;ROW([.R21])+COLUMN([.R21])+ 63))" office:value-type="string" office:string-value="L" calcext:value-type="string">
            <text:p>L</text:p>
          </table:table-cell>
          <table:table-cell table:formula="of:=CHAR(IF(ROW([.S21])+COLUMN([.S21])+ 63&gt;90;ROW([.S21])+COLUMN([.S21])+ 63-26;ROW([.S21])+COLUMN([.S21])+ 63))" office:value-type="string" office:string-value="M" calcext:value-type="string">
            <text:p>M</text:p>
          </table:table-cell>
          <table:table-cell table:formula="of:=CHAR(IF(ROW([.T21])+COLUMN([.T21])+ 63&gt;90;ROW([.T21])+COLUMN([.T21])+ 63-26;ROW([.T21])+COLUMN([.T21])+ 63))" office:value-type="string" office:string-value="N" calcext:value-type="string">
            <text:p>N</text:p>
          </table:table-cell>
          <table:table-cell table:formula="of:=CHAR(IF(ROW([.U21])+COLUMN([.U21])+ 63&gt;90;ROW([.U21])+COLUMN([.U21])+ 63-26;ROW([.U21])+COLUMN([.U21])+ 63))" office:value-type="string" office:string-value="O" calcext:value-type="string">
            <text:p>O</text:p>
          </table:table-cell>
          <table:table-cell table:formula="of:=CHAR(IF(ROW([.V21])+COLUMN([.V21])+ 63&gt;90;ROW([.V21])+COLUMN([.V21])+ 63-26;ROW([.V21])+COLUMN([.V21])+ 63))" office:value-type="string" office:string-value="P" calcext:value-type="string">
            <text:p>P</text:p>
          </table:table-cell>
          <table:table-cell table:formula="of:=CHAR(IF(ROW([.W21])+COLUMN([.W21])+ 63&gt;90;ROW([.W21])+COLUMN([.W21])+ 63-26;ROW([.W21])+COLUMN([.W21])+ 63))" office:value-type="string" office:string-value="Q" calcext:value-type="string">
            <text:p>Q</text:p>
          </table:table-cell>
          <table:table-cell table:formula="of:=CHAR(IF(ROW([.X21])+COLUMN([.X21])+ 63&gt;90;ROW([.X21])+COLUMN([.X21])+ 63-26;ROW([.X21])+COLUMN([.X21])+ 63))" office:value-type="string" office:string-value="R" calcext:value-type="string">
            <text:p>R</text:p>
          </table:table-cell>
          <table:table-cell table:formula="of:=CHAR(IF(ROW([.Y21])+COLUMN([.Y21])+ 63&gt;90;ROW([.Y21])+COLUMN([.Y21])+ 63-26;ROW([.Y21])+COLUMN([.Y21])+ 63))" office:value-type="string" office:string-value="S" calcext:value-type="string">
            <text:p>S</text:p>
          </table:table-cell>
          <table:table-cell table:formula="of:=CHAR(IF(ROW([.Z21])+COLUMN([.Z21])+ 63&gt;90;ROW([.Z21])+COLUMN([.Z21])+ 63-26;ROW([.Z21])+COLUMN([.Z21])+ 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 63&gt;90;ROW([.A22])+COLUMN([.A22])+ 63-26;ROW([.A22])+COLUMN([.A22])+ 63))" office:value-type="string" office:string-value="V" calcext:value-type="string">
            <text:p>V</text:p>
          </table:table-cell>
          <table:table-cell table:formula="of:=CHAR(IF(ROW([.B22])+COLUMN([.B22])+ 63&gt;90;ROW([.B22])+COLUMN([.B22])+ 63-26;ROW([.B22])+COLUMN([.B22])+ 63))" office:value-type="string" office:string-value="W" calcext:value-type="string">
            <text:p>W</text:p>
          </table:table-cell>
          <table:table-cell table:formula="of:=CHAR(IF(ROW([.C22])+COLUMN([.C22])+ 63&gt;90;ROW([.C22])+COLUMN([.C22])+ 63-26;ROW([.C22])+COLUMN([.C22])+ 63))" office:value-type="string" office:string-value="X" calcext:value-type="string">
            <text:p>X</text:p>
          </table:table-cell>
          <table:table-cell table:formula="of:=CHAR(IF(ROW([.D22])+COLUMN([.D22])+ 63&gt;90;ROW([.D22])+COLUMN([.D22])+ 63-26;ROW([.D22])+COLUMN([.D22])+ 63))" office:value-type="string" office:string-value="Y" calcext:value-type="string">
            <text:p>Y</text:p>
          </table:table-cell>
          <table:table-cell table:formula="of:=CHAR(IF(ROW([.E22])+COLUMN([.E22])+ 63&gt;90;ROW([.E22])+COLUMN([.E22])+ 63-26;ROW([.E22])+COLUMN([.E22])+ 63))" office:value-type="string" office:string-value="Z" calcext:value-type="string">
            <text:p>Z</text:p>
          </table:table-cell>
          <table:table-cell table:formula="of:=CHAR(IF(ROW([.F22])+COLUMN([.F22])+ 63&gt;90;ROW([.F22])+COLUMN([.F22])+ 63-26;ROW([.F22])+COLUMN([.F22])+ 63))" office:value-type="string" office:string-value="A" calcext:value-type="string">
            <text:p>A</text:p>
          </table:table-cell>
          <table:table-cell table:formula="of:=CHAR(IF(ROW([.G22])+COLUMN([.G22])+ 63&gt;90;ROW([.G22])+COLUMN([.G22])+ 63-26;ROW([.G22])+COLUMN([.G22])+ 63))" office:value-type="string" office:string-value="B" calcext:value-type="string">
            <text:p>B</text:p>
          </table:table-cell>
          <table:table-cell table:formula="of:=CHAR(IF(ROW([.H22])+COLUMN([.H22])+ 63&gt;90;ROW([.H22])+COLUMN([.H22])+ 63-26;ROW([.H22])+COLUMN([.H22])+ 63))" office:value-type="string" office:string-value="C" calcext:value-type="string">
            <text:p>C</text:p>
          </table:table-cell>
          <table:table-cell table:formula="of:=CHAR(IF(ROW([.I22])+COLUMN([.I22])+ 63&gt;90;ROW([.I22])+COLUMN([.I22])+ 63-26;ROW([.I22])+COLUMN([.I22])+ 63))" office:value-type="string" office:string-value="D" calcext:value-type="string">
            <text:p>D</text:p>
          </table:table-cell>
          <table:table-cell table:formula="of:=CHAR(IF(ROW([.J22])+COLUMN([.J22])+ 63&gt;90;ROW([.J22])+COLUMN([.J22])+ 63-26;ROW([.J22])+COLUMN([.J22])+ 63))" office:value-type="string" office:string-value="E" calcext:value-type="string">
            <text:p>E</text:p>
          </table:table-cell>
          <table:table-cell table:formula="of:=CHAR(IF(ROW([.K22])+COLUMN([.K22])+ 63&gt;90;ROW([.K22])+COLUMN([.K22])+ 63-26;ROW([.K22])+COLUMN([.K22])+ 63))" office:value-type="string" office:string-value="F" calcext:value-type="string">
            <text:p>F</text:p>
          </table:table-cell>
          <table:table-cell table:formula="of:=CHAR(IF(ROW([.L22])+COLUMN([.L22])+ 63&gt;90;ROW([.L22])+COLUMN([.L22])+ 63-26;ROW([.L22])+COLUMN([.L22])+ 63))" office:value-type="string" office:string-value="G" calcext:value-type="string">
            <text:p>G</text:p>
          </table:table-cell>
          <table:table-cell table:formula="of:=CHAR(IF(ROW([.M22])+COLUMN([.M22])+ 63&gt;90;ROW([.M22])+COLUMN([.M22])+ 63-26;ROW([.M22])+COLUMN([.M22])+ 63))" office:value-type="string" office:string-value="H" calcext:value-type="string">
            <text:p>H</text:p>
          </table:table-cell>
          <table:table-cell table:formula="of:=CHAR(IF(ROW([.N22])+COLUMN([.N22])+ 63&gt;90;ROW([.N22])+COLUMN([.N22])+ 63-26;ROW([.N22])+COLUMN([.N22])+ 63))" office:value-type="string" office:string-value="I" calcext:value-type="string">
            <text:p>I</text:p>
          </table:table-cell>
          <table:table-cell table:formula="of:=CHAR(IF(ROW([.O22])+COLUMN([.O22])+ 63&gt;90;ROW([.O22])+COLUMN([.O22])+ 63-26;ROW([.O22])+COLUMN([.O22])+ 63))" office:value-type="string" office:string-value="J" calcext:value-type="string">
            <text:p>J</text:p>
          </table:table-cell>
          <table:table-cell table:formula="of:=CHAR(IF(ROW([.P22])+COLUMN([.P22])+ 63&gt;90;ROW([.P22])+COLUMN([.P22])+ 63-26;ROW([.P22])+COLUMN([.P22])+ 63))" office:value-type="string" office:string-value="K" calcext:value-type="string">
            <text:p>K</text:p>
          </table:table-cell>
          <table:table-cell table:formula="of:=CHAR(IF(ROW([.Q22])+COLUMN([.Q22])+ 63&gt;90;ROW([.Q22])+COLUMN([.Q22])+ 63-26;ROW([.Q22])+COLUMN([.Q22])+ 63))" office:value-type="string" office:string-value="L" calcext:value-type="string">
            <text:p>L</text:p>
          </table:table-cell>
          <table:table-cell table:formula="of:=CHAR(IF(ROW([.R22])+COLUMN([.R22])+ 63&gt;90;ROW([.R22])+COLUMN([.R22])+ 63-26;ROW([.R22])+COLUMN([.R22])+ 63))" office:value-type="string" office:string-value="M" calcext:value-type="string">
            <text:p>M</text:p>
          </table:table-cell>
          <table:table-cell table:formula="of:=CHAR(IF(ROW([.S22])+COLUMN([.S22])+ 63&gt;90;ROW([.S22])+COLUMN([.S22])+ 63-26;ROW([.S22])+COLUMN([.S22])+ 63))" office:value-type="string" office:string-value="N" calcext:value-type="string">
            <text:p>N</text:p>
          </table:table-cell>
          <table:table-cell table:formula="of:=CHAR(IF(ROW([.T22])+COLUMN([.T22])+ 63&gt;90;ROW([.T22])+COLUMN([.T22])+ 63-26;ROW([.T22])+COLUMN([.T22])+ 63))" office:value-type="string" office:string-value="O" calcext:value-type="string">
            <text:p>O</text:p>
          </table:table-cell>
          <table:table-cell table:formula="of:=CHAR(IF(ROW([.U22])+COLUMN([.U22])+ 63&gt;90;ROW([.U22])+COLUMN([.U22])+ 63-26;ROW([.U22])+COLUMN([.U22])+ 63))" office:value-type="string" office:string-value="P" calcext:value-type="string">
            <text:p>P</text:p>
          </table:table-cell>
          <table:table-cell table:formula="of:=CHAR(IF(ROW([.V22])+COLUMN([.V22])+ 63&gt;90;ROW([.V22])+COLUMN([.V22])+ 63-26;ROW([.V22])+COLUMN([.V22])+ 63))" office:value-type="string" office:string-value="Q" calcext:value-type="string">
            <text:p>Q</text:p>
          </table:table-cell>
          <table:table-cell table:formula="of:=CHAR(IF(ROW([.W22])+COLUMN([.W22])+ 63&gt;90;ROW([.W22])+COLUMN([.W22])+ 63-26;ROW([.W22])+COLUMN([.W22])+ 63))" office:value-type="string" office:string-value="R" calcext:value-type="string">
            <text:p>R</text:p>
          </table:table-cell>
          <table:table-cell table:formula="of:=CHAR(IF(ROW([.X22])+COLUMN([.X22])+ 63&gt;90;ROW([.X22])+COLUMN([.X22])+ 63-26;ROW([.X22])+COLUMN([.X22])+ 63))" office:value-type="string" office:string-value="S" calcext:value-type="string">
            <text:p>S</text:p>
          </table:table-cell>
          <table:table-cell table:formula="of:=CHAR(IF(ROW([.Y22])+COLUMN([.Y22])+ 63&gt;90;ROW([.Y22])+COLUMN([.Y22])+ 63-26;ROW([.Y22])+COLUMN([.Y22])+ 63))" office:value-type="string" office:string-value="T" calcext:value-type="string">
            <text:p>T</text:p>
          </table:table-cell>
          <table:table-cell table:formula="of:=CHAR(IF(ROW([.Z22])+COLUMN([.Z22])+ 63&gt;90;ROW([.Z22])+COLUMN([.Z22])+ 63-26;ROW([.Z22])+COLUMN([.Z22])+ 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 63&gt;90;ROW([.A23])+COLUMN([.A23])+ 63-26;ROW([.A23])+COLUMN([.A23])+ 63))" office:value-type="string" office:string-value="W" calcext:value-type="string">
            <text:p>W</text:p>
          </table:table-cell>
          <table:table-cell table:formula="of:=CHAR(IF(ROW([.B23])+COLUMN([.B23])+ 63&gt;90;ROW([.B23])+COLUMN([.B23])+ 63-26;ROW([.B23])+COLUMN([.B23])+ 63))" office:value-type="string" office:string-value="X" calcext:value-type="string">
            <text:p>X</text:p>
          </table:table-cell>
          <table:table-cell table:formula="of:=CHAR(IF(ROW([.C23])+COLUMN([.C23])+ 63&gt;90;ROW([.C23])+COLUMN([.C23])+ 63-26;ROW([.C23])+COLUMN([.C23])+ 63))" office:value-type="string" office:string-value="Y" calcext:value-type="string">
            <text:p>Y</text:p>
          </table:table-cell>
          <table:table-cell table:formula="of:=CHAR(IF(ROW([.D23])+COLUMN([.D23])+ 63&gt;90;ROW([.D23])+COLUMN([.D23])+ 63-26;ROW([.D23])+COLUMN([.D23])+ 63))" office:value-type="string" office:string-value="Z" calcext:value-type="string">
            <text:p>Z</text:p>
          </table:table-cell>
          <table:table-cell table:formula="of:=CHAR(IF(ROW([.E23])+COLUMN([.E23])+ 63&gt;90;ROW([.E23])+COLUMN([.E23])+ 63-26;ROW([.E23])+COLUMN([.E23])+ 63))" office:value-type="string" office:string-value="A" calcext:value-type="string">
            <text:p>A</text:p>
          </table:table-cell>
          <table:table-cell table:formula="of:=CHAR(IF(ROW([.F23])+COLUMN([.F23])+ 63&gt;90;ROW([.F23])+COLUMN([.F23])+ 63-26;ROW([.F23])+COLUMN([.F23])+ 63))" office:value-type="string" office:string-value="B" calcext:value-type="string">
            <text:p>B</text:p>
          </table:table-cell>
          <table:table-cell table:formula="of:=CHAR(IF(ROW([.G23])+COLUMN([.G23])+ 63&gt;90;ROW([.G23])+COLUMN([.G23])+ 63-26;ROW([.G23])+COLUMN([.G23])+ 63))" office:value-type="string" office:string-value="C" calcext:value-type="string">
            <text:p>C</text:p>
          </table:table-cell>
          <table:table-cell table:formula="of:=CHAR(IF(ROW([.H23])+COLUMN([.H23])+ 63&gt;90;ROW([.H23])+COLUMN([.H23])+ 63-26;ROW([.H23])+COLUMN([.H23])+ 63))" office:value-type="string" office:string-value="D" calcext:value-type="string">
            <text:p>D</text:p>
          </table:table-cell>
          <table:table-cell table:formula="of:=CHAR(IF(ROW([.I23])+COLUMN([.I23])+ 63&gt;90;ROW([.I23])+COLUMN([.I23])+ 63-26;ROW([.I23])+COLUMN([.I23])+ 63))" office:value-type="string" office:string-value="E" calcext:value-type="string">
            <text:p>E</text:p>
          </table:table-cell>
          <table:table-cell table:formula="of:=CHAR(IF(ROW([.J23])+COLUMN([.J23])+ 63&gt;90;ROW([.J23])+COLUMN([.J23])+ 63-26;ROW([.J23])+COLUMN([.J23])+ 63))" office:value-type="string" office:string-value="F" calcext:value-type="string">
            <text:p>F</text:p>
          </table:table-cell>
          <table:table-cell table:formula="of:=CHAR(IF(ROW([.K23])+COLUMN([.K23])+ 63&gt;90;ROW([.K23])+COLUMN([.K23])+ 63-26;ROW([.K23])+COLUMN([.K23])+ 63))" office:value-type="string" office:string-value="G" calcext:value-type="string">
            <text:p>G</text:p>
          </table:table-cell>
          <table:table-cell table:formula="of:=CHAR(IF(ROW([.L23])+COLUMN([.L23])+ 63&gt;90;ROW([.L23])+COLUMN([.L23])+ 63-26;ROW([.L23])+COLUMN([.L23])+ 63))" office:value-type="string" office:string-value="H" calcext:value-type="string">
            <text:p>H</text:p>
          </table:table-cell>
          <table:table-cell table:formula="of:=CHAR(IF(ROW([.M23])+COLUMN([.M23])+ 63&gt;90;ROW([.M23])+COLUMN([.M23])+ 63-26;ROW([.M23])+COLUMN([.M23])+ 63))" office:value-type="string" office:string-value="I" calcext:value-type="string">
            <text:p>I</text:p>
          </table:table-cell>
          <table:table-cell table:formula="of:=CHAR(IF(ROW([.N23])+COLUMN([.N23])+ 63&gt;90;ROW([.N23])+COLUMN([.N23])+ 63-26;ROW([.N23])+COLUMN([.N23])+ 63))" office:value-type="string" office:string-value="J" calcext:value-type="string">
            <text:p>J</text:p>
          </table:table-cell>
          <table:table-cell table:formula="of:=CHAR(IF(ROW([.O23])+COLUMN([.O23])+ 63&gt;90;ROW([.O23])+COLUMN([.O23])+ 63-26;ROW([.O23])+COLUMN([.O23])+ 63))" office:value-type="string" office:string-value="K" calcext:value-type="string">
            <text:p>K</text:p>
          </table:table-cell>
          <table:table-cell table:formula="of:=CHAR(IF(ROW([.P23])+COLUMN([.P23])+ 63&gt;90;ROW([.P23])+COLUMN([.P23])+ 63-26;ROW([.P23])+COLUMN([.P23])+ 63))" office:value-type="string" office:string-value="L" calcext:value-type="string">
            <text:p>L</text:p>
          </table:table-cell>
          <table:table-cell table:formula="of:=CHAR(IF(ROW([.Q23])+COLUMN([.Q23])+ 63&gt;90;ROW([.Q23])+COLUMN([.Q23])+ 63-26;ROW([.Q23])+COLUMN([.Q23])+ 63))" office:value-type="string" office:string-value="M" calcext:value-type="string">
            <text:p>M</text:p>
          </table:table-cell>
          <table:table-cell table:formula="of:=CHAR(IF(ROW([.R23])+COLUMN([.R23])+ 63&gt;90;ROW([.R23])+COLUMN([.R23])+ 63-26;ROW([.R23])+COLUMN([.R23])+ 63))" office:value-type="string" office:string-value="N" calcext:value-type="string">
            <text:p>N</text:p>
          </table:table-cell>
          <table:table-cell table:formula="of:=CHAR(IF(ROW([.S23])+COLUMN([.S23])+ 63&gt;90;ROW([.S23])+COLUMN([.S23])+ 63-26;ROW([.S23])+COLUMN([.S23])+ 63))" office:value-type="string" office:string-value="O" calcext:value-type="string">
            <text:p>O</text:p>
          </table:table-cell>
          <table:table-cell table:formula="of:=CHAR(IF(ROW([.T23])+COLUMN([.T23])+ 63&gt;90;ROW([.T23])+COLUMN([.T23])+ 63-26;ROW([.T23])+COLUMN([.T23])+ 63))" office:value-type="string" office:string-value="P" calcext:value-type="string">
            <text:p>P</text:p>
          </table:table-cell>
          <table:table-cell table:formula="of:=CHAR(IF(ROW([.U23])+COLUMN([.U23])+ 63&gt;90;ROW([.U23])+COLUMN([.U23])+ 63-26;ROW([.U23])+COLUMN([.U23])+ 63))" office:value-type="string" office:string-value="Q" calcext:value-type="string">
            <text:p>Q</text:p>
          </table:table-cell>
          <table:table-cell table:formula="of:=CHAR(IF(ROW([.V23])+COLUMN([.V23])+ 63&gt;90;ROW([.V23])+COLUMN([.V23])+ 63-26;ROW([.V23])+COLUMN([.V23])+ 63))" office:value-type="string" office:string-value="R" calcext:value-type="string">
            <text:p>R</text:p>
          </table:table-cell>
          <table:table-cell table:formula="of:=CHAR(IF(ROW([.W23])+COLUMN([.W23])+ 63&gt;90;ROW([.W23])+COLUMN([.W23])+ 63-26;ROW([.W23])+COLUMN([.W23])+ 63))" office:value-type="string" office:string-value="S" calcext:value-type="string">
            <text:p>S</text:p>
          </table:table-cell>
          <table:table-cell table:formula="of:=CHAR(IF(ROW([.X23])+COLUMN([.X23])+ 63&gt;90;ROW([.X23])+COLUMN([.X23])+ 63-26;ROW([.X23])+COLUMN([.X23])+ 63))" office:value-type="string" office:string-value="T" calcext:value-type="string">
            <text:p>T</text:p>
          </table:table-cell>
          <table:table-cell table:formula="of:=CHAR(IF(ROW([.Y23])+COLUMN([.Y23])+ 63&gt;90;ROW([.Y23])+COLUMN([.Y23])+ 63-26;ROW([.Y23])+COLUMN([.Y23])+ 63))" office:value-type="string" office:string-value="U" calcext:value-type="string">
            <text:p>U</text:p>
          </table:table-cell>
          <table:table-cell table:formula="of:=CHAR(IF(ROW([.Z23])+COLUMN([.Z23])+ 63&gt;90;ROW([.Z23])+COLUMN([.Z23])+ 63-26;ROW([.Z23])+COLUMN([.Z23])+ 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 63&gt;90;ROW([.A24])+COLUMN([.A24])+ 63-26;ROW([.A24])+COLUMN([.A24])+ 63))" office:value-type="string" office:string-value="X" calcext:value-type="string">
            <text:p>X</text:p>
          </table:table-cell>
          <table:table-cell table:formula="of:=CHAR(IF(ROW([.B24])+COLUMN([.B24])+ 63&gt;90;ROW([.B24])+COLUMN([.B24])+ 63-26;ROW([.B24])+COLUMN([.B24])+ 63))" office:value-type="string" office:string-value="Y" calcext:value-type="string">
            <text:p>Y</text:p>
          </table:table-cell>
          <table:table-cell table:formula="of:=CHAR(IF(ROW([.C24])+COLUMN([.C24])+ 63&gt;90;ROW([.C24])+COLUMN([.C24])+ 63-26;ROW([.C24])+COLUMN([.C24])+ 63))" office:value-type="string" office:string-value="Z" calcext:value-type="string">
            <text:p>Z</text:p>
          </table:table-cell>
          <table:table-cell table:formula="of:=CHAR(IF(ROW([.D24])+COLUMN([.D24])+ 63&gt;90;ROW([.D24])+COLUMN([.D24])+ 63-26;ROW([.D24])+COLUMN([.D24])+ 63))" office:value-type="string" office:string-value="A" calcext:value-type="string">
            <text:p>A</text:p>
          </table:table-cell>
          <table:table-cell table:formula="of:=CHAR(IF(ROW([.E24])+COLUMN([.E24])+ 63&gt;90;ROW([.E24])+COLUMN([.E24])+ 63-26;ROW([.E24])+COLUMN([.E24])+ 63))" office:value-type="string" office:string-value="B" calcext:value-type="string">
            <text:p>B</text:p>
          </table:table-cell>
          <table:table-cell table:formula="of:=CHAR(IF(ROW([.F24])+COLUMN([.F24])+ 63&gt;90;ROW([.F24])+COLUMN([.F24])+ 63-26;ROW([.F24])+COLUMN([.F24])+ 63))" office:value-type="string" office:string-value="C" calcext:value-type="string">
            <text:p>C</text:p>
          </table:table-cell>
          <table:table-cell table:formula="of:=CHAR(IF(ROW([.G24])+COLUMN([.G24])+ 63&gt;90;ROW([.G24])+COLUMN([.G24])+ 63-26;ROW([.G24])+COLUMN([.G24])+ 63))" office:value-type="string" office:string-value="D" calcext:value-type="string">
            <text:p>D</text:p>
          </table:table-cell>
          <table:table-cell table:formula="of:=CHAR(IF(ROW([.H24])+COLUMN([.H24])+ 63&gt;90;ROW([.H24])+COLUMN([.H24])+ 63-26;ROW([.H24])+COLUMN([.H24])+ 63))" office:value-type="string" office:string-value="E" calcext:value-type="string">
            <text:p>E</text:p>
          </table:table-cell>
          <table:table-cell table:formula="of:=CHAR(IF(ROW([.I24])+COLUMN([.I24])+ 63&gt;90;ROW([.I24])+COLUMN([.I24])+ 63-26;ROW([.I24])+COLUMN([.I24])+ 63))" office:value-type="string" office:string-value="F" calcext:value-type="string">
            <text:p>F</text:p>
          </table:table-cell>
          <table:table-cell table:formula="of:=CHAR(IF(ROW([.J24])+COLUMN([.J24])+ 63&gt;90;ROW([.J24])+COLUMN([.J24])+ 63-26;ROW([.J24])+COLUMN([.J24])+ 63))" office:value-type="string" office:string-value="G" calcext:value-type="string">
            <text:p>G</text:p>
          </table:table-cell>
          <table:table-cell table:formula="of:=CHAR(IF(ROW([.K24])+COLUMN([.K24])+ 63&gt;90;ROW([.K24])+COLUMN([.K24])+ 63-26;ROW([.K24])+COLUMN([.K24])+ 63))" office:value-type="string" office:string-value="H" calcext:value-type="string">
            <text:p>H</text:p>
          </table:table-cell>
          <table:table-cell table:formula="of:=CHAR(IF(ROW([.L24])+COLUMN([.L24])+ 63&gt;90;ROW([.L24])+COLUMN([.L24])+ 63-26;ROW([.L24])+COLUMN([.L24])+ 63))" office:value-type="string" office:string-value="I" calcext:value-type="string">
            <text:p>I</text:p>
          </table:table-cell>
          <table:table-cell table:formula="of:=CHAR(IF(ROW([.M24])+COLUMN([.M24])+ 63&gt;90;ROW([.M24])+COLUMN([.M24])+ 63-26;ROW([.M24])+COLUMN([.M24])+ 63))" office:value-type="string" office:string-value="J" calcext:value-type="string">
            <text:p>J</text:p>
          </table:table-cell>
          <table:table-cell table:formula="of:=CHAR(IF(ROW([.N24])+COLUMN([.N24])+ 63&gt;90;ROW([.N24])+COLUMN([.N24])+ 63-26;ROW([.N24])+COLUMN([.N24])+ 63))" office:value-type="string" office:string-value="K" calcext:value-type="string">
            <text:p>K</text:p>
          </table:table-cell>
          <table:table-cell table:formula="of:=CHAR(IF(ROW([.O24])+COLUMN([.O24])+ 63&gt;90;ROW([.O24])+COLUMN([.O24])+ 63-26;ROW([.O24])+COLUMN([.O24])+ 63))" office:value-type="string" office:string-value="L" calcext:value-type="string">
            <text:p>L</text:p>
          </table:table-cell>
          <table:table-cell table:formula="of:=CHAR(IF(ROW([.P24])+COLUMN([.P24])+ 63&gt;90;ROW([.P24])+COLUMN([.P24])+ 63-26;ROW([.P24])+COLUMN([.P24])+ 63))" office:value-type="string" office:string-value="M" calcext:value-type="string">
            <text:p>M</text:p>
          </table:table-cell>
          <table:table-cell table:formula="of:=CHAR(IF(ROW([.Q24])+COLUMN([.Q24])+ 63&gt;90;ROW([.Q24])+COLUMN([.Q24])+ 63-26;ROW([.Q24])+COLUMN([.Q24])+ 63))" office:value-type="string" office:string-value="N" calcext:value-type="string">
            <text:p>N</text:p>
          </table:table-cell>
          <table:table-cell table:formula="of:=CHAR(IF(ROW([.R24])+COLUMN([.R24])+ 63&gt;90;ROW([.R24])+COLUMN([.R24])+ 63-26;ROW([.R24])+COLUMN([.R24])+ 63))" office:value-type="string" office:string-value="O" calcext:value-type="string">
            <text:p>O</text:p>
          </table:table-cell>
          <table:table-cell table:formula="of:=CHAR(IF(ROW([.S24])+COLUMN([.S24])+ 63&gt;90;ROW([.S24])+COLUMN([.S24])+ 63-26;ROW([.S24])+COLUMN([.S24])+ 63))" office:value-type="string" office:string-value="P" calcext:value-type="string">
            <text:p>P</text:p>
          </table:table-cell>
          <table:table-cell table:formula="of:=CHAR(IF(ROW([.T24])+COLUMN([.T24])+ 63&gt;90;ROW([.T24])+COLUMN([.T24])+ 63-26;ROW([.T24])+COLUMN([.T24])+ 63))" office:value-type="string" office:string-value="Q" calcext:value-type="string">
            <text:p>Q</text:p>
          </table:table-cell>
          <table:table-cell table:formula="of:=CHAR(IF(ROW([.U24])+COLUMN([.U24])+ 63&gt;90;ROW([.U24])+COLUMN([.U24])+ 63-26;ROW([.U24])+COLUMN([.U24])+ 63))" office:value-type="string" office:string-value="R" calcext:value-type="string">
            <text:p>R</text:p>
          </table:table-cell>
          <table:table-cell table:formula="of:=CHAR(IF(ROW([.V24])+COLUMN([.V24])+ 63&gt;90;ROW([.V24])+COLUMN([.V24])+ 63-26;ROW([.V24])+COLUMN([.V24])+ 63))" office:value-type="string" office:string-value="S" calcext:value-type="string">
            <text:p>S</text:p>
          </table:table-cell>
          <table:table-cell table:formula="of:=CHAR(IF(ROW([.W24])+COLUMN([.W24])+ 63&gt;90;ROW([.W24])+COLUMN([.W24])+ 63-26;ROW([.W24])+COLUMN([.W24])+ 63))" office:value-type="string" office:string-value="T" calcext:value-type="string">
            <text:p>T</text:p>
          </table:table-cell>
          <table:table-cell table:formula="of:=CHAR(IF(ROW([.X24])+COLUMN([.X24])+ 63&gt;90;ROW([.X24])+COLUMN([.X24])+ 63-26;ROW([.X24])+COLUMN([.X24])+ 63))" office:value-type="string" office:string-value="U" calcext:value-type="string">
            <text:p>U</text:p>
          </table:table-cell>
          <table:table-cell table:formula="of:=CHAR(IF(ROW([.Y24])+COLUMN([.Y24])+ 63&gt;90;ROW([.Y24])+COLUMN([.Y24])+ 63-26;ROW([.Y24])+COLUMN([.Y24])+ 63))" office:value-type="string" office:string-value="V" calcext:value-type="string">
            <text:p>V</text:p>
          </table:table-cell>
          <table:table-cell table:formula="of:=CHAR(IF(ROW([.Z24])+COLUMN([.Z24])+ 63&gt;90;ROW([.Z24])+COLUMN([.Z24])+ 63-26;ROW([.Z24])+COLUMN([.Z24])+ 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 63&gt;90;ROW([.A25])+COLUMN([.A25])+ 63-26;ROW([.A25])+COLUMN([.A25])+ 63))" office:value-type="string" office:string-value="Y" calcext:value-type="string">
            <text:p>Y</text:p>
          </table:table-cell>
          <table:table-cell table:formula="of:=CHAR(IF(ROW([.B25])+COLUMN([.B25])+ 63&gt;90;ROW([.B25])+COLUMN([.B25])+ 63-26;ROW([.B25])+COLUMN([.B25])+ 63))" office:value-type="string" office:string-value="Z" calcext:value-type="string">
            <text:p>Z</text:p>
          </table:table-cell>
          <table:table-cell table:formula="of:=CHAR(IF(ROW([.C25])+COLUMN([.C25])+ 63&gt;90;ROW([.C25])+COLUMN([.C25])+ 63-26;ROW([.C25])+COLUMN([.C25])+ 63))" office:value-type="string" office:string-value="A" calcext:value-type="string">
            <text:p>A</text:p>
          </table:table-cell>
          <table:table-cell table:formula="of:=CHAR(IF(ROW([.D25])+COLUMN([.D25])+ 63&gt;90;ROW([.D25])+COLUMN([.D25])+ 63-26;ROW([.D25])+COLUMN([.D25])+ 63))" office:value-type="string" office:string-value="B" calcext:value-type="string">
            <text:p>B</text:p>
          </table:table-cell>
          <table:table-cell table:formula="of:=CHAR(IF(ROW([.E25])+COLUMN([.E25])+ 63&gt;90;ROW([.E25])+COLUMN([.E25])+ 63-26;ROW([.E25])+COLUMN([.E25])+ 63))" office:value-type="string" office:string-value="C" calcext:value-type="string">
            <text:p>C</text:p>
          </table:table-cell>
          <table:table-cell table:formula="of:=CHAR(IF(ROW([.F25])+COLUMN([.F25])+ 63&gt;90;ROW([.F25])+COLUMN([.F25])+ 63-26;ROW([.F25])+COLUMN([.F25])+ 63))" office:value-type="string" office:string-value="D" calcext:value-type="string">
            <text:p>D</text:p>
          </table:table-cell>
          <table:table-cell table:formula="of:=CHAR(IF(ROW([.G25])+COLUMN([.G25])+ 63&gt;90;ROW([.G25])+COLUMN([.G25])+ 63-26;ROW([.G25])+COLUMN([.G25])+ 63))" office:value-type="string" office:string-value="E" calcext:value-type="string">
            <text:p>E</text:p>
          </table:table-cell>
          <table:table-cell table:formula="of:=CHAR(IF(ROW([.H25])+COLUMN([.H25])+ 63&gt;90;ROW([.H25])+COLUMN([.H25])+ 63-26;ROW([.H25])+COLUMN([.H25])+ 63))" office:value-type="string" office:string-value="F" calcext:value-type="string">
            <text:p>F</text:p>
          </table:table-cell>
          <table:table-cell table:formula="of:=CHAR(IF(ROW([.I25])+COLUMN([.I25])+ 63&gt;90;ROW([.I25])+COLUMN([.I25])+ 63-26;ROW([.I25])+COLUMN([.I25])+ 63))" office:value-type="string" office:string-value="G" calcext:value-type="string">
            <text:p>G</text:p>
          </table:table-cell>
          <table:table-cell table:formula="of:=CHAR(IF(ROW([.J25])+COLUMN([.J25])+ 63&gt;90;ROW([.J25])+COLUMN([.J25])+ 63-26;ROW([.J25])+COLUMN([.J25])+ 63))" office:value-type="string" office:string-value="H" calcext:value-type="string">
            <text:p>H</text:p>
          </table:table-cell>
          <table:table-cell table:formula="of:=CHAR(IF(ROW([.K25])+COLUMN([.K25])+ 63&gt;90;ROW([.K25])+COLUMN([.K25])+ 63-26;ROW([.K25])+COLUMN([.K25])+ 63))" office:value-type="string" office:string-value="I" calcext:value-type="string">
            <text:p>I</text:p>
          </table:table-cell>
          <table:table-cell table:formula="of:=CHAR(IF(ROW([.L25])+COLUMN([.L25])+ 63&gt;90;ROW([.L25])+COLUMN([.L25])+ 63-26;ROW([.L25])+COLUMN([.L25])+ 63))" office:value-type="string" office:string-value="J" calcext:value-type="string">
            <text:p>J</text:p>
          </table:table-cell>
          <table:table-cell table:formula="of:=CHAR(IF(ROW([.M25])+COLUMN([.M25])+ 63&gt;90;ROW([.M25])+COLUMN([.M25])+ 63-26;ROW([.M25])+COLUMN([.M25])+ 63))" office:value-type="string" office:string-value="K" calcext:value-type="string">
            <text:p>K</text:p>
          </table:table-cell>
          <table:table-cell table:formula="of:=CHAR(IF(ROW([.N25])+COLUMN([.N25])+ 63&gt;90;ROW([.N25])+COLUMN([.N25])+ 63-26;ROW([.N25])+COLUMN([.N25])+ 63))" office:value-type="string" office:string-value="L" calcext:value-type="string">
            <text:p>L</text:p>
          </table:table-cell>
          <table:table-cell table:formula="of:=CHAR(IF(ROW([.O25])+COLUMN([.O25])+ 63&gt;90;ROW([.O25])+COLUMN([.O25])+ 63-26;ROW([.O25])+COLUMN([.O25])+ 63))" office:value-type="string" office:string-value="M" calcext:value-type="string">
            <text:p>M</text:p>
          </table:table-cell>
          <table:table-cell table:formula="of:=CHAR(IF(ROW([.P25])+COLUMN([.P25])+ 63&gt;90;ROW([.P25])+COLUMN([.P25])+ 63-26;ROW([.P25])+COLUMN([.P25])+ 63))" office:value-type="string" office:string-value="N" calcext:value-type="string">
            <text:p>N</text:p>
          </table:table-cell>
          <table:table-cell table:formula="of:=CHAR(IF(ROW([.Q25])+COLUMN([.Q25])+ 63&gt;90;ROW([.Q25])+COLUMN([.Q25])+ 63-26;ROW([.Q25])+COLUMN([.Q25])+ 63))" office:value-type="string" office:string-value="O" calcext:value-type="string">
            <text:p>O</text:p>
          </table:table-cell>
          <table:table-cell table:formula="of:=CHAR(IF(ROW([.R25])+COLUMN([.R25])+ 63&gt;90;ROW([.R25])+COLUMN([.R25])+ 63-26;ROW([.R25])+COLUMN([.R25])+ 63))" office:value-type="string" office:string-value="P" calcext:value-type="string">
            <text:p>P</text:p>
          </table:table-cell>
          <table:table-cell table:formula="of:=CHAR(IF(ROW([.S25])+COLUMN([.S25])+ 63&gt;90;ROW([.S25])+COLUMN([.S25])+ 63-26;ROW([.S25])+COLUMN([.S25])+ 63))" office:value-type="string" office:string-value="Q" calcext:value-type="string">
            <text:p>Q</text:p>
          </table:table-cell>
          <table:table-cell table:formula="of:=CHAR(IF(ROW([.T25])+COLUMN([.T25])+ 63&gt;90;ROW([.T25])+COLUMN([.T25])+ 63-26;ROW([.T25])+COLUMN([.T25])+ 63))" office:value-type="string" office:string-value="R" calcext:value-type="string">
            <text:p>R</text:p>
          </table:table-cell>
          <table:table-cell table:formula="of:=CHAR(IF(ROW([.U25])+COLUMN([.U25])+ 63&gt;90;ROW([.U25])+COLUMN([.U25])+ 63-26;ROW([.U25])+COLUMN([.U25])+ 63))" office:value-type="string" office:string-value="S" calcext:value-type="string">
            <text:p>S</text:p>
          </table:table-cell>
          <table:table-cell table:formula="of:=CHAR(IF(ROW([.V25])+COLUMN([.V25])+ 63&gt;90;ROW([.V25])+COLUMN([.V25])+ 63-26;ROW([.V25])+COLUMN([.V25])+ 63))" office:value-type="string" office:string-value="T" calcext:value-type="string">
            <text:p>T</text:p>
          </table:table-cell>
          <table:table-cell table:formula="of:=CHAR(IF(ROW([.W25])+COLUMN([.W25])+ 63&gt;90;ROW([.W25])+COLUMN([.W25])+ 63-26;ROW([.W25])+COLUMN([.W25])+ 63))" office:value-type="string" office:string-value="U" calcext:value-type="string">
            <text:p>U</text:p>
          </table:table-cell>
          <table:table-cell table:formula="of:=CHAR(IF(ROW([.X25])+COLUMN([.X25])+ 63&gt;90;ROW([.X25])+COLUMN([.X25])+ 63-26;ROW([.X25])+COLUMN([.X25])+ 63))" office:value-type="string" office:string-value="V" calcext:value-type="string">
            <text:p>V</text:p>
          </table:table-cell>
          <table:table-cell table:formula="of:=CHAR(IF(ROW([.Y25])+COLUMN([.Y25])+ 63&gt;90;ROW([.Y25])+COLUMN([.Y25])+ 63-26;ROW([.Y25])+COLUMN([.Y25])+ 63))" office:value-type="string" office:string-value="W" calcext:value-type="string">
            <text:p>W</text:p>
          </table:table-cell>
          <table:table-cell table:formula="of:=CHAR(IF(ROW([.Z25])+COLUMN([.Z25])+ 63&gt;90;ROW([.Z25])+COLUMN([.Z25])+ 63-26;ROW([.Z25])+COLUMN([.Z25])+ 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 63&gt;90;ROW([.A26])+COLUMN([.A26])+ 63-26;ROW([.A26])+COLUMN([.A26])+ 63))" office:value-type="string" office:string-value="Z" calcext:value-type="string">
            <text:p>Z</text:p>
          </table:table-cell>
          <table:table-cell table:formula="of:=CHAR(IF(ROW([.B26])+COLUMN([.B26])+ 63&gt;90;ROW([.B26])+COLUMN([.B26])+ 63-26;ROW([.B26])+COLUMN([.B26])+ 63))" office:value-type="string" office:string-value="A" calcext:value-type="string">
            <text:p>A</text:p>
          </table:table-cell>
          <table:table-cell table:formula="of:=CHAR(IF(ROW([.C26])+COLUMN([.C26])+ 63&gt;90;ROW([.C26])+COLUMN([.C26])+ 63-26;ROW([.C26])+COLUMN([.C26])+ 63))" office:value-type="string" office:string-value="B" calcext:value-type="string">
            <text:p>B</text:p>
          </table:table-cell>
          <table:table-cell table:formula="of:=CHAR(IF(ROW([.D26])+COLUMN([.D26])+ 63&gt;90;ROW([.D26])+COLUMN([.D26])+ 63-26;ROW([.D26])+COLUMN([.D26])+ 63))" office:value-type="string" office:string-value="C" calcext:value-type="string">
            <text:p>C</text:p>
          </table:table-cell>
          <table:table-cell table:formula="of:=CHAR(IF(ROW([.E26])+COLUMN([.E26])+ 63&gt;90;ROW([.E26])+COLUMN([.E26])+ 63-26;ROW([.E26])+COLUMN([.E26])+ 63))" office:value-type="string" office:string-value="D" calcext:value-type="string">
            <text:p>D</text:p>
          </table:table-cell>
          <table:table-cell table:formula="of:=CHAR(IF(ROW([.F26])+COLUMN([.F26])+ 63&gt;90;ROW([.F26])+COLUMN([.F26])+ 63-26;ROW([.F26])+COLUMN([.F26])+ 63))" office:value-type="string" office:string-value="E" calcext:value-type="string">
            <text:p>E</text:p>
          </table:table-cell>
          <table:table-cell table:formula="of:=CHAR(IF(ROW([.G26])+COLUMN([.G26])+ 63&gt;90;ROW([.G26])+COLUMN([.G26])+ 63-26;ROW([.G26])+COLUMN([.G26])+ 63))" office:value-type="string" office:string-value="F" calcext:value-type="string">
            <text:p>F</text:p>
          </table:table-cell>
          <table:table-cell table:formula="of:=CHAR(IF(ROW([.H26])+COLUMN([.H26])+ 63&gt;90;ROW([.H26])+COLUMN([.H26])+ 63-26;ROW([.H26])+COLUMN([.H26])+ 63))" office:value-type="string" office:string-value="G" calcext:value-type="string">
            <text:p>G</text:p>
          </table:table-cell>
          <table:table-cell table:formula="of:=CHAR(IF(ROW([.I26])+COLUMN([.I26])+ 63&gt;90;ROW([.I26])+COLUMN([.I26])+ 63-26;ROW([.I26])+COLUMN([.I26])+ 63))" office:value-type="string" office:string-value="H" calcext:value-type="string">
            <text:p>H</text:p>
          </table:table-cell>
          <table:table-cell table:formula="of:=CHAR(IF(ROW([.J26])+COLUMN([.J26])+ 63&gt;90;ROW([.J26])+COLUMN([.J26])+ 63-26;ROW([.J26])+COLUMN([.J26])+ 63))" office:value-type="string" office:string-value="I" calcext:value-type="string">
            <text:p>I</text:p>
          </table:table-cell>
          <table:table-cell table:formula="of:=CHAR(IF(ROW([.K26])+COLUMN([.K26])+ 63&gt;90;ROW([.K26])+COLUMN([.K26])+ 63-26;ROW([.K26])+COLUMN([.K26])+ 63))" office:value-type="string" office:string-value="J" calcext:value-type="string">
            <text:p>J</text:p>
          </table:table-cell>
          <table:table-cell table:formula="of:=CHAR(IF(ROW([.L26])+COLUMN([.L26])+ 63&gt;90;ROW([.L26])+COLUMN([.L26])+ 63-26;ROW([.L26])+COLUMN([.L26])+ 63))" office:value-type="string" office:string-value="K" calcext:value-type="string">
            <text:p>K</text:p>
          </table:table-cell>
          <table:table-cell table:formula="of:=CHAR(IF(ROW([.M26])+COLUMN([.M26])+ 63&gt;90;ROW([.M26])+COLUMN([.M26])+ 63-26;ROW([.M26])+COLUMN([.M26])+ 63))" office:value-type="string" office:string-value="L" calcext:value-type="string">
            <text:p>L</text:p>
          </table:table-cell>
          <table:table-cell table:formula="of:=CHAR(IF(ROW([.N26])+COLUMN([.N26])+ 63&gt;90;ROW([.N26])+COLUMN([.N26])+ 63-26;ROW([.N26])+COLUMN([.N26])+ 63))" office:value-type="string" office:string-value="M" calcext:value-type="string">
            <text:p>M</text:p>
          </table:table-cell>
          <table:table-cell table:formula="of:=CHAR(IF(ROW([.O26])+COLUMN([.O26])+ 63&gt;90;ROW([.O26])+COLUMN([.O26])+ 63-26;ROW([.O26])+COLUMN([.O26])+ 63))" office:value-type="string" office:string-value="N" calcext:value-type="string">
            <text:p>N</text:p>
          </table:table-cell>
          <table:table-cell table:formula="of:=CHAR(IF(ROW([.P26])+COLUMN([.P26])+ 63&gt;90;ROW([.P26])+COLUMN([.P26])+ 63-26;ROW([.P26])+COLUMN([.P26])+ 63))" office:value-type="string" office:string-value="O" calcext:value-type="string">
            <text:p>O</text:p>
          </table:table-cell>
          <table:table-cell table:formula="of:=CHAR(IF(ROW([.Q26])+COLUMN([.Q26])+ 63&gt;90;ROW([.Q26])+COLUMN([.Q26])+ 63-26;ROW([.Q26])+COLUMN([.Q26])+ 63))" office:value-type="string" office:string-value="P" calcext:value-type="string">
            <text:p>P</text:p>
          </table:table-cell>
          <table:table-cell table:formula="of:=CHAR(IF(ROW([.R26])+COLUMN([.R26])+ 63&gt;90;ROW([.R26])+COLUMN([.R26])+ 63-26;ROW([.R26])+COLUMN([.R26])+ 63))" office:value-type="string" office:string-value="Q" calcext:value-type="string">
            <text:p>Q</text:p>
          </table:table-cell>
          <table:table-cell table:formula="of:=CHAR(IF(ROW([.S26])+COLUMN([.S26])+ 63&gt;90;ROW([.S26])+COLUMN([.S26])+ 63-26;ROW([.S26])+COLUMN([.S26])+ 63))" office:value-type="string" office:string-value="R" calcext:value-type="string">
            <text:p>R</text:p>
          </table:table-cell>
          <table:table-cell table:formula="of:=CHAR(IF(ROW([.T26])+COLUMN([.T26])+ 63&gt;90;ROW([.T26])+COLUMN([.T26])+ 63-26;ROW([.T26])+COLUMN([.T26])+ 63))" office:value-type="string" office:string-value="S" calcext:value-type="string">
            <text:p>S</text:p>
          </table:table-cell>
          <table:table-cell table:formula="of:=CHAR(IF(ROW([.U26])+COLUMN([.U26])+ 63&gt;90;ROW([.U26])+COLUMN([.U26])+ 63-26;ROW([.U26])+COLUMN([.U26])+ 63))" office:value-type="string" office:string-value="T" calcext:value-type="string">
            <text:p>T</text:p>
          </table:table-cell>
          <table:table-cell table:formula="of:=CHAR(IF(ROW([.V26])+COLUMN([.V26])+ 63&gt;90;ROW([.V26])+COLUMN([.V26])+ 63-26;ROW([.V26])+COLUMN([.V26])+ 63))" office:value-type="string" office:string-value="U" calcext:value-type="string">
            <text:p>U</text:p>
          </table:table-cell>
          <table:table-cell table:formula="of:=CHAR(IF(ROW([.W26])+COLUMN([.W26])+ 63&gt;90;ROW([.W26])+COLUMN([.W26])+ 63-26;ROW([.W26])+COLUMN([.W26])+ 63))" office:value-type="string" office:string-value="V" calcext:value-type="string">
            <text:p>V</text:p>
          </table:table-cell>
          <table:table-cell table:formula="of:=CHAR(IF(ROW([.X26])+COLUMN([.X26])+ 63&gt;90;ROW([.X26])+COLUMN([.X26])+ 63-26;ROW([.X26])+COLUMN([.X26])+ 63))" office:value-type="string" office:string-value="W" calcext:value-type="string">
            <text:p>W</text:p>
          </table:table-cell>
          <table:table-cell table:formula="of:=CHAR(IF(ROW([.Y26])+COLUMN([.Y26])+ 63&gt;90;ROW([.Y26])+COLUMN([.Y26])+ 63-26;ROW([.Y26])+COLUMN([.Y26])+ 63))" office:value-type="string" office:string-value="X" calcext:value-type="string">
            <text:p>X</text:p>
          </table:table-cell>
          <table:table-cell table:formula="of:=CHAR(IF(ROW([.Z26])+COLUMN([.Z26])+ 63&gt;90;ROW([.Z26])+COLUMN([.Z26])+ 63-26;ROW([.Z26])+COLUMN([.Z26])+ 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51.999792096</meta:creation-date>
    <dc:date>2018-02-26T12:35:10.163461261</dc:date>
    <meta:editing-duration>PT27S</meta:editing-duration>
    <meta:editing-cycles>1</meta:editing-cycles>
    <meta:document-statistic meta:table-count="1" meta:cell-count="712" meta:object-count="0"/>
    <meta:generator>LibreOffice/5.4.2.2$Linux_X86_64 LibreOffice_project/40m0$Build-2</meta:generator>
  </office:meta>
</office:document-meta>
</file>